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4.175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4.392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4.44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04cm"/>
    </style:style>
    <style:style style:name="co18" style:family="table-column">
      <style:table-column-properties fo:break-before="auto" style:column-width="4.366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7.632cm"/>
    </style:style>
    <style:style style:name="co21" style:family="table-column">
      <style:table-column-properties fo:break-before="auto" style:column-width="8.206cm"/>
    </style:style>
    <style:style style:name="co22" style:family="table-column">
      <style:table-column-properties fo:break-before="auto" style:column-width="10.629cm"/>
    </style:style>
    <style:style style:name="co23" style:family="table-column">
      <style:table-column-properties fo:break-before="auto" style:column-width="36.662cm"/>
    </style:style>
    <style:style style:name="co24" style:family="table-column">
      <style:table-column-properties fo:break-before="auto" style:column-width="16.212cm"/>
    </style:style>
    <style:style style:name="co25" style:family="table-column">
      <style:table-column-properties fo:break-before="auto" style:column-width="7.361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8.477cm"/>
    </style:style>
    <style:style style:name="co28" style:family="table-column">
      <style:table-column-properties fo:break-before="auto" style:column-width="8.587cm"/>
    </style:style>
    <style:style style:name="co29" style:family="table-column">
      <style:table-column-properties fo:break-before="auto" style:column-width="3.985cm"/>
    </style:style>
    <style:style style:name="co30" style:family="table-column">
      <style:table-column-properties fo:break-before="auto" style:column-width="4.501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2.323cm"/>
    </style:style>
    <style:style style:name="co33" style:family="table-column">
      <style:table-column-properties fo:break-before="auto" style:column-width="4.092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PACIENTE_ENDEREC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DT_TIME_STAMP_INS</text:p>
          </table:table-cell>
          <table:table-cell office:value-type="string" calcext:value-type="string">
            <text:p>DT_TIME_STAMP_UPD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ID_BAIRRO</text:p>
          </table:table-cell>
          <table:table-cell office:value-type="string" calcext:value-type="string">
            <text:p>ID_CIDADE</text:p>
          </table:table-cell>
          <table:table-cell office:value-type="string" calcext:value-type="string">
            <text:p>ID_ENDERECO</text:p>
          </table:table-cell>
          <table:table-cell office:value-type="string" calcext:value-type="string">
            <text:p>ID_PACIENTE</text:p>
          </table:table-cell>
          <table:table-cell office:value-type="string" calcext:value-type="string">
            <text:p>ID_PESSOA</text:p>
          </table:table-cell>
          <table:table-cell office:value-type="string" calcext:value-type="string">
            <text:p>ID_PESSOA_ENDERECO</text:p>
          </table:table-cell>
          <table:table-cell office:value-type="string" calcext:value-type="string">
            <text:p>ID_PRESTADOR_RES</text:p>
          </table:table-cell>
          <table:table-cell office:value-type="string" calcext:value-type="string">
            <text:p>ID_USER_STAMP_INS</text:p>
          </table:table-cell>
          <table:table-cell office:value-type="string" calcext:value-type="string">
            <text:p>ID_USER_STAMP_UPD</text:p>
          </table:table-cell>
          <table:table-cell office:value-type="string" calcext:value-type="string">
            <text:p>ID_TIPO_ENDERECO</text:p>
          </table:table-cell>
          <table:table-cell office:value-type="string" calcext:value-type="string">
            <text:p>ID_TIPO_LOGRADOURO</text:p>
          </table:table-cell>
          <table:table-cell office:value-type="string" calcext:value-type="string">
            <text:p>ID_UF</text:p>
          </table:table-cell>
          <table:table-cell office:value-type="string" calcext:value-type="string">
            <text:p>TX_BAIRRO</text:p>
          </table:table-cell>
          <table:table-cell office:value-type="string" calcext:value-type="string">
            <text:p>TX_CEP</text:p>
          </table:table-cell>
          <table:table-cell office:value-type="string" calcext:value-type="string">
            <text:p>TX_CEP_LIMPO</text:p>
          </table:table-cell>
          <table:table-cell office:value-type="string" calcext:value-type="string">
            <text:p>TX_CIDADE</text:p>
          </table:table-cell>
          <table:table-cell office:value-type="string" calcext:value-type="string">
            <text:p>TX_COMPLEMENTO</text:p>
          </table:table-cell>
          <table:table-cell office:value-type="string" calcext:value-type="string">
            <text:p>TX_ENDERECO</text:p>
          </table:table-cell>
          <table:table-cell office:value-type="string" calcext:value-type="string">
            <text:p>TX_LOGRADOURO</text:p>
          </table:table-cell>
          <table:table-cell office:value-type="string" calcext:value-type="string">
            <text:p>TX_LOGRADOURO_LABEL</text:p>
          </table:table-cell>
          <table:table-cell office:value-type="string" calcext:value-type="string">
            <text:p>TX_NODE_LABEL</text:p>
          </table:table-cell>
          <table:table-cell office:value-type="string" calcext:value-type="string">
            <text:p>TX_ENDERECO_LABEL</text:p>
          </table:table-cell>
          <table:table-cell office:value-type="string" calcext:value-type="string">
            <text:p>TX_NOME_PACIENTE</text:p>
          </table:table-cell>
          <table:table-cell office:value-type="string" calcext:value-type="string">
            <text:p>TX_NUMERO</text:p>
          </table:table-cell>
          <table:table-cell office:value-type="string" calcext:value-type="string">
            <text:p>TX_REFERENCIA</text:p>
          </table:table-cell>
          <table:table-cell office:value-type="string" calcext:value-type="string">
            <text:p>TX_TIME_STAMP_INS</text:p>
          </table:table-cell>
          <table:table-cell office:value-type="string" calcext:value-type="string">
            <text:p>TX_TIME_STAMP_UPD</text:p>
          </table:table-cell>
          <table:table-cell office:value-type="string" calcext:value-type="string">
            <text:p>TX_TIPO_ENDERECO</text:p>
          </table:table-cell>
          <table:table-cell office:value-type="string" calcext:value-type="string">
            <text:p>TX_TIPO_LOGRADOURO</text:p>
          </table:table-cell>
          <table:table-cell office:value-type="string" calcext:value-type="string">
            <text:p>TX_UF</text:p>
          </table:table-cell>
          <table:table-cell office:value-type="string" calcext:value-type="string">
            <text:p>TX_STATUS</text:p>
          </table:table-cell>
          <table:table-cell office:value-type="string" calcext:value-type="string">
            <text:p>ID_CONTA_REGISTRO</text:p>
          </table:table-cell>
          <table:table-cell office:value-type="string" calcext:value-type="string">
            <text:p>CD_UF</text:p>
          </table:table-cell>
        </table:table-row>
        <table:table-row table:style-name="ro1">
          <table:table-cell office:value-type="string" calcext:value-type="string">
            <text:p>2020-08-17 17:00:56.8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2951532" calcext:value-type="float">
            <text:p>2951532</text:p>
          </table:table-cell>
          <table:table-cell office:value-type="float" office:value="6959656" calcext:value-type="float">
            <text:p>6959656</text:p>
          </table:table-cell>
          <table:table-cell office:value-type="float" office:value="4563592" calcext:value-type="float">
            <text:p>4563592</text:p>
          </table:table-cell>
          <table:table-cell office:value-type="float" office:value="2982530" calcext:value-type="float">
            <text:p>298253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goas </text:p>
          </table:table-cell>
          <table:table-cell office:value-type="string" calcext:value-type="string">
            <text:p>R Alagoas </text:p>
          </table:table-cell>
          <table:table-cell office:value-type="string" calcext:value-type="string">
            <text:p>R Alagoas , 18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Alagoas , 182 <text:s/>- <text:s/>- Campos Verdes - GO&lt;/span&gt;</text:p>
          </table:table-cell>
          <table:table-cell office:value-type="string" calcext:value-type="string">
            <text:p>R Alagoas , 182 <text:s/>- <text:s/>- Campos Verdes - GO</text:p>
          </table:table-cell>
          <table:table-cell office:value-type="string" calcext:value-type="string">
            <text:p>Tomazia Joanne Souza Nev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/08/2020 17:0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4 13:50:58.6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45782" calcext:value-type="float">
            <text:p>3545782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5513991" calcext:value-type="float">
            <text:p>5513991</text:p>
          </table:table-cell>
          <table:table-cell office:value-type="float" office:value="3568878" calcext:value-type="float">
            <text:p>3568878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aldo Batista Ferreira</text:p>
          </table:table-cell>
          <table:table-cell office:value-type="string" calcext:value-type="string">
            <text:p>R Geraldo Batista Ferreira</text:p>
          </table:table-cell>
          <table:table-cell office:value-type="string" calcext:value-type="string">
            <text:p>R Geraldo Batista Ferreira, 204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Geraldo Batista Ferreira, 204 <text:s/>- <text:s/>- Santa Terezinha de Goiás - GO&lt;/span&gt;</text:p>
          </table:table-cell>
          <table:table-cell office:value-type="string" calcext:value-type="string">
            <text:p>R Geraldo Batista Ferreira, 204 <text:s/>- <text:s/>- Santa Terezinha de Goiás - GO</text:p>
          </table:table-cell>
          <table:table-cell office:value-type="string" calcext:value-type="string">
            <text:p>Débora Batista Vera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sa da Rayssa (proximo ao cemitério)</text:p>
          </table:table-cell>
          <table:table-cell office:value-type="string" calcext:value-type="string">
            <text:p>04/12/2020 13:5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4 17:32:58.5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51025" calcext:value-type="float">
            <text:p>3551025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5520564" calcext:value-type="float">
            <text:p>5520564</text:p>
          </table:table-cell>
          <table:table-cell office:value-type="float" office:value="3574104" calcext:value-type="float">
            <text:p>357410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na dita</text:p>
          </table:table-cell>
          <table:table-cell office:value-type="string" calcext:value-type="string">
            <text:p>AV dona dita</text:p>
          </table:table-cell>
          <table:table-cell office:value-type="string" calcext:value-type="string">
            <text:p>AV dona dita, 424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, 424 <text:s/>- <text:s/>- Santa Terezinha de Goiás - GO&lt;/span&gt;</text:p>
          </table:table-cell>
          <table:table-cell office:value-type="string" calcext:value-type="string">
            <text:p>AV dona dita, 424 <text:s/>- <text:s/>- Santa Terezinha de Goiás - GO</text:p>
          </table:table-cell>
          <table:table-cell office:value-type="string" calcext:value-type="string">
            <text:p>Geovana da Penha Xavier Faleiros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4/12/2020 17:3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8 11:01:16.3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10" calcext:value-type="float">
            <text:p>110</text:p>
          </table:table-cell>
          <table:table-cell office:value-type="float" office:value="3557026" calcext:value-type="float">
            <text:p>3557026</text:p>
          </table:table-cell>
          <table:table-cell office:value-type="float" office:value="7919216" calcext:value-type="float">
            <text:p>7919216</text:p>
          </table:table-cell>
          <table:table-cell office:value-type="float" office:value="5529226" calcext:value-type="float">
            <text:p>5529226</text:p>
          </table:table-cell>
          <table:table-cell office:value-type="float" office:value="3580071" calcext:value-type="float">
            <text:p>3580071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OBRADINH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d 14, conjunto B8, casa 24. </text:p>
          </table:table-cell>
          <table:table-cell office:value-type="string" calcext:value-type="string">
            <text:p>Q <text:s text:c="9"/>Qd 14, conjunto B8, casa 24. </text:p>
          </table:table-cell>
          <table:table-cell office:value-type="string" calcext:value-type="string">
            <text:p>Q <text:s text:c="9"/>Qd 14, conjunto B8, casa 24. , 24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Q <text:s text:c="9"/>Qd 14, conjunto B8, casa 24. , 24 <text:s/>- <text:s/>- SOBRADINHO - DF&lt;/span&gt;</text:p>
          </table:table-cell>
          <table:table-cell office:value-type="string" calcext:value-type="string">
            <text:p>Q <text:s text:c="9"/>Qd 14, conjunto B8, casa 24. , 24 <text:s/>- <text:s/>- SOBRADINHO - DF</text:p>
          </table:table-cell>
          <table:table-cell office:value-type="string" calcext:value-type="string">
            <text:p>Alaide Rodrigues Soar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8/12/2020 11:0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Q <text:s text:c="8"/>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DF</text:p>
          </table:table-cell>
        </table:table-row>
        <table:table-row table:style-name="ro1">
          <table:table-cell office:value-type="string" calcext:value-type="string">
            <text:p>2020-12-08 13:14:21.1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57890" calcext:value-type="float">
            <text:p>3557890</text:p>
          </table:table-cell>
          <table:table-cell office:value-type="float" office:value="7920594" calcext:value-type="float">
            <text:p>7920594</text:p>
          </table:table-cell>
          <table:table-cell office:value-type="float" office:value="5530604" calcext:value-type="float">
            <text:p>5530604</text:p>
          </table:table-cell>
          <table:table-cell office:value-type="float" office:value="3580931" calcext:value-type="float">
            <text:p>3580931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AV catalão</text:p>
          </table:table-cell>
          <table:table-cell office:value-type="string" calcext:value-type="string">
            <text:p>AV catalão, 3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talão, 300 <text:s/>- <text:s/>- Santa Terezinha de Goiás - GO&lt;/span&gt;</text:p>
          </table:table-cell>
          <table:table-cell office:value-type="string" calcext:value-type="string">
            <text:p>AV catalão, 300 <text:s/>- <text:s/>- Santa Terezinha de Goiás - GO</text:p>
          </table:table-cell>
          <table:table-cell office:value-type="string" calcext:value-type="string">
            <text:p>Abmael Ponciano de Almeid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8/12/2020 13:1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8 13:16:49.0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57894" calcext:value-type="float">
            <text:p>3557894</text:p>
          </table:table-cell>
          <table:table-cell office:value-type="float" office:value="7920604" calcext:value-type="float">
            <text:p>7920604</text:p>
          </table:table-cell>
          <table:table-cell office:value-type="float" office:value="5530614" calcext:value-type="float">
            <text:p>5530614</text:p>
          </table:table-cell>
          <table:table-cell office:value-type="float" office:value="3580935" calcext:value-type="float">
            <text:p>3580935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enida Dona Dita</text:p>
          </table:table-cell>
          <table:table-cell office:value-type="string" calcext:value-type="string">
            <text:p>AV Avenida Dona Dita</text:p>
          </table:table-cell>
          <table:table-cell office:value-type="string" calcext:value-type="string">
            <text:p>AV Avenida Dona Dita, 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enida Dona Dita, 0 <text:s/>- <text:s/>- Santa Terezinha de Goiás - GO&lt;/span&gt;</text:p>
          </table:table-cell>
          <table:table-cell office:value-type="string" calcext:value-type="string">
            <text:p>AV Avenida Dona Dita, 0 <text:s/>- <text:s/>- Santa Terezinha de Goiás - GO</text:p>
          </table:table-cell>
          <table:table-cell office:value-type="string" calcext:value-type="string">
            <text:p>Adi Navarro Landin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a do meu pai em frente a caixa</text:p>
          </table:table-cell>
          <table:table-cell office:value-type="string" calcext:value-type="string">
            <text:p>08/12/2020 13:16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8 13:21:52.8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70" calcext:value-type="float">
            <text:p>3570</text:p>
          </table:table-cell>
          <table:table-cell office:value-type="float" office:value="3557904" calcext:value-type="float">
            <text:p>3557904</text:p>
          </table:table-cell>
          <table:table-cell office:value-type="float" office:value="7920618" calcext:value-type="float">
            <text:p>7920618</text:p>
          </table:table-cell>
          <table:table-cell office:value-type="float" office:value="5530628" calcext:value-type="float">
            <text:p>5530628</text:p>
          </table:table-cell>
          <table:table-cell office:value-type="float" office:value="3580944" calcext:value-type="float">
            <text:p>358094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Pilar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ar Cruz</text:p>
          </table:table-cell>
          <table:table-cell office:value-type="string" calcext:value-type="string">
            <text:p>R Pilar Cruz</text:p>
          </table:table-cell>
          <table:table-cell office:value-type="string" calcext:value-type="string">
            <text:p>R Pilar Cruz, 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Pilar Cruz, 0 <text:s/>- <text:s/>- Pilar de Goiás - GO&lt;/span&gt;</text:p>
          </table:table-cell>
          <table:table-cell office:value-type="string" calcext:value-type="string">
            <text:p>R Pilar Cruz, 0 <text:s/>- <text:s/>- Pilar de Goiás - GO</text:p>
          </table:table-cell>
          <table:table-cell office:value-type="string" calcext:value-type="string">
            <text:p>Adelina Francisca da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8/12/2020 13:2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8 13:53:28.250</text:p>
          </table:table-cell>
          <table:table-cell office:value-type="string" calcext:value-type="string">
            <text:p>2020-12-08 13:55:08.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57958" calcext:value-type="float">
            <text:p>3557958</text:p>
          </table:table-cell>
          <table:table-cell office:value-type="float" office:value="7920664" calcext:value-type="float">
            <text:p>7920664</text:p>
          </table:table-cell>
          <table:table-cell office:value-type="float" office:value="5530674" calcext:value-type="float">
            <text:p>5530674</text:p>
          </table:table-cell>
          <table:table-cell office:value-type="float" office:value="3580997" calcext:value-type="float">
            <text:p>3580997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goa do Mato Fazenda Santa Maria</text:p>
          </table:table-cell>
          <table:table-cell office:value-type="string" calcext:value-type="string">
            <text:p>FAZ <text:s text:c="7"/>Lagoa do Mato Fazenda Santa Maria</text:p>
          </table:table-cell>
          <table:table-cell office:value-type="string" calcext:value-type="string">
            <text:p>FAZ <text:s text:c="7"/>Lagoa do Mato Fazenda Santa Maria, Rural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Lagoa do Mato Fazenda Santa Maria, Rural <text:s/>- <text:s/>- Santa Terezinha de Goiás - GO&lt;/span&gt;</text:p>
          </table:table-cell>
          <table:table-cell office:value-type="string" calcext:value-type="string">
            <text:p>FAZ <text:s text:c="7"/>Lagoa do Mato Fazenda Santa Maria, Rural <text:s/>- <text:s/>- Santa Terezinha de Goiás - GO</text:p>
          </table:table-cell>
          <table:table-cell office:value-type="string" calcext:value-type="string">
            <text:p>Ana Maria de Oliveira Sousa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8/12/2020 13:53 - EA Servicos Odontologicos Eireli</text:p>
          </table:table-cell>
          <table:table-cell office:value-type="string" calcext:value-type="string">
            <text:p>08/12/2020 13:55 - EA Servicos Odontologicos Eireli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9 09:24:04.9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58861" calcext:value-type="float">
            <text:p>3558861</text:p>
          </table:table-cell>
          <table:table-cell office:value-type="float" office:value="7924880" calcext:value-type="float">
            <text:p>7924880</text:p>
          </table:table-cell>
          <table:table-cell office:value-type="float" office:value="5534890" calcext:value-type="float">
            <text:p>5534890</text:p>
          </table:table-cell>
          <table:table-cell office:value-type="float" office:value="3581890" calcext:value-type="float">
            <text:p>358189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enida Esmeralda </text:p>
          </table:table-cell>
          <table:table-cell office:value-type="string" calcext:value-type="string">
            <text:p>AV Avenida Esmeralda </text:p>
          </table:table-cell>
          <table:table-cell office:value-type="string" calcext:value-type="string">
            <text:p>AV Avenida Esmeralda , 318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enida Esmeralda , 318 <text:s/>- <text:s/>- Santa Terezinha de Goiás - GO&lt;/span&gt;</text:p>
          </table:table-cell>
          <table:table-cell office:value-type="string" calcext:value-type="string">
            <text:p>AV Avenida Esmeralda , 318 <text:s/>- <text:s/>- Santa Terezinha de Goiás - GO</text:p>
          </table:table-cell>
          <table:table-cell office:value-type="string" calcext:value-type="string">
            <text:p>Amanda Pereira Campo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9/12/2020 09:2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9 09:44:43.590</text:p>
          </table:table-cell>
          <table:table-cell office:value-type="string" calcext:value-type="string">
            <text:p>2020-12-09 09:45:05.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59303" calcext:value-type="float">
            <text:p>3559303</text:p>
          </table:table-cell>
          <table:table-cell office:value-type="float" office:value="7926035" calcext:value-type="float">
            <text:p>7926035</text:p>
          </table:table-cell>
          <table:table-cell office:value-type="float" office:value="5536045" calcext:value-type="float">
            <text:p>5536045</text:p>
          </table:table-cell>
          <table:table-cell office:value-type="float" office:value="3582332" calcext:value-type="float">
            <text:p>3582332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ácara Pai Velho </text:p>
          </table:table-cell>
          <table:table-cell office:value-type="string" calcext:value-type="string">
            <text:p>AV Chácara Pai Velho </text:p>
          </table:table-cell>
          <table:table-cell office:value-type="string" calcext:value-type="string">
            <text:p>AV Chácara Pai Velho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hácara Pai Velho , 00000 <text:s/>- <text:s/>- Santa Terezinha de Goiás - GO&lt;/span&gt;</text:p>
          </table:table-cell>
          <table:table-cell office:value-type="string" calcext:value-type="string">
            <text:p>AV Chácara Pai Velho , 00000 <text:s/>- <text:s/>- Santa Terezinha de Goiás - GO</text:p>
          </table:table-cell>
          <table:table-cell office:value-type="string" calcext:value-type="string">
            <text:p>Alair Ribeiro de Oliv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9/12/2020 09:44 - Thaynara Monica Lima Silva</text:p>
          </table:table-cell>
          <table:table-cell office:value-type="string" calcext:value-type="string">
            <text:p>09/12/2020 09:45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9 09:52:00.0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70" calcext:value-type="float">
            <text:p>3570</text:p>
          </table:table-cell>
          <table:table-cell office:value-type="float" office:value="3559326" calcext:value-type="float">
            <text:p>3559326</text:p>
          </table:table-cell>
          <table:table-cell office:value-type="float" office:value="7926077" calcext:value-type="float">
            <text:p>7926077</text:p>
          </table:table-cell>
          <table:table-cell office:value-type="float" office:value="5536087" calcext:value-type="float">
            <text:p>5536087</text:p>
          </table:table-cell>
          <table:table-cell office:value-type="float" office:value="3582355" calcext:value-type="float">
            <text:p>358235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Pilar de Goiás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Avenida Bela Vista</text:p>
          </table:table-cell>
          <table:table-cell office:value-type="string" calcext:value-type="string">
            <text:p>AV Avenida Bela Vista</text:p>
          </table:table-cell>
          <table:table-cell office:value-type="string" calcext:value-type="string">
            <text:p>AV Avenida Bela Vista, 00000 Bair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enida Bela Vista, 00000 Bairro - <text:s/>- Pilar de Goiás - GO&lt;/span&gt;</text:p>
          </table:table-cell>
          <table:table-cell office:value-type="string" calcext:value-type="string">
            <text:p>AV Avenida Bela Vista, 00000 Bairro - <text:s/>- Pilar de Goiás - GO</text:p>
          </table:table-cell>
          <table:table-cell office:value-type="string" calcext:value-type="string">
            <text:p>Aparecida Alves Xav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9/12/2020 09:5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9 09:56:16.1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59341" calcext:value-type="float">
            <text:p>3559341</text:p>
          </table:table-cell>
          <table:table-cell office:value-type="float" office:value="7926094" calcext:value-type="float">
            <text:p>7926094</text:p>
          </table:table-cell>
          <table:table-cell office:value-type="float" office:value="5536104" calcext:value-type="float">
            <text:p>5536104</text:p>
          </table:table-cell>
          <table:table-cell office:value-type="float" office:value="3582370" calcext:value-type="float">
            <text:p>358237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José Antonio Feitosa </text:p>
          </table:table-cell>
          <table:table-cell office:value-type="string" calcext:value-type="string">
            <text:p>AV Rua José Antonio Feitosa </text:p>
          </table:table-cell>
          <table:table-cell office:value-type="string" calcext:value-type="string">
            <text:p>AV Rua José Antonio Feitosa , 22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José Antonio Feitosa , 220 <text:s/>- <text:s/>- Santa Terezinha de Goiás - GO&lt;/span&gt;</text:p>
          </table:table-cell>
          <table:table-cell office:value-type="string" calcext:value-type="string">
            <text:p>AV Rua José Antonio Feitosa , 220 <text:s/>- <text:s/>- Santa Terezinha de Goiás - GO</text:p>
          </table:table-cell>
          <table:table-cell office:value-type="string" calcext:value-type="string">
            <text:p>Ariane Cristina de Souza Arauj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9/12/2020 09:5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09 17:16:36.2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67505" calcext:value-type="float">
            <text:p>3567505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3590511" calcext:value-type="float">
            <text:p>3590511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5a qd 278</text:p>
          </table:table-cell>
          <table:table-cell office:value-type="string" calcext:value-type="string">
            <text:p>carnaiba, lt 5a qd 278</text:p>
          </table:table-cell>
          <table:table-cell office:value-type="string" calcext:value-type="string">
            <text:p>AV carnaiba, lt 5a qd 278</text:p>
          </table:table-cell>
          <table:table-cell office:value-type="string" calcext:value-type="string">
            <text:p>AV carnaiba, lt 5a qd 278, s/n lt 5a qd 278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rnaiba, lt 5a qd 278, s/n lt 5a qd 278 - <text:s/>- Santa Terezinha de Goiás - GO&lt;/span&gt;</text:p>
          </table:table-cell>
          <table:table-cell office:value-type="string" calcext:value-type="string">
            <text:p>AV carnaiba, lt 5a qd 278, s/n lt 5a qd 278 - <text:s/>- Santa Terezinha de Goiás - GO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9/12/2020 17:16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0 09:10:05.8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67786" calcext:value-type="float">
            <text:p>3567786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3590790" calcext:value-type="float">
            <text:p>359079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Perimetral, caiçara qd 1 lt 01-a </text:p>
          </table:table-cell>
          <table:table-cell office:value-type="string" calcext:value-type="string">
            <text:p>R Rua Perimetral, caiçara qd 1 lt 01-a </text:p>
          </table:table-cell>
          <table:table-cell office:value-type="string" calcext:value-type="string">
            <text:p>R Rua Perimetral, caiçara qd 1 lt 01-a , 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Perimetral, caiçara qd 1 lt 01-a , 0 <text:s/>- <text:s/>- Santa Terezinha de Goiás - GO&lt;/span&gt;</text:p>
          </table:table-cell>
          <table:table-cell office:value-type="string" calcext:value-type="string">
            <text:p>R Rua Perimetral, caiçara qd 1 lt 01-a , 0 <text:s/>- <text:s/>- Santa Terezinha de Goiás - GO</text:p>
          </table:table-cell>
          <table:table-cell office:value-type="string" calcext:value-type="string">
            <text:p>Mariana da Rocha Ferr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/12/2020 09:1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0 12:42:03.360</text:p>
          </table:table-cell>
          <table:table-cell office:value-type="string" calcext:value-type="string">
            <text:p>2020-12-10 12:42:24.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68323" calcext:value-type="float">
            <text:p>3568323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5549588" calcext:value-type="float">
            <text:p>5549588</text:p>
          </table:table-cell>
          <table:table-cell office:value-type="float" office:value="3591317" calcext:value-type="float">
            <text:p>3591317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Sao Paulo</text:p>
          </table:table-cell>
          <table:table-cell office:value-type="string" calcext:value-type="string">
            <text:p>Avenida Jose Batista, Qd 105, Lote 13</text:p>
          </table:table-cell>
          <table:table-cell office:value-type="string" calcext:value-type="string">
            <text:p>AV Avenida Jose Batista, Qd 105, Lote 13</text:p>
          </table:table-cell>
          <table:table-cell office:value-type="string" calcext:value-type="string">
            <text:p>AV Avenida Jose Batista, Qd 105, Lote 13, 236 St Sao Paul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enida Jose Batista, Qd 105, Lote 13, 236 St Sao Paulo - <text:s/>- Santa Terezinha de Goiás - GO&lt;/span&gt;</text:p>
          </table:table-cell>
          <table:table-cell office:value-type="string" calcext:value-type="string">
            <text:p>AV Avenida Jose Batista, Qd 105, Lote 13, 236 St Sao Paulo - <text:s/>- Santa Terezinha de Goiás - GO</text:p>
          </table:table-cell>
          <table:table-cell office:value-type="string" calcext:value-type="string">
            <text:p>Ravilla Cristina Ferreir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0/12/2020 12:42 - EA Servicos Odontologicos Eireli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0 14:23:38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70" calcext:value-type="float">
            <text:p>3570</text:p>
          </table:table-cell>
          <table:table-cell office:value-type="float" office:value="3568493" calcext:value-type="float">
            <text:p>3568493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5549880" calcext:value-type="float">
            <text:p>5549880</text:p>
          </table:table-cell>
          <table:table-cell office:value-type="float" office:value="3591486" calcext:value-type="float">
            <text:p>3591486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370-000</text:p>
          </table:table-cell>
          <table:table-cell office:value-type="float" office:value="76370000" calcext:value-type="float">
            <text:p>76370000</text:p>
          </table:table-cell>
          <table:table-cell office:value-type="string" calcext:value-type="string">
            <text:p>Pilar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Rio do Peixe</text:p>
          </table:table-cell>
          <table:table-cell office:value-type="string" calcext:value-type="string">
            <text:p>FAZ <text:s text:c="7"/>Fazenda Rio do Peixe</text:p>
          </table:table-cell>
          <table:table-cell office:value-type="string" calcext:value-type="string">
            <text:p>FAZ <text:s text:c="7"/>Fazenda Rio do Peixe, 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Fazenda Rio do Peixe, 0 <text:s/>- <text:s/>- Pilar de Goiás - GO&lt;/span&gt;</text:p>
          </table:table-cell>
          <table:table-cell office:value-type="string" calcext:value-type="string">
            <text:p>FAZ <text:s text:c="7"/>Fazenda Rio do Peixe, 0 <text:s/>- <text:s/>- Pilar de Goiás - GO</text:p>
          </table:table-cell>
          <table:table-cell office:value-type="string" calcext:value-type="string">
            <text:p>Deisiane José da Co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/12/2020 14:2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1 13:52:04.1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85374" calcext:value-type="float">
            <text:p>3585374</text:p>
          </table:table-cell>
          <table:table-cell office:value-type="float" office:value="7962378" calcext:value-type="float">
            <text:p>7962378</text:p>
          </table:table-cell>
          <table:table-cell office:value-type="float" office:value="5572388" calcext:value-type="float">
            <text:p>5572388</text:p>
          </table:table-cell>
          <table:table-cell office:value-type="float" office:value="3607720" calcext:value-type="float">
            <text:p>360772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Avenida Principal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AV principal</text:p>
          </table:table-cell>
          <table:table-cell office:value-type="string" calcext:value-type="string">
            <text:p>AV principal, av Avenida Principa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principal, av Avenida Principal - <text:s/>- Santa Terezinha de Goiás - GO&lt;/span&gt;</text:p>
          </table:table-cell>
          <table:table-cell office:value-type="string" calcext:value-type="string">
            <text:p>AV principal, av Avenida Principal - <text:s/>- Santa Terezinha de Goiás - GO</text:p>
          </table:table-cell>
          <table:table-cell office:value-type="string" calcext:value-type="string">
            <text:p>Fabio Junio da Luz Peixoto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Cedrolina</text:p>
          </table:table-cell>
          <table:table-cell office:value-type="string" calcext:value-type="string">
            <text:p>11/12/2020 13:5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08:57:36.9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86271" calcext:value-type="float">
            <text:p>3586271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5574162" calcext:value-type="float">
            <text:p>5574162</text:p>
          </table:table-cell>
          <table:table-cell office:value-type="float" office:value="3608609" calcext:value-type="float">
            <text:p>3608609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SAo Paulo</text:p>
          </table:table-cell>
          <table:table-cell office:value-type="string" calcext:value-type="string">
            <text:p>Lisboa, 51</text:p>
          </table:table-cell>
          <table:table-cell office:value-type="string" calcext:value-type="string">
            <text:p>AV Lisboa, 51</text:p>
          </table:table-cell>
          <table:table-cell office:value-type="string" calcext:value-type="string">
            <text:p>AV Lisboa, 51, 51 St SAo Paul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Lisboa, 51, 51 St SAo Paulo - <text:s/>- Santa Terezinha de Goiás - GO&lt;/span&gt;</text:p>
          </table:table-cell>
          <table:table-cell office:value-type="string" calcext:value-type="string">
            <text:p>AV Lisboa, 51, 51 St SAo Paulo - <text:s/>- Santa Terezinha de Goiás - GO</text:p>
          </table:table-cell>
          <table:table-cell office:value-type="string" calcext:value-type="string">
            <text:p>Luana Honorio de Souz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08:5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09:14:42.6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70" calcext:value-type="float">
            <text:p>3570</text:p>
          </table:table-cell>
          <table:table-cell office:value-type="float" office:value="3586296" calcext:value-type="float">
            <text:p>3586296</text:p>
          </table:table-cell>
          <table:table-cell office:value-type="float" office:value="7964206" calcext:value-type="float">
            <text:p>7964206</text:p>
          </table:table-cell>
          <table:table-cell office:value-type="float" office:value="5574216" calcext:value-type="float">
            <text:p>5574216</text:p>
          </table:table-cell>
          <table:table-cell office:value-type="float" office:value="3608634" calcext:value-type="float">
            <text:p>360863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370-000</text:p>
          </table:table-cell>
          <table:table-cell office:value-type="float" office:value="76370000" calcext:value-type="float">
            <text:p>76370000</text:p>
          </table:table-cell>
          <table:table-cell office:value-type="string" calcext:value-type="string">
            <text:p>Pilar de Goiás</text:p>
          </table:table-cell>
          <table:table-cell office:value-type="string" calcext:value-type="string">
            <text:p>Zona Rural de Pilar</text:p>
          </table:table-cell>
          <table:table-cell office:value-type="string" calcext:value-type="string">
            <text:p>Fazenda Envernada</text:p>
          </table:table-cell>
          <table:table-cell office:value-type="string" calcext:value-type="string">
            <text:p>FAZ <text:s text:c="7"/>Fazenda Envernada</text:p>
          </table:table-cell>
          <table:table-cell office:value-type="string" calcext:value-type="string">
            <text:p>FAZ <text:s text:c="7"/>Fazenda Envernada, 0 Zona Rural de Pilar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Fazenda Envernada, 0 Zona Rural de Pilar - <text:s/>- Pilar de Goiás - GO&lt;/span&gt;</text:p>
          </table:table-cell>
          <table:table-cell office:value-type="string" calcext:value-type="string">
            <text:p>FAZ <text:s text:c="7"/>Fazenda Envernada, 0 Zona Rural de Pilar - <text:s/>- Pilar de Goiás - GO</text:p>
          </table:table-cell>
          <table:table-cell office:value-type="string" calcext:value-type="string">
            <text:p>Aparecida Ferreira Dutra Mach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09:1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09:36:12.060</text:p>
          </table:table-cell>
          <table:table-cell office:value-type="string" calcext:value-type="string">
            <text:p>2020-12-14 09:36:20.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86340" calcext:value-type="float">
            <text:p>3586340</text:p>
          </table:table-cell>
          <table:table-cell office:value-type="float" office:value="7964286" calcext:value-type="float">
            <text:p>7964286</text:p>
          </table:table-cell>
          <table:table-cell office:value-type="float" office:value="5574296" calcext:value-type="float">
            <text:p>5574296</text:p>
          </table:table-cell>
          <table:table-cell office:value-type="float" office:value="3608677" calcext:value-type="float">
            <text:p>3608677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Jose Elias</text:p>
          </table:table-cell>
          <table:table-cell office:value-type="string" calcext:value-type="string">
            <text:p>R Rua Jose Elias</text:p>
          </table:table-cell>
          <table:table-cell office:value-type="string" calcext:value-type="string">
            <text:p>R Rua Jose Elias, 384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Jose Elias, 384 <text:s/>- <text:s/>- Santa Terezinha de Goiás - GO&lt;/span&gt;</text:p>
          </table:table-cell>
          <table:table-cell office:value-type="string" calcext:value-type="string">
            <text:p>R Rua Jose Elias, 384 <text:s/>- <text:s/>- Santa Terezinha de Goiás - GO</text:p>
          </table:table-cell>
          <table:table-cell office:value-type="string" calcext:value-type="string">
            <text:p>Aline Rodrigues de Araujo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4/12/2020 09:36 - EA Servicos Odontologicos Eireli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09:38:01.980</text:p>
          </table:table-cell>
          <table:table-cell office:value-type="string" calcext:value-type="string">
            <text:p>2020-12-14 09:38:46.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86346" calcext:value-type="float">
            <text:p>3586346</text:p>
          </table:table-cell>
          <table:table-cell office:value-type="float" office:value="7964298" calcext:value-type="float">
            <text:p>7964298</text:p>
          </table:table-cell>
          <table:table-cell office:value-type="float" office:value="5574308" calcext:value-type="float">
            <text:p>5574308</text:p>
          </table:table-cell>
          <table:table-cell office:value-type="float" office:value="3608683" calcext:value-type="float">
            <text:p>3608683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Dona Dita </text:p>
          </table:table-cell>
          <table:table-cell office:value-type="string" calcext:value-type="string">
            <text:p>AV Dona Dita </text:p>
          </table:table-cell>
          <table:table-cell office:value-type="string" calcext:value-type="string">
            <text:p>AV Dona Dita , 378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 , 378 Centro - <text:s/>- Santa Terezinha de Goiás - GO&lt;/span&gt;</text:p>
          </table:table-cell>
          <table:table-cell office:value-type="string" calcext:value-type="string">
            <text:p>AV Dona Dita , 378 Centro - <text:s/>- Santa Terezinha de Goiás - GO</text:p>
          </table:table-cell>
          <table:table-cell office:value-type="string" calcext:value-type="string">
            <text:p>Amanda Martins Araujo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Supermercado Cristal</text:p>
          </table:table-cell>
          <table:table-cell table:number-columns-repeated="2" office:value-type="string" calcext:value-type="string">
            <text:p>14/12/2020 09:38 - EA Servicos Odontologicos Eireli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09:42:20.0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86353" calcext:value-type="float">
            <text:p>3586353</text:p>
          </table:table-cell>
          <table:table-cell office:value-type="float" office:value="7964311" calcext:value-type="float">
            <text:p>7964311</text:p>
          </table:table-cell>
          <table:table-cell office:value-type="float" office:value="5574321" calcext:value-type="float">
            <text:p>5574321</text:p>
          </table:table-cell>
          <table:table-cell office:value-type="float" office:value="3608690" calcext:value-type="float">
            <text:p>360869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Esmeralda</text:p>
          </table:table-cell>
          <table:table-cell office:value-type="string" calcext:value-type="string">
            <text:p>E Qd 133 Lt 01</text:p>
          </table:table-cell>
          <table:table-cell office:value-type="string" calcext:value-type="string">
            <text:p>R E Qd 133 Lt 01</text:p>
          </table:table-cell>
          <table:table-cell office:value-type="string" calcext:value-type="string">
            <text:p>R E Qd 133 Lt 01, sn St Esmerald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E Qd 133 Lt 01, sn St Esmeralda - <text:s/>- Santa Terezinha de Goiás - GO&lt;/span&gt;</text:p>
          </table:table-cell>
          <table:table-cell office:value-type="string" calcext:value-type="string">
            <text:p>R E Qd 133 Lt 01, sn St Esmeralda - <text:s/>- Santa Terezinha de Goiás - GO</text:p>
          </table:table-cell>
          <table:table-cell office:value-type="string" calcext:value-type="string">
            <text:p>Ana Laura Silva Ribeiro 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09:4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09:49:19.9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86374" calcext:value-type="float">
            <text:p>3586374</text:p>
          </table:table-cell>
          <table:table-cell office:value-type="float" office:value="7964331" calcext:value-type="float">
            <text:p>7964331</text:p>
          </table:table-cell>
          <table:table-cell office:value-type="float" office:value="5574341" calcext:value-type="float">
            <text:p>5574341</text:p>
          </table:table-cell>
          <table:table-cell office:value-type="float" office:value="3608711" calcext:value-type="float">
            <text:p>3608711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Campo Limpo</text:p>
          </table:table-cell>
          <table:table-cell office:value-type="string" calcext:value-type="string">
            <text:p>AV Fazenda Campo Limpo</text:p>
          </table:table-cell>
          <table:table-cell office:value-type="string" calcext:value-type="string">
            <text:p>AV Fazenda Campo Limpo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Fazenda Campo Limpo, 00000 <text:s/>- <text:s/>- Santa Terezinha de Goiás - GO&lt;/span&gt;</text:p>
          </table:table-cell>
          <table:table-cell office:value-type="string" calcext:value-type="string">
            <text:p>AV Fazenda Campo Limpo, 00000 <text:s/>- <text:s/>- Santa Terezinha de Goiás - GO</text:p>
          </table:table-cell>
          <table:table-cell office:value-type="string" calcext:value-type="string">
            <text:p>Andreia Lucio Narciso Corre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09:4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09:53:19.1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86387" calcext:value-type="float">
            <text:p>3586387</text:p>
          </table:table-cell>
          <table:table-cell office:value-type="float" office:value="7964360" calcext:value-type="float">
            <text:p>7964360</text:p>
          </table:table-cell>
          <table:table-cell office:value-type="float" office:value="5574370" calcext:value-type="float">
            <text:p>5574370</text:p>
          </table:table-cell>
          <table:table-cell office:value-type="float" office:value="3608724" calcext:value-type="float">
            <text:p>360872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do Sertão</text:p>
          </table:table-cell>
          <table:table-cell office:value-type="string" calcext:value-type="string">
            <text:p>AV Rua do Sertão</text:p>
          </table:table-cell>
          <table:table-cell office:value-type="string" calcext:value-type="string">
            <text:p>AV Rua do Sertão, 217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do Sertão, 217 <text:s/>- <text:s/>- Santa Terezinha de Goiás - GO&lt;/span&gt;</text:p>
          </table:table-cell>
          <table:table-cell office:value-type="string" calcext:value-type="string">
            <text:p>AV Rua do Sertão, 217 <text:s/>- <text:s/>- Santa Terezinha de Goiás - GO</text:p>
          </table:table-cell>
          <table:table-cell office:value-type="string" calcext:value-type="string">
            <text:p>Anyele de Oliveira Lemes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09:5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09:59:15.9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86410" calcext:value-type="float">
            <text:p>3586410</text:p>
          </table:table-cell>
          <table:table-cell office:value-type="float" office:value="7964382" calcext:value-type="float">
            <text:p>7964382</text:p>
          </table:table-cell>
          <table:table-cell office:value-type="float" office:value="5574392" calcext:value-type="float">
            <text:p>5574392</text:p>
          </table:table-cell>
          <table:table-cell office:value-type="float" office:value="3608747" calcext:value-type="float">
            <text:p>3608747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 0000</text:p>
          </table:table-cell>
          <table:table-cell office:value-type="string" calcext:value-type="string">
            <text:p>AV 0000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0000, 00000 <text:s/>- <text:s/>- Santa Terezinha de Goiás - GO&lt;/span&gt;</text:p>
          </table:table-cell>
          <table:table-cell office:value-type="string" calcext:value-type="string">
            <text:p>AV 0000, 00000 <text:s/>- <text:s/>- Santa Terezinha de Goiás - GO</text:p>
          </table:table-cell>
          <table:table-cell office:value-type="string" calcext:value-type="string">
            <text:p>Benjamim Gom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09:5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0:40:19.7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839" calcext:value-type="float">
            <text:p>3839</text:p>
          </table:table-cell>
          <table:table-cell office:value-type="float" office:value="3586514" calcext:value-type="float">
            <text:p>3586514</text:p>
          </table:table-cell>
          <table:table-cell office:value-type="float" office:value="7964560" calcext:value-type="float">
            <text:p>7964560</text:p>
          </table:table-cell>
          <table:table-cell office:value-type="float" office:value="5574570" calcext:value-type="float">
            <text:p>5574570</text:p>
          </table:table-cell>
          <table:table-cell office:value-type="float" office:value="3608849" calcext:value-type="float">
            <text:p>3608849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Itapac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Vereador Helio Agra Feitosa </text:p>
          </table:table-cell>
          <table:table-cell office:value-type="string" calcext:value-type="string">
            <text:p>AV Rua Vereador Helio Agra Feitosa </text:p>
          </table:table-cell>
          <table:table-cell office:value-type="string" calcext:value-type="string">
            <text:p>AV Rua Vereador Helio Agra Feitos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Vereador Helio Agra Feitosa , 00000 <text:s/>- <text:s/>- Itapaci - GO&lt;/span&gt;</text:p>
          </table:table-cell>
          <table:table-cell office:value-type="string" calcext:value-type="string">
            <text:p>AV Rua Vereador Helio Agra Feitosa , 00000 <text:s/>- <text:s/>- Itapaci - GO</text:p>
          </table:table-cell>
          <table:table-cell office:value-type="string" calcext:value-type="string">
            <text:p>Bruno Reinaldo Ribeiro Durõ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10:4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0:51:22.380</text:p>
          </table:table-cell>
          <table:table-cell office:value-type="string" calcext:value-type="string">
            <text:p>2020-12-14 16:42:11.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86540" calcext:value-type="float">
            <text:p>3586540</text:p>
          </table:table-cell>
          <table:table-cell office:value-type="float" office:value="7964604" calcext:value-type="float">
            <text:p>7964604</text:p>
          </table:table-cell>
          <table:table-cell office:value-type="float" office:value="5574614" calcext:value-type="float">
            <text:p>5574614</text:p>
          </table:table-cell>
          <table:table-cell office:value-type="float" office:value="3608875" calcext:value-type="float">
            <text:p>3608875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11 Quadra 3 Lt 2</text:p>
          </table:table-cell>
          <table:table-cell office:value-type="string" calcext:value-type="string">
            <text:p>AV Rua11 Quadra 3 Lt 2</text:p>
          </table:table-cell>
          <table:table-cell office:value-type="string" calcext:value-type="string">
            <text:p>AV Rua11 Quadra 3 Lt 2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11 Quadra 3 Lt 2, 00000 <text:s/>- <text:s/>- Santa Terezinha de Goiás - GO&lt;/span&gt;</text:p>
          </table:table-cell>
          <table:table-cell office:value-type="string" calcext:value-type="string">
            <text:p>AV Rua11 Quadra 3 Lt 2, 00000 <text:s/>- <text:s/>- Santa Terezinha de Goiás - GO</text:p>
          </table:table-cell>
          <table:table-cell office:value-type="string" calcext:value-type="string">
            <text:p>Barbara Xavier de Aguia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o lado da Santoninha (trabalha no Ze Nildo Soares</text:p>
          </table:table-cell>
          <table:table-cell office:value-type="string" calcext:value-type="string">
            <text:p>14/12/2020 10:51 - EA Servicos Odontologicos Eireli</text:p>
          </table:table-cell>
          <table:table-cell office:value-type="string" calcext:value-type="string">
            <text:p>14/12/2020 16:42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6:37:38.387</text:p>
          </table:table-cell>
          <table:table-cell office:value-type="string" calcext:value-type="string">
            <text:p>2020-12-14 16:41:32.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0688" calcext:value-type="float">
            <text:p>3590688</text:p>
          </table:table-cell>
          <table:table-cell office:value-type="float" office:value="7969640" calcext:value-type="float">
            <text:p>7969640</text:p>
          </table:table-cell>
          <table:table-cell office:value-type="float" office:value="5579650" calcext:value-type="float">
            <text:p>5579650</text:p>
          </table:table-cell>
          <table:table-cell office:value-type="float" office:value="3612590" calcext:value-type="float">
            <text:p>3612590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11, Qd 3, Lt 2</text:p>
          </table:table-cell>
          <table:table-cell office:value-type="string" calcext:value-type="string">
            <text:p>AV Rua 11, Qd 3, Lt 2</text:p>
          </table:table-cell>
          <table:table-cell office:value-type="string" calcext:value-type="string">
            <text:p>AV Rua 11, Qd 3, Lt 2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11, Qd 3, Lt 2, 00000 <text:s/>- <text:s/>- Santa Terezinha de Goiás - GO&lt;/span&gt;</text:p>
          </table:table-cell>
          <table:table-cell office:value-type="string" calcext:value-type="string">
            <text:p>AV Rua 11, Qd 3, Lt 2, 00000 <text:s/>- <text:s/>- Santa Terezinha de Goiás - GO</text:p>
          </table:table-cell>
          <table:table-cell office:value-type="string" calcext:value-type="string">
            <text:p>Vitória Camila Moreira dos 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o lado da Santaninha</text:p>
          </table:table-cell>
          <table:table-cell office:value-type="string" calcext:value-type="string">
            <text:p>14/12/2020 16:37 - Thaynara Monica Lima Silva</text:p>
          </table:table-cell>
          <table:table-cell office:value-type="string" calcext:value-type="string">
            <text:p>14/12/2020 16:41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6:40:45.0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0696" calcext:value-type="float">
            <text:p>3590696</text:p>
          </table:table-cell>
          <table:table-cell office:value-type="float" office:value="7969660" calcext:value-type="float">
            <text:p>7969660</text:p>
          </table:table-cell>
          <table:table-cell office:value-type="float" office:value="5579670" calcext:value-type="float">
            <text:p>5579670</text:p>
          </table:table-cell>
          <table:table-cell office:value-type="float" office:value="3612598" calcext:value-type="float">
            <text:p>361259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11, Qd 3. Lt 2</text:p>
          </table:table-cell>
          <table:table-cell office:value-type="string" calcext:value-type="string">
            <text:p>AV Rua 11, Qd 3. Lt 2</text:p>
          </table:table-cell>
          <table:table-cell office:value-type="string" calcext:value-type="string">
            <text:p>AV Rua 11, Qd 3. Lt 2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11, Qd 3. Lt 2, 00000 <text:s/>- <text:s/>- Santa Terezinha de Goiás - GO&lt;/span&gt;</text:p>
          </table:table-cell>
          <table:table-cell office:value-type="string" calcext:value-type="string">
            <text:p>AV Rua 11, Qd 3. Lt 2, 00000 <text:s/>- <text:s/>- Santa Terezinha de Goiás - GO</text:p>
          </table:table-cell>
          <table:table-cell office:value-type="string" calcext:value-type="string">
            <text:p>Ana Júlia Moreira dos Sant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o lado da Santaninha</text:p>
          </table:table-cell>
          <table:table-cell office:value-type="string" calcext:value-type="string">
            <text:p>14/12/2020 16:4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6:46:21.6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0706" calcext:value-type="float">
            <text:p>3590706</text:p>
          </table:table-cell>
          <table:table-cell office:value-type="float" office:value="7969678" calcext:value-type="float">
            <text:p>7969678</text:p>
          </table:table-cell>
          <table:table-cell office:value-type="float" office:value="5579688" calcext:value-type="float">
            <text:p>5579688</text:p>
          </table:table-cell>
          <table:table-cell office:value-type="float" office:value="3612608" calcext:value-type="float">
            <text:p>361260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Jose Humberto Sobrinho</text:p>
          </table:table-cell>
          <table:table-cell office:value-type="string" calcext:value-type="string">
            <text:p>AV Rua Jose Humberto Sobrinho</text:p>
          </table:table-cell>
          <table:table-cell office:value-type="string" calcext:value-type="string">
            <text:p>AV Rua Jose Humberto Sobrinho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Jose Humberto Sobrinho, 00000 <text:s/>- <text:s/>- Santa Terezinha de Goiás - GO&lt;/span&gt;</text:p>
          </table:table-cell>
          <table:table-cell office:value-type="string" calcext:value-type="string">
            <text:p>AV Rua Jose Humberto Sobrinho, 00000 <text:s/>- <text:s/>- Santa Terezinha de Goiás - GO</text:p>
          </table:table-cell>
          <table:table-cell office:value-type="string" calcext:value-type="string">
            <text:p>Breno Tavares dos 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16:4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6:50:16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0716" calcext:value-type="float">
            <text:p>3590716</text:p>
          </table:table-cell>
          <table:table-cell office:value-type="float" office:value="7969706" calcext:value-type="float">
            <text:p>7969706</text:p>
          </table:table-cell>
          <table:table-cell office:value-type="float" office:value="5579716" calcext:value-type="float">
            <text:p>5579716</text:p>
          </table:table-cell>
          <table:table-cell office:value-type="float" office:value="3612618" calcext:value-type="float">
            <text:p>361261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. Jose Elias </text:p>
          </table:table-cell>
          <table:table-cell office:value-type="string" calcext:value-type="string">
            <text:p>AV Av. Jose Elias </text:p>
          </table:table-cell>
          <table:table-cell office:value-type="string" calcext:value-type="string">
            <text:p>AV Av. Jose Elias , 325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. Jose Elias , 325 <text:s/>- <text:s/>- Santa Terezinha de Goiás - GO&lt;/span&gt;</text:p>
          </table:table-cell>
          <table:table-cell office:value-type="string" calcext:value-type="string">
            <text:p>AV Av. Jose Elias , 325 <text:s/>- <text:s/>- Santa Terezinha de Goiás - GO</text:p>
          </table:table-cell>
          <table:table-cell office:value-type="string" calcext:value-type="string">
            <text:p>Beatriz Avelino da Silva Galvão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16:5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6:53:41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0724" calcext:value-type="float">
            <text:p>3590724</text:p>
          </table:table-cell>
          <table:table-cell office:value-type="float" office:value="7969718" calcext:value-type="float">
            <text:p>7969718</text:p>
          </table:table-cell>
          <table:table-cell office:value-type="float" office:value="5579728" calcext:value-type="float">
            <text:p>5579728</text:p>
          </table:table-cell>
          <table:table-cell office:value-type="float" office:value="3612626" calcext:value-type="float">
            <text:p>361262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. Fernando de Araujo 52</text:p>
          </table:table-cell>
          <table:table-cell office:value-type="string" calcext:value-type="string">
            <text:p>AV Av. Fernando de Araujo 52</text:p>
          </table:table-cell>
          <table:table-cell office:value-type="string" calcext:value-type="string">
            <text:p>AV Av. Fernando de Araujo 52, 5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. Fernando de Araujo 52, 52 <text:s/>- <text:s/>- Santa Terezinha de Goiás - GO&lt;/span&gt;</text:p>
          </table:table-cell>
          <table:table-cell office:value-type="string" calcext:value-type="string">
            <text:p>AV Av. Fernando de Araujo 52, 52 <text:s/>- <text:s/>- Santa Terezinha de Goiás - GO</text:p>
          </table:table-cell>
          <table:table-cell office:value-type="string" calcext:value-type="string">
            <text:p>Barbara Daniela Alves Teixeir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16:5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6:57:10.1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0734" calcext:value-type="float">
            <text:p>3590734</text:p>
          </table:table-cell>
          <table:table-cell office:value-type="float" office:value="7969731" calcext:value-type="float">
            <text:p>7969731</text:p>
          </table:table-cell>
          <table:table-cell office:value-type="float" office:value="5579741" calcext:value-type="float">
            <text:p>5579741</text:p>
          </table:table-cell>
          <table:table-cell office:value-type="float" office:value="3612636" calcext:value-type="float">
            <text:p>361263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do Sertão St São Paulo</text:p>
          </table:table-cell>
          <table:table-cell office:value-type="string" calcext:value-type="string">
            <text:p>AV Rua do Sertão St São Paulo</text:p>
          </table:table-cell>
          <table:table-cell office:value-type="string" calcext:value-type="string">
            <text:p>AV Rua do Sertão St São Paulo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do Sertão St São Paulo, 00000 <text:s/>- <text:s/>- Santa Terezinha de Goiás - GO&lt;/span&gt;</text:p>
          </table:table-cell>
          <table:table-cell office:value-type="string" calcext:value-type="string">
            <text:p>AV Rua do Sertão St São Paulo, 00000 <text:s/>- <text:s/>- Santa Terezinha de Goiás - GO</text:p>
          </table:table-cell>
          <table:table-cell office:value-type="string" calcext:value-type="string">
            <text:p>Camilla Mikaella Lopes da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16:57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7:05:17.0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9733" calcext:value-type="float">
            <text:p>9733</text:p>
          </table:table-cell>
          <table:table-cell office:value-type="float" office:value="3590749" calcext:value-type="float">
            <text:p>3590749</text:p>
          </table:table-cell>
          <table:table-cell office:value-type="float" office:value="7969752" calcext:value-type="float">
            <text:p>7969752</text:p>
          </table:table-cell>
          <table:table-cell office:value-type="float" office:value="5579762" calcext:value-type="float">
            <text:p>5579762</text:p>
          </table:table-cell>
          <table:table-cell office:value-type="float" office:value="3612650" calcext:value-type="float">
            <text:p>361265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Lucilând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. Brasil </text:p>
          </table:table-cell>
          <table:table-cell office:value-type="string" calcext:value-type="string">
            <text:p>AV Av. Brasil </text:p>
          </table:table-cell>
          <table:table-cell office:value-type="string" calcext:value-type="string">
            <text:p>AV Av. Brasil , 1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. Brasil , 12 <text:s/>- <text:s/>- Lucilândia - GO&lt;/span&gt;</text:p>
          </table:table-cell>
          <table:table-cell office:value-type="string" calcext:value-type="string">
            <text:p>AV Av. Brasil , 12 <text:s/>- <text:s/>- Lucilândia - GO</text:p>
          </table:table-cell>
          <table:table-cell office:value-type="string" calcext:value-type="string">
            <text:p>Cleiton Jose da Silv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17:0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4 17:09:48.2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839" calcext:value-type="float">
            <text:p>3839</text:p>
          </table:table-cell>
          <table:table-cell office:value-type="float" office:value="3590760" calcext:value-type="float">
            <text:p>3590760</text:p>
          </table:table-cell>
          <table:table-cell office:value-type="float" office:value="7969787" calcext:value-type="float">
            <text:p>7969787</text:p>
          </table:table-cell>
          <table:table-cell office:value-type="float" office:value="5579797" calcext:value-type="float">
            <text:p>5579797</text:p>
          </table:table-cell>
          <table:table-cell office:value-type="float" office:value="3612661" calcext:value-type="float">
            <text:p>361266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Itapac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Erico Verissimo</text:p>
          </table:table-cell>
          <table:table-cell office:value-type="string" calcext:value-type="string">
            <text:p>AV Rua Erico Verissimo</text:p>
          </table:table-cell>
          <table:table-cell office:value-type="string" calcext:value-type="string">
            <text:p>AV Rua Erico Verissimo, 98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Erico Verissimo, 98 <text:s/>- <text:s/>- Itapaci - GO&lt;/span&gt;</text:p>
          </table:table-cell>
          <table:table-cell office:value-type="string" calcext:value-type="string">
            <text:p>AV Rua Erico Verissimo, 98 <text:s/>- <text:s/>- Itapaci - GO</text:p>
          </table:table-cell>
          <table:table-cell office:value-type="string" calcext:value-type="string">
            <text:p>Cleber de Sousa Pereir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12/2020 17:09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3:20:03.2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4651" calcext:value-type="float">
            <text:p>3594651</text:p>
          </table:table-cell>
          <table:table-cell office:value-type="float" office:value="7976939" calcext:value-type="float">
            <text:p>7976939</text:p>
          </table:table-cell>
          <table:table-cell office:value-type="float" office:value="5586949" calcext:value-type="float">
            <text:p>5586949</text:p>
          </table:table-cell>
          <table:table-cell office:value-type="float" office:value="3616461" calcext:value-type="float">
            <text:p>3616461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radentes, 326</text:p>
          </table:table-cell>
          <table:table-cell office:value-type="string" calcext:value-type="string">
            <text:p>AV Tiradentes, 326</text:p>
          </table:table-cell>
          <table:table-cell office:value-type="string" calcext:value-type="string">
            <text:p>AV Tiradentes, 326, s/n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, 326, s/n Centro - <text:s/>- Santa Terezinha de Goiás - GO&lt;/span&gt;</text:p>
          </table:table-cell>
          <table:table-cell office:value-type="string" calcext:value-type="string">
            <text:p>AV Tiradentes, 326, s/n Centro - <text:s/>- Santa Terezinha de Goiás - GO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asa do Ditinho</text:p>
          </table:table-cell>
          <table:table-cell office:value-type="string" calcext:value-type="string">
            <text:p>15/12/2020 13:2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5:30:09.1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4957" calcext:value-type="float">
            <text:p>3594957</text:p>
          </table:table-cell>
          <table:table-cell office:value-type="float" office:value="7977489" calcext:value-type="float">
            <text:p>7977489</text:p>
          </table:table-cell>
          <table:table-cell office:value-type="float" office:value="5587499" calcext:value-type="float">
            <text:p>5587499</text:p>
          </table:table-cell>
          <table:table-cell office:value-type="float" office:value="3616766" calcext:value-type="float">
            <text:p>361676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enida Dona Dita</text:p>
          </table:table-cell>
          <table:table-cell office:value-type="string" calcext:value-type="string">
            <text:p>AV Avenida Dona Dita</text:p>
          </table:table-cell>
          <table:table-cell office:value-type="string" calcext:value-type="string">
            <text:p>AV Avenida Dona Dita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enida Dona Dita, 00000 <text:s/>- <text:s/>- Santa Terezinha de Goiás - GO&lt;/span&gt;</text:p>
          </table:table-cell>
          <table:table-cell office:value-type="string" calcext:value-type="string">
            <text:p>AV Avenida Dona Dita, 00000 <text:s/>- <text:s/>- Santa Terezinha de Goiás - GO</text:p>
          </table:table-cell>
          <table:table-cell office:value-type="string" calcext:value-type="string">
            <text:p>Claudio Marcio dos Sant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5:3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5:36:02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4972" calcext:value-type="float">
            <text:p>3594972</text:p>
          </table:table-cell>
          <table:table-cell office:value-type="float" office:value="7977515" calcext:value-type="float">
            <text:p>7977515</text:p>
          </table:table-cell>
          <table:table-cell office:value-type="float" office:value="5587525" calcext:value-type="float">
            <text:p>5587525</text:p>
          </table:table-cell>
          <table:table-cell office:value-type="float" office:value="3616781" calcext:value-type="float">
            <text:p>361678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Emanuel Redondo </text:p>
          </table:table-cell>
          <table:table-cell office:value-type="string" calcext:value-type="string">
            <text:p>AV Rua Emanuel Redondo </text:p>
          </table:table-cell>
          <table:table-cell office:value-type="string" calcext:value-type="string">
            <text:p>AV Rua Emanuel Redondo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Emanuel Redondo , 00000 <text:s/>- <text:s/>- Santa Terezinha de Goiás - GO&lt;/span&gt;</text:p>
          </table:table-cell>
          <table:table-cell office:value-type="string" calcext:value-type="string">
            <text:p>AV Rua Emanuel Redondo , 00000 <text:s/>- <text:s/>- Santa Terezinha de Goiás - GO</text:p>
          </table:table-cell>
          <table:table-cell office:value-type="string" calcext:value-type="string">
            <text:p>Cleuzair Alves Teixeira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óximo a garagem </text:p>
          </table:table-cell>
          <table:table-cell office:value-type="string" calcext:value-type="string">
            <text:p>15/12/2020 15:3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5:39:49.370</text:p>
          </table:table-cell>
          <table:table-cell office:value-type="string" calcext:value-type="string">
            <text:p>2020-12-15 15:40:31.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4981" calcext:value-type="float">
            <text:p>3594981</text:p>
          </table:table-cell>
          <table:table-cell office:value-type="float" office:value="7977540" calcext:value-type="float">
            <text:p>7977540</text:p>
          </table:table-cell>
          <table:table-cell office:value-type="float" office:value="5587550" calcext:value-type="float">
            <text:p>5587550</text:p>
          </table:table-cell>
          <table:table-cell office:value-type="float" office:value="3616790" calcext:value-type="float">
            <text:p>3616790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naiba, Centro</text:p>
          </table:table-cell>
          <table:table-cell office:value-type="string" calcext:value-type="string">
            <text:p>AV Carnaiba, Centro</text:p>
          </table:table-cell>
          <table:table-cell office:value-type="string" calcext:value-type="string">
            <text:p>AV Carnaiba, Centro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rnaiba, Centro, 00000 <text:s/>- <text:s/>- Santa Terezinha de Goiás - GO&lt;/span&gt;</text:p>
          </table:table-cell>
          <table:table-cell office:value-type="string" calcext:value-type="string">
            <text:p>AV Carnaiba, Centro, 00000 <text:s/>- <text:s/>- Santa Terezinha de Goiás - GO</text:p>
          </table:table-cell>
          <table:table-cell office:value-type="string" calcext:value-type="string">
            <text:p>Cristia De Paula Cordeiro Ma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5:39 - Thaynara Monica Lima Silva</text:p>
          </table:table-cell>
          <table:table-cell office:value-type="string" calcext:value-type="string">
            <text:p>15/12/2020 15:40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5:50:50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011" calcext:value-type="float">
            <text:p>3595011</text:p>
          </table:table-cell>
          <table:table-cell office:value-type="float" office:value="7977583" calcext:value-type="float">
            <text:p>7977583</text:p>
          </table:table-cell>
          <table:table-cell office:value-type="float" office:value="5587593" calcext:value-type="float">
            <text:p>5587593</text:p>
          </table:table-cell>
          <table:table-cell office:value-type="float" office:value="3616820" calcext:value-type="float">
            <text:p>361682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Ipameri, Palmas </text:p>
          </table:table-cell>
          <table:table-cell office:value-type="string" calcext:value-type="string">
            <text:p>AV Rua Ipameri, Palmas </text:p>
          </table:table-cell>
          <table:table-cell office:value-type="string" calcext:value-type="string">
            <text:p>AV Rua Ipameri, Palmas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Ipameri, Palmas , 00000 <text:s/>- <text:s/>- Santa Terezinha de Goiás - GO&lt;/span&gt;</text:p>
          </table:table-cell>
          <table:table-cell office:value-type="string" calcext:value-type="string">
            <text:p>AV Rua Ipameri, Palmas , 00000 <text:s/>- <text:s/>- Santa Terezinha de Goiás - GO</text:p>
          </table:table-cell>
          <table:table-cell office:value-type="string" calcext:value-type="string">
            <text:p>Carlos Xavier Pissar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5:5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5:53:21.0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017" calcext:value-type="float">
            <text:p>3595017</text:p>
          </table:table-cell>
          <table:table-cell office:value-type="float" office:value="7977605" calcext:value-type="float">
            <text:p>7977605</text:p>
          </table:table-cell>
          <table:table-cell office:value-type="float" office:value="5587615" calcext:value-type="float">
            <text:p>5587615</text:p>
          </table:table-cell>
          <table:table-cell office:value-type="float" office:value="3616826" calcext:value-type="float">
            <text:p>361682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. Caiçara Centro</text:p>
          </table:table-cell>
          <table:table-cell office:value-type="string" calcext:value-type="string">
            <text:p>AV Av. Caiçara Centro</text:p>
          </table:table-cell>
          <table:table-cell office:value-type="string" calcext:value-type="string">
            <text:p>AV Av. Caiçara Centro, 253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. Caiçara Centro, 253 <text:s/>- <text:s/>- Santa Terezinha de Goiás - GO&lt;/span&gt;</text:p>
          </table:table-cell>
          <table:table-cell office:value-type="string" calcext:value-type="string">
            <text:p>AV Av. Caiçara Centro, 253 <text:s/>- <text:s/>- Santa Terezinha de Goiás - GO</text:p>
          </table:table-cell>
          <table:table-cell office:value-type="string" calcext:value-type="string">
            <text:p>Claudia Xavier Ferreiro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5:5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5:56:04.2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027" calcext:value-type="float">
            <text:p>3595027</text:p>
          </table:table-cell>
          <table:table-cell office:value-type="float" office:value="7977616" calcext:value-type="float">
            <text:p>7977616</text:p>
          </table:table-cell>
          <table:table-cell office:value-type="float" office:value="5587626" calcext:value-type="float">
            <text:p>5587626</text:p>
          </table:table-cell>
          <table:table-cell office:value-type="float" office:value="3616836" calcext:value-type="float">
            <text:p>361683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orno </text:p>
          </table:table-cell>
          <table:table-cell office:value-type="string" calcext:value-type="string">
            <text:p>AV Contorno </text:p>
          </table:table-cell>
          <table:table-cell office:value-type="string" calcext:value-type="string">
            <text:p>AV Contorno , 31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ontorno , 312 <text:s/>- <text:s/>- Santa Terezinha de Goiás - GO&lt;/span&gt;</text:p>
          </table:table-cell>
          <table:table-cell office:value-type="string" calcext:value-type="string">
            <text:p>AV Contorno , 312 <text:s/>- <text:s/>- Santa Terezinha de Goiás - GO</text:p>
          </table:table-cell>
          <table:table-cell office:value-type="string" calcext:value-type="string">
            <text:p>Claudio Oliveira Nunes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5:5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5:58:18.9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034" calcext:value-type="float">
            <text:p>3595034</text:p>
          </table:table-cell>
          <table:table-cell office:value-type="float" office:value="7977632" calcext:value-type="float">
            <text:p>7977632</text:p>
          </table:table-cell>
          <table:table-cell office:value-type="float" office:value="5587642" calcext:value-type="float">
            <text:p>5587642</text:p>
          </table:table-cell>
          <table:table-cell office:value-type="float" office:value="3616843" calcext:value-type="float">
            <text:p>361684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Nivaldo Pereira Machado</text:p>
          </table:table-cell>
          <table:table-cell office:value-type="string" calcext:value-type="string">
            <text:p>AV Rua Nivaldo Pereira Machado</text:p>
          </table:table-cell>
          <table:table-cell office:value-type="string" calcext:value-type="string">
            <text:p>AV Rua Nivaldo Pereira Machado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Nivaldo Pereira Machado, 00000 <text:s/>- <text:s/>- Santa Terezinha de Goiás - GO&lt;/span&gt;</text:p>
          </table:table-cell>
          <table:table-cell office:value-type="string" calcext:value-type="string">
            <text:p>AV Rua Nivaldo Pereira Machado, 00000 <text:s/>- <text:s/>- Santa Terezinha de Goiás - GO</text:p>
          </table:table-cell>
          <table:table-cell office:value-type="string" calcext:value-type="string">
            <text:p>Cleiton Marques Far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5:5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6:11:10.0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066" calcext:value-type="float">
            <text:p>3595066</text:p>
          </table:table-cell>
          <table:table-cell office:value-type="float" office:value="7977707" calcext:value-type="float">
            <text:p>7977707</text:p>
          </table:table-cell>
          <table:table-cell office:value-type="float" office:value="5587717" calcext:value-type="float">
            <text:p>5587717</text:p>
          </table:table-cell>
          <table:table-cell office:value-type="float" office:value="3616875" calcext:value-type="float">
            <text:p>361687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Fernando de Araujo </text:p>
          </table:table-cell>
          <table:table-cell office:value-type="string" calcext:value-type="string">
            <text:p>AV Rua Fernando de Araujo </text:p>
          </table:table-cell>
          <table:table-cell office:value-type="string" calcext:value-type="string">
            <text:p>AV Rua Fernando de Araujo , 206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Fernando de Araujo , 206 <text:s/>- <text:s/>- Santa Terezinha de Goiás - GO&lt;/span&gt;</text:p>
          </table:table-cell>
          <table:table-cell office:value-type="string" calcext:value-type="string">
            <text:p>AV Rua Fernando de Araujo , 206 <text:s/>- <text:s/>- Santa Terezinha de Goiás - GO</text:p>
          </table:table-cell>
          <table:table-cell office:value-type="string" calcext:value-type="string">
            <text:p>Dhian Carlos Venâncio Santos 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6:1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6:12:59.777</text:p>
          </table:table-cell>
          <table:table-cell office:value-type="string" calcext:value-type="string">
            <text:p>2020-12-15 16:13:22.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071" calcext:value-type="float">
            <text:p>3595071</text:p>
          </table:table-cell>
          <table:table-cell office:value-type="float" office:value="7977712" calcext:value-type="float">
            <text:p>7977712</text:p>
          </table:table-cell>
          <table:table-cell office:value-type="float" office:value="5587722" calcext:value-type="float">
            <text:p>5587722</text:p>
          </table:table-cell>
          <table:table-cell office:value-type="float" office:value="3616880" calcext:value-type="float">
            <text:p>3616880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na Dita, Centro</text:p>
          </table:table-cell>
          <table:table-cell office:value-type="string" calcext:value-type="string">
            <text:p>AV Dona Dita, Centro</text:p>
          </table:table-cell>
          <table:table-cell office:value-type="string" calcext:value-type="string">
            <text:p>AV Dona Dita, Centro, 38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, Centro, 380 <text:s/>- <text:s/>- Santa Terezinha de Goiás - GO&lt;/span&gt;</text:p>
          </table:table-cell>
          <table:table-cell office:value-type="string" calcext:value-type="string">
            <text:p>AV Dona Dita, Centro, 380 <text:s/>- <text:s/>- Santa Terezinha de Goiás - GO</text:p>
          </table:table-cell>
          <table:table-cell office:value-type="string" calcext:value-type="string">
            <text:p>David Guilherme de Lima 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6:12 - Thaynara Monica Lima Silva</text:p>
          </table:table-cell>
          <table:table-cell office:value-type="string" calcext:value-type="string">
            <text:p>15/12/2020 16:13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6:24:24.6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100" calcext:value-type="float">
            <text:p>3595100</text:p>
          </table:table-cell>
          <table:table-cell office:value-type="float" office:value="7977759" calcext:value-type="float">
            <text:p>7977759</text:p>
          </table:table-cell>
          <table:table-cell office:value-type="float" office:value="5587769" calcext:value-type="float">
            <text:p>5587769</text:p>
          </table:table-cell>
          <table:table-cell office:value-type="float" office:value="3616909" calcext:value-type="float">
            <text:p>361690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Araras</text:p>
          </table:table-cell>
          <table:table-cell office:value-type="string" calcext:value-type="string">
            <text:p>FAZ <text:s text:c="7"/>Fazenda Araras</text:p>
          </table:table-cell>
          <table:table-cell office:value-type="string" calcext:value-type="string">
            <text:p>FAZ <text:s text:c="7"/>Fazenda Araras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Fazenda Araras, 00000 <text:s/>- <text:s/>- Santa Terezinha de Goiás - GO&lt;/span&gt;</text:p>
          </table:table-cell>
          <table:table-cell office:value-type="string" calcext:value-type="string">
            <text:p>FAZ <text:s text:c="7"/>Fazenda Araras, 00000 <text:s/>- <text:s/>- Santa Terezinha de Goiás - GO</text:p>
          </table:table-cell>
          <table:table-cell office:value-type="string" calcext:value-type="string">
            <text:p>Diogo Batista da Silv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6:2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6:28:52.190</text:p>
          </table:table-cell>
          <table:table-cell office:value-type="string" calcext:value-type="string">
            <text:p>2020-12-15 16:29:40.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110" calcext:value-type="float">
            <text:p>3595110</text:p>
          </table:table-cell>
          <table:table-cell office:value-type="float" office:value="7977779" calcext:value-type="float">
            <text:p>7977779</text:p>
          </table:table-cell>
          <table:table-cell office:value-type="float" office:value="5587789" calcext:value-type="float">
            <text:p>5587789</text:p>
          </table:table-cell>
          <table:table-cell office:value-type="float" office:value="3616919" calcext:value-type="float">
            <text:p>3616919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talão, Centro</text:p>
          </table:table-cell>
          <table:table-cell office:value-type="string" calcext:value-type="string">
            <text:p>AV Catalão, Centro</text:p>
          </table:table-cell>
          <table:table-cell office:value-type="string" calcext:value-type="string">
            <text:p>AV Catalão, Centro, 241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talão, Centro, 241 <text:s/>- <text:s/>- Santa Terezinha de Goiás - GO&lt;/span&gt;</text:p>
          </table:table-cell>
          <table:table-cell office:value-type="string" calcext:value-type="string">
            <text:p>AV Catalão, Centro, 241 <text:s/>- <text:s/>- Santa Terezinha de Goiás - GO</text:p>
          </table:table-cell>
          <table:table-cell office:value-type="string" calcext:value-type="string">
            <text:p>Daniela Wilena M. Sousa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6:28 - Thaynara Monica Lima Silva</text:p>
          </table:table-cell>
          <table:table-cell office:value-type="string" calcext:value-type="string">
            <text:p>15/12/2020 16:29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6:32:52.5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121" calcext:value-type="float">
            <text:p>3595121</text:p>
          </table:table-cell>
          <table:table-cell office:value-type="float" office:value="7977795" calcext:value-type="float">
            <text:p>7977795</text:p>
          </table:table-cell>
          <table:table-cell office:value-type="float" office:value="5587805" calcext:value-type="float">
            <text:p>5587805</text:p>
          </table:table-cell>
          <table:table-cell office:value-type="float" office:value="3616930" calcext:value-type="float">
            <text:p>361693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Lisboa </text:p>
          </table:table-cell>
          <table:table-cell office:value-type="string" calcext:value-type="string">
            <text:p>AV Rua Lisboa </text:p>
          </table:table-cell>
          <table:table-cell office:value-type="string" calcext:value-type="string">
            <text:p>AV Rua Lisboa , 2 Qd1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Lisboa , 2 Qd1 <text:s/>- <text:s/>- Santa Terezinha de Goiás - GO&lt;/span&gt;</text:p>
          </table:table-cell>
          <table:table-cell office:value-type="string" calcext:value-type="string">
            <text:p>AV Rua Lisboa , 2 Qd1 <text:s/>- <text:s/>- Santa Terezinha de Goiás - GO</text:p>
          </table:table-cell>
          <table:table-cell office:value-type="string" calcext:value-type="string">
            <text:p>Delmari Vieira de Castro</text:p>
          </table:table-cell>
          <table:table-cell office:value-type="string" calcext:value-type="string">
            <text:p>2 Q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6:3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6:41:18.9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139" calcext:value-type="float">
            <text:p>3595139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5587838" calcext:value-type="float">
            <text:p>5587838</text:p>
          </table:table-cell>
          <table:table-cell office:value-type="float" office:value="3616948" calcext:value-type="float">
            <text:p>361694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3, Qd 79 </text:p>
          </table:table-cell>
          <table:table-cell office:value-type="string" calcext:value-type="string">
            <text:p>Catalão </text:p>
          </table:table-cell>
          <table:table-cell office:value-type="string" calcext:value-type="string">
            <text:p>AV Catalão </text:p>
          </table:table-cell>
          <table:table-cell office:value-type="string" calcext:value-type="string">
            <text:p>AV Catalão , 223 <text:s text:c="2"/>Lt 3, Qd 79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talão , 223 <text:s text:c="2"/>Lt 3, Qd 79 <text:s/>- <text:s/>- Santa Terezinha de Goiás - GO&lt;/span&gt;</text:p>
          </table:table-cell>
          <table:table-cell office:value-type="string" calcext:value-type="string">
            <text:p>AV Catalão , 223 <text:s text:c="2"/>Lt 3, Qd 79 <text:s/>- <text:s/>- Santa Terezinha de Goiás - GO</text:p>
          </table:table-cell>
          <table:table-cell office:value-type="string" calcext:value-type="string">
            <text:p>Daniel Victor de Andrade Guimarães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6:4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5 16:51:30.460</text:p>
          </table:table-cell>
          <table:table-cell office:value-type="string" calcext:value-type="string">
            <text:p>2020-12-15 16:52:34.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595161" calcext:value-type="float">
            <text:p>3595161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5587872" calcext:value-type="float">
            <text:p>5587872</text:p>
          </table:table-cell>
          <table:table-cell office:value-type="float" office:value="3616967" calcext:value-type="float">
            <text:p>3616967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57. Lt 4</text:p>
          </table:table-cell>
          <table:table-cell office:value-type="string" calcext:value-type="string">
            <text:p>Fernando de Araujo. Setor Esmeralda </text:p>
          </table:table-cell>
          <table:table-cell office:value-type="string" calcext:value-type="string">
            <text:p>AV Fernando de Araujo. Setor Esmeralda </text:p>
          </table:table-cell>
          <table:table-cell office:value-type="string" calcext:value-type="string">
            <text:p>AV Fernando de Araujo. Setor Esmeralda , 226 Qd 57. Lt 4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Fernando de Araujo. Setor Esmeralda , 226 Qd 57. Lt 4 - <text:s/>- Santa Terezinha de Goiás - GO&lt;/span&gt;</text:p>
          </table:table-cell>
          <table:table-cell office:value-type="string" calcext:value-type="string">
            <text:p>AV Fernando de Araujo. Setor Esmeralda , 226 Qd 57. Lt 4 - <text:s/>- Santa Terezinha de Goiás - GO</text:p>
          </table:table-cell>
          <table:table-cell office:value-type="string" calcext:value-type="string">
            <text:p>Dhiogenes Venâncio aguia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12/2020 16:51 - Thaynara Monica Lima Silva</text:p>
          </table:table-cell>
          <table:table-cell office:value-type="string" calcext:value-type="string">
            <text:p>15/12/2020 16:52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0:21:51.0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3645386" calcext:value-type="float">
            <text:p>3645386</text:p>
          </table:table-cell>
          <table:table-cell office:value-type="float" office:value="8049566" calcext:value-type="float">
            <text:p>8049566</text:p>
          </table:table-cell>
          <table:table-cell office:value-type="float" office:value="5659576" calcext:value-type="float">
            <text:p>5659576</text:p>
          </table:table-cell>
          <table:table-cell office:value-type="float" office:value="3667171" calcext:value-type="float">
            <text:p>366717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V Brasil</text:p>
          </table:table-cell>
          <table:table-cell office:value-type="string" calcext:value-type="string">
            <text:p>AV Brasil, 51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Brasil, 510 <text:s/>- <text:s/>- Campos Verdes - GO&lt;/span&gt;</text:p>
          </table:table-cell>
          <table:table-cell office:value-type="string" calcext:value-type="string">
            <text:p>AV Brasil, 510 <text:s/>- <text:s/>- Campos Verdes - GO</text:p>
          </table:table-cell>
          <table:table-cell office:value-type="string" calcext:value-type="string">
            <text:p>Diego Candido da Silv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/12/2020 10:2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0:28:18.8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45398" calcext:value-type="float">
            <text:p>3645398</text:p>
          </table:table-cell>
          <table:table-cell office:value-type="float" office:value="8049588" calcext:value-type="float">
            <text:p>8049588</text:p>
          </table:table-cell>
          <table:table-cell office:value-type="float" office:value="5659598" calcext:value-type="float">
            <text:p>5659598</text:p>
          </table:table-cell>
          <table:table-cell office:value-type="float" office:value="3667183" calcext:value-type="float">
            <text:p>366718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Rosalia Carneiro de Souza Lt 5, Setor Sul</text:p>
          </table:table-cell>
          <table:table-cell office:value-type="string" calcext:value-type="string">
            <text:p>AV Rua Rosalia Carneiro de Souza Lt 5, Setor Sul</text:p>
          </table:table-cell>
          <table:table-cell office:value-type="string" calcext:value-type="string">
            <text:p>AV Rua Rosalia Carneiro de Souza Lt 5, Setor Sul, Qd 1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Rosalia Carneiro de Souza Lt 5, Setor Sul, Qd 1 <text:s/>- <text:s/>- Santa Terezinha de Goiás - GO&lt;/span&gt;</text:p>
          </table:table-cell>
          <table:table-cell office:value-type="string" calcext:value-type="string">
            <text:p>AV Rua Rosalia Carneiro de Souza Lt 5, Setor Sul, Qd 1 <text:s/>- <text:s/>- Santa Terezinha de Goiás - GO</text:p>
          </table:table-cell>
          <table:table-cell office:value-type="string" calcext:value-type="string">
            <text:p>Débora Brito da Silva </text:p>
          </table:table-cell>
          <table:table-cell office:value-type="string" calcext:value-type="string">
            <text:p>Qd 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/12/2020 10:2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0:32:37.4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45410" calcext:value-type="float">
            <text:p>3645410</text:p>
          </table:table-cell>
          <table:table-cell office:value-type="float" office:value="8049611" calcext:value-type="float">
            <text:p>8049611</text:p>
          </table:table-cell>
          <table:table-cell office:value-type="float" office:value="5659621" calcext:value-type="float">
            <text:p>5659621</text:p>
          </table:table-cell>
          <table:table-cell office:value-type="float" office:value="3667195" calcext:value-type="float">
            <text:p>366719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Bucaína </text:p>
          </table:table-cell>
          <table:table-cell office:value-type="string" calcext:value-type="string">
            <text:p>AV Fazenda Bucaína </text:p>
          </table:table-cell>
          <table:table-cell office:value-type="string" calcext:value-type="string">
            <text:p>AV Fazenda Bucaín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Fazenda Bucaína , 00000 <text:s/>- <text:s/>- Santa Terezinha de Goiás - GO&lt;/span&gt;</text:p>
          </table:table-cell>
          <table:table-cell office:value-type="string" calcext:value-type="string">
            <text:p>AV Fazenda Bucaína , 00000 <text:s/>- <text:s/>- Santa Terezinha de Goiás - GO</text:p>
          </table:table-cell>
          <table:table-cell office:value-type="string" calcext:value-type="string">
            <text:p>Darci Lopes Sobrin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/12/2020 10:3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0:38:18.6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45420" calcext:value-type="float">
            <text:p>3645420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5659636" calcext:value-type="float">
            <text:p>5659636</text:p>
          </table:table-cell>
          <table:table-cell office:value-type="float" office:value="3667205" calcext:value-type="float">
            <text:p>366720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naiba. <text:s/>Setor Esmeralda. Qd</text:p>
          </table:table-cell>
          <table:table-cell office:value-type="string" calcext:value-type="string">
            <text:p>AV Carnaiba. <text:s/>Setor Esmeralda. Qd</text:p>
          </table:table-cell>
          <table:table-cell office:value-type="string" calcext:value-type="string">
            <text:p>AV Carnaiba. <text:s/>Setor Esmeralda. Qd, 256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rnaiba. <text:s/>Setor Esmeralda. Qd, 256A <text:s/>- <text:s/>- Santa Terezinha de Goiás - GO&lt;/span&gt;</text:p>
          </table:table-cell>
          <table:table-cell office:value-type="string" calcext:value-type="string">
            <text:p>AV Carnaiba. <text:s/>Setor Esmeralda. Qd, 256A <text:s/>- <text:s/>- Santa Terezinha de Goiás - GO</text:p>
          </table:table-cell>
          <table:table-cell office:value-type="string" calcext:value-type="string">
            <text:p>Daniela Simionatto Agra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/12/2020 10:3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0:43:37.3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45433" calcext:value-type="float">
            <text:p>3645433</text:p>
          </table:table-cell>
          <table:table-cell office:value-type="float" office:value="8049643" calcext:value-type="float">
            <text:p>8049643</text:p>
          </table:table-cell>
          <table:table-cell office:value-type="float" office:value="5659653" calcext:value-type="float">
            <text:p>5659653</text:p>
          </table:table-cell>
          <table:table-cell office:value-type="float" office:value="3667218" calcext:value-type="float">
            <text:p>366721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Rua São Paulo </text:p>
          </table:table-cell>
          <table:table-cell office:value-type="string" calcext:value-type="string">
            <text:p>AV Rua São Paulo </text:p>
          </table:table-cell>
          <table:table-cell office:value-type="string" calcext:value-type="string">
            <text:p>AV Rua São Paulo , 277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São Paulo , 277 Centro <text:s/>- <text:s/>- Santa Terezinha de Goiás - GO&lt;/span&gt;</text:p>
          </table:table-cell>
          <table:table-cell office:value-type="string" calcext:value-type="string">
            <text:p>AV Rua São Paulo , 277 Centro <text:s/>- <text:s/>- Santa Terezinha de Goiás - GO</text:p>
          </table:table-cell>
          <table:table-cell office:value-type="string" calcext:value-type="string">
            <text:p>Daniel Santos da Silva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ara Rosa -GO</text:p>
          </table:table-cell>
          <table:table-cell office:value-type="string" calcext:value-type="string">
            <text:p>16/12/2020 10:4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5:18:37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575" calcext:value-type="float">
            <text:p>1575</text:p>
          </table:table-cell>
          <table:table-cell office:value-type="float" office:value="3646020" calcext:value-type="float">
            <text:p>3646020</text:p>
          </table:table-cell>
          <table:table-cell office:value-type="float" office:value="8049670" calcext:value-type="float">
            <text:p>8049670</text:p>
          </table:table-cell>
          <table:table-cell office:value-type="float" office:value="5659680" calcext:value-type="float">
            <text:p>5659680</text:p>
          </table:table-cell>
          <table:table-cell office:value-type="float" office:value="3667801" calcext:value-type="float">
            <text:p>366780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E. Setor Esmeralda <text:s/>Lt 9. 5M</text:p>
          </table:table-cell>
          <table:table-cell office:value-type="string" calcext:value-type="string">
            <text:p>AV Rua E. Setor Esmeralda <text:s/>Lt 9. 5M</text:p>
          </table:table-cell>
          <table:table-cell office:value-type="string" calcext:value-type="string">
            <text:p>AV Rua E. Setor Esmeralda <text:s/>Lt 9. 5M, 13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E. Setor Esmeralda <text:s/>Lt 9. 5M, 132 <text:s/>- <text:s/>- Ceres - GO&lt;/span&gt;</text:p>
          </table:table-cell>
          <table:table-cell office:value-type="string" calcext:value-type="string">
            <text:p>AV Rua E. Setor Esmeralda <text:s/>Lt 9. 5M, 132 <text:s/>- <text:s/>- Ceres - GO</text:p>
          </table:table-cell>
          <table:table-cell office:value-type="string" calcext:value-type="string">
            <text:p>Diennifer Pereira do Nascimento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/12/2020 15:1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5:36:05.5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51227" calcext:value-type="float">
            <text:p>3651227</text:p>
          </table:table-cell>
          <table:table-cell office:value-type="float" office:value="8056362" calcext:value-type="float">
            <text:p>8056362</text:p>
          </table:table-cell>
          <table:table-cell office:value-type="float" office:value="5666372" calcext:value-type="float">
            <text:p>5666372</text:p>
          </table:table-cell>
          <table:table-cell office:value-type="float" office:value="3673008" calcext:value-type="float">
            <text:p>367300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Pindaibra </text:p>
          </table:table-cell>
          <table:table-cell office:value-type="string" calcext:value-type="string">
            <text:p>AV Fazenda Pindaibra </text:p>
          </table:table-cell>
          <table:table-cell office:value-type="string" calcext:value-type="string">
            <text:p>AV Fazenda Pindaibr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Fazenda Pindaibra , 00000 <text:s/>- <text:s/>- Santa Terezinha de Goiás - GO&lt;/span&gt;</text:p>
          </table:table-cell>
          <table:table-cell office:value-type="string" calcext:value-type="string">
            <text:p>AV Fazenda Pindaibra , 00000 <text:s/>- <text:s/>- Santa Terezinha de Goiás - GO</text:p>
          </table:table-cell>
          <table:table-cell office:value-type="string" calcext:value-type="string">
            <text:p>Daniela Aparecida Xavier Machad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/12/2020 15:3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5:45:51.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51264" calcext:value-type="float">
            <text:p>3651264</text:p>
          </table:table-cell>
          <table:table-cell office:value-type="float" office:value="8056419" calcext:value-type="float">
            <text:p>8056419</text:p>
          </table:table-cell>
          <table:table-cell office:value-type="float" office:value="5666429" calcext:value-type="float">
            <text:p>5666429</text:p>
          </table:table-cell>
          <table:table-cell office:value-type="float" office:value="3673045" calcext:value-type="float">
            <text:p>367304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la Dona Helena </text:p>
          </table:table-cell>
          <table:table-cell office:value-type="string" calcext:value-type="string">
            <text:p>AV Vila Dona Helena </text:p>
          </table:table-cell>
          <table:table-cell office:value-type="string" calcext:value-type="string">
            <text:p>AV Vila Dona Helen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Vila Dona Helena , 00000 <text:s/>- <text:s/>- Santa Terezinha de Goiás - GO&lt;/span&gt;</text:p>
          </table:table-cell>
          <table:table-cell office:value-type="string" calcext:value-type="string">
            <text:p>AV Vila Dona Helena , 00000 <text:s/>- <text:s/>- Santa Terezinha de Goiás - GO</text:p>
          </table:table-cell>
          <table:table-cell office:value-type="string" calcext:value-type="string">
            <text:p>Elisabeth Gonçalves de Oliveir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/12/2020 15:4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5:49:23.4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668" calcext:value-type="float">
            <text:p>3668</text:p>
          </table:table-cell>
          <table:table-cell office:value-type="float" office:value="3651272" calcext:value-type="float">
            <text:p>3651272</text:p>
          </table:table-cell>
          <table:table-cell office:value-type="float" office:value="8056436" calcext:value-type="float">
            <text:p>8056436</text:p>
          </table:table-cell>
          <table:table-cell office:value-type="float" office:value="5666446" calcext:value-type="float">
            <text:p>5666446</text:p>
          </table:table-cell>
          <table:table-cell office:value-type="float" office:value="3673053" calcext:value-type="float">
            <text:p>367305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25-000</text:p>
          </table:table-cell>
          <table:table-cell office:value-type="float" office:value="76525000" calcext:value-type="float">
            <text:p>76525000</text:p>
          </table:table-cell>
          <table:table-cell office:value-type="string" calcext:value-type="string">
            <text:p>Uirapuru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Patativa </text:p>
          </table:table-cell>
          <table:table-cell office:value-type="string" calcext:value-type="string">
            <text:p>AV Patativa </text:p>
          </table:table-cell>
          <table:table-cell office:value-type="string" calcext:value-type="string">
            <text:p>AV Patativa , Lt 18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Patativa , Lt 18 Centro <text:s/>- <text:s/>- Uirapuru - GO&lt;/span&gt;</text:p>
          </table:table-cell>
          <table:table-cell office:value-type="string" calcext:value-type="string">
            <text:p>AV Patativa , Lt 18 Centro <text:s/>- <text:s/>- Uirapuru - GO</text:p>
          </table:table-cell>
          <table:table-cell office:value-type="string" calcext:value-type="string">
            <text:p>Edcarlos Ferreira de Souza</text:p>
          </table:table-cell>
          <table:table-cell office:value-type="string" calcext:value-type="string">
            <text:p>Lt 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/12/2020 15:49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6 15:52:07.1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51283" calcext:value-type="float">
            <text:p>3651283</text:p>
          </table:table-cell>
          <table:table-cell office:value-type="float" office:value="8056453" calcext:value-type="float">
            <text:p>8056453</text:p>
          </table:table-cell>
          <table:table-cell office:value-type="float" office:value="5666463" calcext:value-type="float">
            <text:p>5666463</text:p>
          </table:table-cell>
          <table:table-cell office:value-type="float" office:value="3673064" calcext:value-type="float">
            <text:p>367306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Boa Vontade </text:p>
          </table:table-cell>
          <table:table-cell office:value-type="string" calcext:value-type="string">
            <text:p>AV Rua Boa Vontade </text:p>
          </table:table-cell>
          <table:table-cell office:value-type="string" calcext:value-type="string">
            <text:p>AV Rua Boa Vontade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Boa Vontade , 00000 <text:s/>- <text:s/>- Santa Terezinha de Goiás - GO&lt;/span&gt;</text:p>
          </table:table-cell>
          <table:table-cell office:value-type="string" calcext:value-type="string">
            <text:p>AV Rua Boa Vontade , 00000 <text:s/>- <text:s/>- Santa Terezinha de Goiás - GO</text:p>
          </table:table-cell>
          <table:table-cell office:value-type="string" calcext:value-type="string">
            <text:p>Eduarda Alves Nun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/12/2020 15:5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0:46:39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393" calcext:value-type="float">
            <text:p>3688393</text:p>
          </table:table-cell>
          <table:table-cell office:value-type="float" office:value="8058250" calcext:value-type="float">
            <text:p>8058250</text:p>
          </table:table-cell>
          <table:table-cell office:value-type="float" office:value="5668260" calcext:value-type="float">
            <text:p>5668260</text:p>
          </table:table-cell>
          <table:table-cell office:value-type="float" office:value="3709382" calcext:value-type="float">
            <text:p>370938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idade: Cedrolina </text:p>
          </table:table-cell>
          <table:table-cell office:value-type="string" calcext:value-type="string">
            <text:p>Principal, Centro. </text:p>
          </table:table-cell>
          <table:table-cell office:value-type="string" calcext:value-type="string">
            <text:p>AV Principal, Centro. </text:p>
          </table:table-cell>
          <table:table-cell office:value-type="string" calcext:value-type="string">
            <text:p>AV Principal, Centro. , 00000 Cidade: Cedrolin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Principal, Centro. , 00000 Cidade: Cedrolina <text:s/>- <text:s/>- Santa Terezinha de Goiás - GO&lt;/span&gt;</text:p>
          </table:table-cell>
          <table:table-cell office:value-type="string" calcext:value-type="string">
            <text:p>AV Principal, Centro. , 00000 Cidade: Cedrolina <text:s/>- <text:s/>- Santa Terezinha de Goiás - GO</text:p>
          </table:table-cell>
          <table:table-cell office:value-type="string" calcext:value-type="string">
            <text:p>Jaqueline Alves Mart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0:4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8 15:27:00.3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79579" calcext:value-type="float">
            <text:p>3679579</text:p>
          </table:table-cell>
          <table:table-cell office:value-type="float" office:value="8091463" calcext:value-type="float">
            <text:p>8091463</text:p>
          </table:table-cell>
          <table:table-cell office:value-type="float" office:value="5701473" calcext:value-type="float">
            <text:p>5701473</text:p>
          </table:table-cell>
          <table:table-cell office:value-type="float" office:value="3700826" calcext:value-type="float">
            <text:p>370082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ácara Caiçara </text:p>
          </table:table-cell>
          <table:table-cell office:value-type="string" calcext:value-type="string">
            <text:p>AV Chácara Caiçara </text:p>
          </table:table-cell>
          <table:table-cell office:value-type="string" calcext:value-type="string">
            <text:p>AV Chácara Caiçar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hácara Caiçara , 00000 <text:s/>- <text:s/>- Santa Terezinha de Goiás - GO&lt;/span&gt;</text:p>
          </table:table-cell>
          <table:table-cell office:value-type="string" calcext:value-type="string">
            <text:p>AV Chácara Caiçara , 00000 <text:s/>- <text:s/>- Santa Terezinha de Goiás - GO</text:p>
          </table:table-cell>
          <table:table-cell office:value-type="string" calcext:value-type="string">
            <text:p>Elman Xavier Navar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/12/2020 15:27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8 15:30:25.3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float" office:value="3679586" calcext:value-type="float">
            <text:p>3679586</text:p>
          </table:table-cell>
          <table:table-cell office:value-type="float" office:value="8091474" calcext:value-type="float">
            <text:p>8091474</text:p>
          </table:table-cell>
          <table:table-cell office:value-type="float" office:value="5701484" calcext:value-type="float">
            <text:p>5701484</text:p>
          </table:table-cell>
          <table:table-cell office:value-type="float" office:value="3700833" calcext:value-type="float">
            <text:p>370083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ix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ixás </text:p>
          </table:table-cell>
          <table:table-cell office:value-type="string" calcext:value-type="string">
            <text:p>AV Crixás </text:p>
          </table:table-cell>
          <table:table-cell office:value-type="string" calcext:value-type="string">
            <text:p>AV Crixás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rixás , 00000 <text:s/>- <text:s/>- Crixás - GO&lt;/span&gt;</text:p>
          </table:table-cell>
          <table:table-cell office:value-type="string" calcext:value-type="string">
            <text:p>AV Crixás , 00000 <text:s/>- <text:s/>- Crixás - GO</text:p>
          </table:table-cell>
          <table:table-cell office:value-type="string" calcext:value-type="string">
            <text:p>Esdras de Souza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/12/2020 15:3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8 15:37:58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79599" calcext:value-type="float">
            <text:p>3679599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5701496" calcext:value-type="float">
            <text:p>5701496</text:p>
          </table:table-cell>
          <table:table-cell office:value-type="float" office:value="3700846" calcext:value-type="float">
            <text:p>370084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ernandes de Araujo. Qd 90</text:p>
          </table:table-cell>
          <table:table-cell office:value-type="string" calcext:value-type="string">
            <text:p>AV Fernandes de Araujo. Qd 90</text:p>
          </table:table-cell>
          <table:table-cell office:value-type="string" calcext:value-type="string">
            <text:p>AV Fernandes de Araujo. Qd 90, 16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Fernandes de Araujo. Qd 90, 16 <text:s/>- <text:s/>- Santa Terezinha de Goiás - GO&lt;/span&gt;</text:p>
          </table:table-cell>
          <table:table-cell office:value-type="string" calcext:value-type="string">
            <text:p>AV Fernandes de Araujo. Qd 90, 16 <text:s/>- <text:s/>- Santa Terezinha de Goiás - GO</text:p>
          </table:table-cell>
          <table:table-cell office:value-type="string" calcext:value-type="string">
            <text:p>Eliete Simone Rodrigues Gonçalv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/12/2020 15:37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8 15:43:08.4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79609" calcext:value-type="float">
            <text:p>3679609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5701527" calcext:value-type="float">
            <text:p>5701527</text:p>
          </table:table-cell>
          <table:table-cell office:value-type="float" office:value="3700856" calcext:value-type="float">
            <text:p>370085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çara </text:p>
          </table:table-cell>
          <table:table-cell office:value-type="string" calcext:value-type="string">
            <text:p>FAZ <text:s text:c="7"/>Caiçara </text:p>
          </table:table-cell>
          <table:table-cell office:value-type="string" calcext:value-type="string">
            <text:p>FAZ <text:s text:c="7"/>Caiçar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Caiçara , 00000 <text:s/>- <text:s/>- Santa Terezinha de Goiás - GO&lt;/span&gt;</text:p>
          </table:table-cell>
          <table:table-cell office:value-type="string" calcext:value-type="string">
            <text:p>FAZ <text:s text:c="7"/>Caiçara , 00000 <text:s/>- <text:s/>- Santa Terezinha de Goiás - GO</text:p>
          </table:table-cell>
          <table:table-cell office:value-type="string" calcext:value-type="string">
            <text:p>Emily Beatriz Xavier de Menez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/12/2020 15:4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18 15:44:49.6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79612" calcext:value-type="float">
            <text:p>3679612</text:p>
          </table:table-cell>
          <table:table-cell office:value-type="float" office:value="8091527" calcext:value-type="float">
            <text:p>8091527</text:p>
          </table:table-cell>
          <table:table-cell office:value-type="float" office:value="5701537" calcext:value-type="float">
            <text:p>5701537</text:p>
          </table:table-cell>
          <table:table-cell office:value-type="float" office:value="3700859" calcext:value-type="float">
            <text:p>370085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na Dita </text:p>
          </table:table-cell>
          <table:table-cell office:value-type="string" calcext:value-type="string">
            <text:p>AV Dona Dita </text:p>
          </table:table-cell>
          <table:table-cell office:value-type="string" calcext:value-type="string">
            <text:p>AV Dona Dit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 , 00000 <text:s/>- <text:s/>- Santa Terezinha de Goiás - GO&lt;/span&gt;</text:p>
          </table:table-cell>
          <table:table-cell office:value-type="string" calcext:value-type="string">
            <text:p>AV Dona Dita , 00000 <text:s/>- <text:s/>- Santa Terezinha de Goiás - GO</text:p>
          </table:table-cell>
          <table:table-cell office:value-type="string" calcext:value-type="string">
            <text:p>Erlete Gonzaga Tavares Cas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/12/2020 15:4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1 09:38:20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0312" calcext:value-type="float">
            <text:p>3680312</text:p>
          </table:table-cell>
          <table:table-cell office:value-type="float" office:value="8092742" calcext:value-type="float">
            <text:p>8092742</text:p>
          </table:table-cell>
          <table:table-cell office:value-type="float" office:value="5702752" calcext:value-type="float">
            <text:p>5702752</text:p>
          </table:table-cell>
          <table:table-cell office:value-type="float" office:value="3701552" calcext:value-type="float">
            <text:p>3701552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Esmeralda</text:p>
          </table:table-cell>
          <table:table-cell office:value-type="string" calcext:value-type="string">
            <text:p>Carnaiba</text:p>
          </table:table-cell>
          <table:table-cell office:value-type="string" calcext:value-type="string">
            <text:p>R Carnaiba</text:p>
          </table:table-cell>
          <table:table-cell office:value-type="string" calcext:value-type="string">
            <text:p>R Carnaiba, 238 St Esmerald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arnaiba, 238 St Esmeralda - <text:s/>- Santa Terezinha de Goiás - GO&lt;/span&gt;</text:p>
          </table:table-cell>
          <table:table-cell office:value-type="string" calcext:value-type="string">
            <text:p>R Carnaiba, 238 St Esmeralda - <text:s/>- Santa Terezinha de Goiás - GO</text:p>
          </table:table-cell>
          <table:table-cell office:value-type="string" calcext:value-type="string">
            <text:p>Mercês Ferreira da Cruz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/12/2020 09:3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09:17:30.6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285" calcext:value-type="float">
            <text:p>3681285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5704425" calcext:value-type="float">
            <text:p>5704425</text:p>
          </table:table-cell>
          <table:table-cell office:value-type="float" office:value="3702495" calcext:value-type="float">
            <text:p>370249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Setor Primavera</text:p>
          </table:table-cell>
          <table:table-cell office:value-type="string" calcext:value-type="string">
            <text:p>AV <text:s/>Setor Primavera</text:p>
          </table:table-cell>
          <table:table-cell office:value-type="string" calcext:value-type="string">
            <text:p>AV <text:s/>Setor Primavera, Lt 1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<text:s/>Setor Primavera, Lt 10 <text:s/>- <text:s/>- Santa Terezinha de Goiás - GO&lt;/span&gt;</text:p>
          </table:table-cell>
          <table:table-cell office:value-type="string" calcext:value-type="string">
            <text:p>AV <text:s/>Setor Primavera, Lt 10 <text:s/>- <text:s/>- Santa Terezinha de Goiás - GO</text:p>
          </table:table-cell>
          <table:table-cell office:value-type="string" calcext:value-type="string">
            <text:p>Eliete Alves Naves</text:p>
          </table:table-cell>
          <table:table-cell office:value-type="string" calcext:value-type="string">
            <text:p>Lt 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09:17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09:27:34.4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308" calcext:value-type="float">
            <text:p>3681308</text:p>
          </table:table-cell>
          <table:table-cell office:value-type="float" office:value="8094439" calcext:value-type="float">
            <text:p>8094439</text:p>
          </table:table-cell>
          <table:table-cell office:value-type="float" office:value="5704449" calcext:value-type="float">
            <text:p>5704449</text:p>
          </table:table-cell>
          <table:table-cell office:value-type="float" office:value="3702518" calcext:value-type="float">
            <text:p>370251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a Esmeralda</text:p>
          </table:table-cell>
          <table:table-cell office:value-type="string" calcext:value-type="string">
            <text:p>R Rua Esmeralda</text:p>
          </table:table-cell>
          <table:table-cell office:value-type="string" calcext:value-type="string">
            <text:p>R Rua Esmeralda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Esmeralda, 00000 <text:s/>- <text:s/>- Santa Terezinha de Goiás - GO&lt;/span&gt;</text:p>
          </table:table-cell>
          <table:table-cell office:value-type="string" calcext:value-type="string">
            <text:p>R Rua Esmeralda, 00000 <text:s/>- <text:s/>- Santa Terezinha de Goiás - GO</text:p>
          </table:table-cell>
          <table:table-cell office:value-type="string" calcext:value-type="string">
            <text:p>Erica Nayara Oliveira Sant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09:27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09:59:02.0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363" calcext:value-type="float">
            <text:p>3681363</text:p>
          </table:table-cell>
          <table:table-cell office:value-type="float" office:value="8094557" calcext:value-type="float">
            <text:p>8094557</text:p>
          </table:table-cell>
          <table:table-cell office:value-type="float" office:value="5704567" calcext:value-type="float">
            <text:p>5704567</text:p>
          </table:table-cell>
          <table:table-cell office:value-type="float" office:value="3702573" calcext:value-type="float">
            <text:p>370257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Próx ao Super Mini</text:p>
          </table:table-cell>
          <table:table-cell office:value-type="string" calcext:value-type="string">
            <text:p>Caiçara</text:p>
          </table:table-cell>
          <table:table-cell office:value-type="string" calcext:value-type="string">
            <text:p>AV Caiçara</text:p>
          </table:table-cell>
          <table:table-cell office:value-type="string" calcext:value-type="string">
            <text:p>AV Caiçara, 00000 Próx ao Super Mini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içara, 00000 Próx ao Super Mini - <text:s/>- Santa Terezinha de Goiás - GO&lt;/span&gt;</text:p>
          </table:table-cell>
          <table:table-cell office:value-type="string" calcext:value-type="string">
            <text:p>AV Caiçara, 00000 Próx ao Super Mini - <text:s/>- Santa Terezinha de Goiás - GO</text:p>
          </table:table-cell>
          <table:table-cell office:value-type="string" calcext:value-type="string">
            <text:p>Eduardo Oliveira Sant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09:59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09:15.5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393" calcext:value-type="float">
            <text:p>3681393</text:p>
          </table:table-cell>
          <table:table-cell office:value-type="float" office:value="8094607" calcext:value-type="float">
            <text:p>8094607</text:p>
          </table:table-cell>
          <table:table-cell office:value-type="float" office:value="5704617" calcext:value-type="float">
            <text:p>5704617</text:p>
          </table:table-cell>
          <table:table-cell office:value-type="float" office:value="3702603" calcext:value-type="float">
            <text:p>370260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Caiçara</text:p>
          </table:table-cell>
          <table:table-cell office:value-type="string" calcext:value-type="string">
            <text:p>AV Caiçara</text:p>
          </table:table-cell>
          <table:table-cell office:value-type="string" calcext:value-type="string">
            <text:p>AV Caiçara, 26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içara, 26 Centro <text:s/>- <text:s/>- Santa Terezinha de Goiás - GO&lt;/span&gt;</text:p>
          </table:table-cell>
          <table:table-cell office:value-type="string" calcext:value-type="string">
            <text:p>AV Caiçara, 26 Centro <text:s/>- <text:s/>- Santa Terezinha de Goiás - GO</text:p>
          </table:table-cell>
          <table:table-cell office:value-type="string" calcext:value-type="string">
            <text:p>Erika de Lima Maciel Barbos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0:09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15:15.4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05" calcext:value-type="float">
            <text:p>3681405</text:p>
          </table:table-cell>
          <table:table-cell office:value-type="float" office:value="8094622" calcext:value-type="float">
            <text:p>8094622</text:p>
          </table:table-cell>
          <table:table-cell office:value-type="float" office:value="5704632" calcext:value-type="float">
            <text:p>5704632</text:p>
          </table:table-cell>
          <table:table-cell office:value-type="float" office:value="3702615" calcext:value-type="float">
            <text:p>370261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ulio Venâncio </text:p>
          </table:table-cell>
          <table:table-cell office:value-type="string" calcext:value-type="string">
            <text:p>AV Julio Venâncio </text:p>
          </table:table-cell>
          <table:table-cell office:value-type="string" calcext:value-type="string">
            <text:p>AV Julio Venâncio , 01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ulio Venâncio , 01 <text:s/>- <text:s/>- Santa Terezinha de Goiás - GO&lt;/span&gt;</text:p>
          </table:table-cell>
          <table:table-cell office:value-type="string" calcext:value-type="string">
            <text:p>AV Julio Venâncio , 01 <text:s/>- <text:s/>- Santa Terezinha de Goiás - GO</text:p>
          </table:table-cell>
          <table:table-cell office:value-type="string" calcext:value-type="string">
            <text:p>Eva Teixeira Franc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alvânia </text:p>
          </table:table-cell>
          <table:table-cell office:value-type="string" calcext:value-type="string">
            <text:p>22/12/2020 10:1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21:43.7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20" calcext:value-type="float">
            <text:p>3681420</text:p>
          </table:table-cell>
          <table:table-cell office:value-type="float" office:value="8094643" calcext:value-type="float">
            <text:p>8094643</text:p>
          </table:table-cell>
          <table:table-cell office:value-type="float" office:value="5704653" calcext:value-type="float">
            <text:p>5704653</text:p>
          </table:table-cell>
          <table:table-cell office:value-type="float" office:value="3702630" calcext:value-type="float">
            <text:p>370263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rdino Mariano. Setor São Paulo</text:p>
          </table:table-cell>
          <table:table-cell office:value-type="string" calcext:value-type="string">
            <text:p>R Isordino Mariano. Setor São Paulo</text:p>
          </table:table-cell>
          <table:table-cell office:value-type="string" calcext:value-type="string">
            <text:p>R Isordino Mariano. Setor São Paulo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Isordino Mariano. Setor São Paulo, 00000 <text:s/>- <text:s/>- Santa Terezinha de Goiás - GO&lt;/span&gt;</text:p>
          </table:table-cell>
          <table:table-cell office:value-type="string" calcext:value-type="string">
            <text:p>R Isordino Mariano. Setor São Paulo, 00000 <text:s/>- <text:s/>- Santa Terezinha de Goiás - GO</text:p>
          </table:table-cell>
          <table:table-cell office:value-type="string" calcext:value-type="string">
            <text:p>Ellen Samara Alves Marqu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0:2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24:47.6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27" calcext:value-type="float">
            <text:p>3681427</text:p>
          </table:table-cell>
          <table:table-cell office:value-type="float" office:value="8094657" calcext:value-type="float">
            <text:p>8094657</text:p>
          </table:table-cell>
          <table:table-cell office:value-type="float" office:value="5704667" calcext:value-type="float">
            <text:p>5704667</text:p>
          </table:table-cell>
          <table:table-cell office:value-type="float" office:value="3702637" calcext:value-type="float">
            <text:p>3702637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V Centro</text:p>
          </table:table-cell>
          <table:table-cell office:value-type="string" calcext:value-type="string">
            <text:p>AV Centro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entro, 00000 <text:s/>- <text:s/>- Santa Terezinha de Goiás - GO&lt;/span&gt;</text:p>
          </table:table-cell>
          <table:table-cell office:value-type="string" calcext:value-type="string">
            <text:p>AV Centro, 00000 <text:s/>- <text:s/>- Santa Terezinha de Goiás - GO</text:p>
          </table:table-cell>
          <table:table-cell office:value-type="string" calcext:value-type="string">
            <text:p>Ellen Cristina Soa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0:2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35:44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41" calcext:value-type="float">
            <text:p>3681441</text:p>
          </table:table-cell>
          <table:table-cell office:value-type="float" office:value="8094691" calcext:value-type="float">
            <text:p>8094691</text:p>
          </table:table-cell>
          <table:table-cell office:value-type="float" office:value="5704701" calcext:value-type="float">
            <text:p>5704701</text:p>
          </table:table-cell>
          <table:table-cell office:value-type="float" office:value="3702651" calcext:value-type="float">
            <text:p>370265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etor Palmas</text:p>
          </table:table-cell>
          <table:table-cell office:value-type="string" calcext:value-type="string">
            <text:p>Bernado de Olio. </text:p>
          </table:table-cell>
          <table:table-cell office:value-type="string" calcext:value-type="string">
            <text:p>AV Bernado de Olio. </text:p>
          </table:table-cell>
          <table:table-cell office:value-type="string" calcext:value-type="string">
            <text:p>AV Bernado de Olio. , 81 N Setor Palmas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Bernado de Olio. , 81 N Setor Palmas - <text:s/>- Santa Terezinha de Goiás - GO&lt;/span&gt;</text:p>
          </table:table-cell>
          <table:table-cell office:value-type="string" calcext:value-type="string">
            <text:p>AV Bernado de Olio. , 81 N Setor Palmas - <text:s/>- Santa Terezinha de Goiás - GO</text:p>
          </table:table-cell>
          <table:table-cell office:value-type="string" calcext:value-type="string">
            <text:p>Larissa de Souza Lima</text:p>
          </table:table-cell>
          <table:table-cell office:value-type="string" calcext:value-type="string">
            <text:p>81 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0:3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44:28.0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50" calcext:value-type="float">
            <text:p>3681450</text:p>
          </table:table-cell>
          <table:table-cell office:value-type="float" office:value="8094719" calcext:value-type="float">
            <text:p>8094719</text:p>
          </table:table-cell>
          <table:table-cell office:value-type="float" office:value="5704729" calcext:value-type="float">
            <text:p>5704729</text:p>
          </table:table-cell>
          <table:table-cell office:value-type="float" office:value="3702660" calcext:value-type="float">
            <text:p>370266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Erico Verissimo</text:p>
          </table:table-cell>
          <table:table-cell office:value-type="string" calcext:value-type="string">
            <text:p>R Erico Verissimo</text:p>
          </table:table-cell>
          <table:table-cell office:value-type="string" calcext:value-type="string">
            <text:p>R Erico Verissimo, 105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Erico Verissimo, 105 Centro <text:s/>- <text:s/>- Santa Terezinha de Goiás - GO&lt;/span&gt;</text:p>
          </table:table-cell>
          <table:table-cell office:value-type="string" calcext:value-type="string">
            <text:p>R Erico Verissimo, 105 Centro <text:s/>- <text:s/>- Santa Terezinha de Goiás - GO</text:p>
          </table:table-cell>
          <table:table-cell office:value-type="string" calcext:value-type="string">
            <text:p>Lorena Pereira de Almeida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0:4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50:01.2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59" calcext:value-type="float">
            <text:p>3681459</text:p>
          </table:table-cell>
          <table:table-cell office:value-type="float" office:value="8094743" calcext:value-type="float">
            <text:p>8094743</text:p>
          </table:table-cell>
          <table:table-cell office:value-type="float" office:value="5704753" calcext:value-type="float">
            <text:p>5704753</text:p>
          </table:table-cell>
          <table:table-cell office:value-type="float" office:value="3702669" calcext:value-type="float">
            <text:p>370266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se Elias</text:p>
          </table:table-cell>
          <table:table-cell office:value-type="string" calcext:value-type="string">
            <text:p>AV Jose Elias</text:p>
          </table:table-cell>
          <table:table-cell office:value-type="string" calcext:value-type="string">
            <text:p>AV Jose Elias, 314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e Elias, 314 <text:s/>- <text:s/>- Santa Terezinha de Goiás - GO&lt;/span&gt;</text:p>
          </table:table-cell>
          <table:table-cell office:value-type="string" calcext:value-type="string">
            <text:p>AV Jose Elias, 314 <text:s/>- <text:s/>- Santa Terezinha de Goiás - GO</text:p>
          </table:table-cell>
          <table:table-cell office:value-type="string" calcext:value-type="string">
            <text:p>Luiza Antonia Almeida Vilar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0:5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52:40.9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61" calcext:value-type="float">
            <text:p>3681461</text:p>
          </table:table-cell>
          <table:table-cell office:value-type="float" office:value="8094750" calcext:value-type="float">
            <text:p>8094750</text:p>
          </table:table-cell>
          <table:table-cell office:value-type="float" office:value="5704760" calcext:value-type="float">
            <text:p>5704760</text:p>
          </table:table-cell>
          <table:table-cell office:value-type="float" office:value="3702671" calcext:value-type="float">
            <text:p>370267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aimundo Fernandes da Silva</text:p>
          </table:table-cell>
          <table:table-cell office:value-type="string" calcext:value-type="string">
            <text:p>R Raimundo Fernandes da Silva</text:p>
          </table:table-cell>
          <table:table-cell office:value-type="string" calcext:value-type="string">
            <text:p>R Raimundo Fernandes da Silva, 286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aimundo Fernandes da Silva, 286 Centro - <text:s/>- Santa Terezinha de Goiás - GO&lt;/span&gt;</text:p>
          </table:table-cell>
          <table:table-cell office:value-type="string" calcext:value-type="string">
            <text:p>R Raimundo Fernandes da Silva, 286 Centro - <text:s/>- Santa Terezinha de Goiás - GO</text:p>
          </table:table-cell>
          <table:table-cell office:value-type="string" calcext:value-type="string">
            <text:p>Livia Batista Magalhães 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0:5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55:31.1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66" calcext:value-type="float">
            <text:p>3681466</text:p>
          </table:table-cell>
          <table:table-cell office:value-type="float" office:value="8094762" calcext:value-type="float">
            <text:p>8094762</text:p>
          </table:table-cell>
          <table:table-cell office:value-type="float" office:value="5704772" calcext:value-type="float">
            <text:p>5704772</text:p>
          </table:table-cell>
          <table:table-cell office:value-type="float" office:value="3702676" calcext:value-type="float">
            <text:p>370267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etor Esmeralda </text:p>
          </table:table-cell>
          <table:table-cell office:value-type="string" calcext:value-type="string">
            <text:p>Fernando Araujo</text:p>
          </table:table-cell>
          <table:table-cell office:value-type="string" calcext:value-type="string">
            <text:p>AV Fernando Araujo</text:p>
          </table:table-cell>
          <table:table-cell office:value-type="string" calcext:value-type="string">
            <text:p>AV Fernando Araujo, 244 Setor Esmerald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Fernando Araujo, 244 Setor Esmeralda <text:s/>- <text:s/>- Santa Terezinha de Goiás - GO&lt;/span&gt;</text:p>
          </table:table-cell>
          <table:table-cell office:value-type="string" calcext:value-type="string">
            <text:p>AV Fernando Araujo, 244 Setor Esmeralda <text:s/>- <text:s/>- Santa Terezinha de Goiás - GO</text:p>
          </table:table-cell>
          <table:table-cell office:value-type="string" calcext:value-type="string">
            <text:p>Larah Beatriz Lopes Pimental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0:5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0:58:26.973</text:p>
          </table:table-cell>
          <table:table-cell office:value-type="string" calcext:value-type="string">
            <text:p>2020-12-22 10:58:34.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74" calcext:value-type="float">
            <text:p>3681474</text:p>
          </table:table-cell>
          <table:table-cell office:value-type="float" office:value="8094775" calcext:value-type="float">
            <text:p>8094775</text:p>
          </table:table-cell>
          <table:table-cell office:value-type="float" office:value="5704785" calcext:value-type="float">
            <text:p>5704785</text:p>
          </table:table-cell>
          <table:table-cell office:value-type="float" office:value="3702684" calcext:value-type="float">
            <text:p>3702684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scalhão</text:p>
          </table:table-cell>
          <table:table-cell office:value-type="string" calcext:value-type="string">
            <text:p>R Cascalhão</text:p>
          </table:table-cell>
          <table:table-cell office:value-type="string" calcext:value-type="string">
            <text:p>R Cascalhão, 258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ascalhão, 258 Centro - <text:s/>- Santa Terezinha de Goiás - GO&lt;/span&gt;</text:p>
          </table:table-cell>
          <table:table-cell office:value-type="string" calcext:value-type="string">
            <text:p>R Cascalhão, 258 Centro - <text:s/>- Santa Terezinha de Goiás - GO</text:p>
          </table:table-cell>
          <table:table-cell office:value-type="string" calcext:value-type="string">
            <text:p>Lorenzo Correa Rezend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2/12/2020 10:58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1:01:15.3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475" calcext:value-type="float">
            <text:p>3681475</text:p>
          </table:table-cell>
          <table:table-cell office:value-type="float" office:value="8094785" calcext:value-type="float">
            <text:p>8094785</text:p>
          </table:table-cell>
          <table:table-cell office:value-type="float" office:value="5704795" calcext:value-type="float">
            <text:p>5704795</text:p>
          </table:table-cell>
          <table:table-cell office:value-type="float" office:value="3702685" calcext:value-type="float">
            <text:p>370268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D. Júlia</text:p>
          </table:table-cell>
          <table:table-cell office:value-type="string" calcext:value-type="string">
            <text:p>R D. Júlia</text:p>
          </table:table-cell>
          <table:table-cell office:value-type="string" calcext:value-type="string">
            <text:p>R D. Júlia, 1051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D. Júlia, 1051 Centro - <text:s/>- Santa Terezinha de Goiás - GO&lt;/span&gt;</text:p>
          </table:table-cell>
          <table:table-cell office:value-type="string" calcext:value-type="string">
            <text:p>R D. Júlia, 1051 Centro - <text:s/>- Santa Terezinha de Goiás - GO</text:p>
          </table:table-cell>
          <table:table-cell office:value-type="string" calcext:value-type="string">
            <text:p>Luciano Teixeira de Araújo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1:0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1:30:30.8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70" calcext:value-type="float">
            <text:p>3570</text:p>
          </table:table-cell>
          <table:table-cell office:value-type="float" office:value="3681515" calcext:value-type="float">
            <text:p>3681515</text:p>
          </table:table-cell>
          <table:table-cell office:value-type="float" office:value="8094862" calcext:value-type="float">
            <text:p>8094862</text:p>
          </table:table-cell>
          <table:table-cell office:value-type="float" office:value="5704872" calcext:value-type="float">
            <text:p>5704872</text:p>
          </table:table-cell>
          <table:table-cell office:value-type="float" office:value="3702725" calcext:value-type="float">
            <text:p>370272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Pilar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Santa Gruz </text:p>
          </table:table-cell>
          <table:table-cell office:value-type="string" calcext:value-type="string">
            <text:p>FAZ <text:s text:c="7"/>Fazenda Santa Gruz </text:p>
          </table:table-cell>
          <table:table-cell office:value-type="string" calcext:value-type="string">
            <text:p>FAZ <text:s text:c="7"/>Fazenda Santa Gruz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Fazenda Santa Gruz , 00000 <text:s/>- <text:s/>- Pilar de Goiás - GO&lt;/span&gt;</text:p>
          </table:table-cell>
          <table:table-cell office:value-type="string" calcext:value-type="string">
            <text:p>FAZ <text:s text:c="7"/>Fazenda Santa Gruz , 00000 <text:s/>- <text:s/>- Pilar de Goiás - GO</text:p>
          </table:table-cell>
          <table:table-cell office:value-type="string" calcext:value-type="string">
            <text:p>Lucimar Xavier de Paula Moreir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1:3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1:38:46.9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524" calcext:value-type="float">
            <text:p>3681524</text:p>
          </table:table-cell>
          <table:table-cell office:value-type="float" office:value="8094875" calcext:value-type="float">
            <text:p>8094875</text:p>
          </table:table-cell>
          <table:table-cell office:value-type="float" office:value="5704885" calcext:value-type="float">
            <text:p>5704885</text:p>
          </table:table-cell>
          <table:table-cell office:value-type="float" office:value="3702734" calcext:value-type="float">
            <text:p>370273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idade Luzelândia </text:p>
          </table:table-cell>
          <table:table-cell office:value-type="string" calcext:value-type="string">
            <text:p>C <text:s text:c="9"/>Cidade Luzelândia </text:p>
          </table:table-cell>
          <table:table-cell office:value-type="string" calcext:value-type="string">
            <text:p>C <text:s text:c="9"/>Cidade Luzelândi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C <text:s text:c="9"/>Cidade Luzelândia , 00000 <text:s/>- <text:s/>- Santa Terezinha de Goiás - GO&lt;/span&gt;</text:p>
          </table:table-cell>
          <table:table-cell office:value-type="string" calcext:value-type="string">
            <text:p>C <text:s text:c="9"/>Cidade Luzelândia , 00000 <text:s/>- <text:s/>- Santa Terezinha de Goiás - GO</text:p>
          </table:table-cell>
          <table:table-cell office:value-type="string" calcext:value-type="string">
            <text:p>Leidiane Gomes da Silv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1:3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C <text:s text:c="8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1:43:05.5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528" calcext:value-type="float">
            <text:p>3681528</text:p>
          </table:table-cell>
          <table:table-cell office:value-type="float" office:value="8094906" calcext:value-type="float">
            <text:p>8094906</text:p>
          </table:table-cell>
          <table:table-cell office:value-type="float" office:value="5704916" calcext:value-type="float">
            <text:p>5704916</text:p>
          </table:table-cell>
          <table:table-cell office:value-type="float" office:value="3702738" calcext:value-type="float">
            <text:p>370273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São Paulo</text:p>
          </table:table-cell>
          <table:table-cell office:value-type="string" calcext:value-type="string">
            <text:p>Miquelina</text:p>
          </table:table-cell>
          <table:table-cell office:value-type="string" calcext:value-type="string">
            <text:p>R Miquelina</text:p>
          </table:table-cell>
          <table:table-cell office:value-type="string" calcext:value-type="string">
            <text:p>R Miquelina, 222 St São Paul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Miquelina, 222 St São Paulo - <text:s/>- Santa Terezinha de Goiás - GO&lt;/span&gt;</text:p>
          </table:table-cell>
          <table:table-cell office:value-type="string" calcext:value-type="string">
            <text:p>R Miquelina, 222 St São Paulo - <text:s/>- Santa Terezinha de Goiás - GO</text:p>
          </table:table-cell>
          <table:table-cell office:value-type="string" calcext:value-type="string">
            <text:p>Lorrane de Lima Vierira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1:4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1:46:09.7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70" calcext:value-type="float">
            <text:p>3570</text:p>
          </table:table-cell>
          <table:table-cell office:value-type="float" office:value="3681531" calcext:value-type="float">
            <text:p>3681531</text:p>
          </table:table-cell>
          <table:table-cell office:value-type="float" office:value="8094917" calcext:value-type="float">
            <text:p>8094917</text:p>
          </table:table-cell>
          <table:table-cell office:value-type="float" office:value="5704927" calcext:value-type="float">
            <text:p>5704927</text:p>
          </table:table-cell>
          <table:table-cell office:value-type="float" office:value="3702741" calcext:value-type="float">
            <text:p>370274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Pilar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Santa Gruz </text:p>
          </table:table-cell>
          <table:table-cell office:value-type="string" calcext:value-type="string">
            <text:p>FAZ <text:s text:c="7"/>Fazenda Santa Gruz </text:p>
          </table:table-cell>
          <table:table-cell office:value-type="string" calcext:value-type="string">
            <text:p>FAZ <text:s text:c="7"/>Fazenda Santa Gruz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Fazenda Santa Gruz , 00000 <text:s/>- <text:s/>- Pilar de Goiás - GO&lt;/span&gt;</text:p>
          </table:table-cell>
          <table:table-cell office:value-type="string" calcext:value-type="string">
            <text:p>FAZ <text:s text:c="7"/>Fazenda Santa Gruz , 00000 <text:s/>- <text:s/>- Pilar de Goiás - GO</text:p>
          </table:table-cell>
          <table:table-cell office:value-type="string" calcext:value-type="string">
            <text:p>Luis Carlos de Paula Moreir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1:4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1:50:31.3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534" calcext:value-type="float">
            <text:p>3681534</text:p>
          </table:table-cell>
          <table:table-cell office:value-type="float" office:value="8094927" calcext:value-type="float">
            <text:p>8094927</text:p>
          </table:table-cell>
          <table:table-cell office:value-type="float" office:value="5704937" calcext:value-type="float">
            <text:p>5704937</text:p>
          </table:table-cell>
          <table:table-cell office:value-type="float" office:value="3702744" calcext:value-type="float">
            <text:p>370274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se Elias </text:p>
          </table:table-cell>
          <table:table-cell office:value-type="string" calcext:value-type="string">
            <text:p>R Jose Elias </text:p>
          </table:table-cell>
          <table:table-cell office:value-type="string" calcext:value-type="string">
            <text:p>R Jose Elias , 384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Jose Elias , 384 <text:s/>- <text:s/>- Santa Terezinha de Goiás - GO&lt;/span&gt;</text:p>
          </table:table-cell>
          <table:table-cell office:value-type="string" calcext:value-type="string">
            <text:p>R Jose Elias , 384 <text:s/>- <text:s/>- Santa Terezinha de Goiás - GO</text:p>
          </table:table-cell>
          <table:table-cell office:value-type="string" calcext:value-type="string">
            <text:p>Luzia Rodrigues de Araujo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1:5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1:55:40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float" office:value="3681539" calcext:value-type="float">
            <text:p>3681539</text:p>
          </table:table-cell>
          <table:table-cell office:value-type="float" office:value="8094932" calcext:value-type="float">
            <text:p>8094932</text:p>
          </table:table-cell>
          <table:table-cell office:value-type="float" office:value="5704942" calcext:value-type="float">
            <text:p>5704942</text:p>
          </table:table-cell>
          <table:table-cell office:value-type="float" office:value="3702749" calcext:value-type="float">
            <text:p>370274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ixás</text:p>
          </table:table-cell>
          <table:table-cell office:value-type="string" calcext:value-type="string">
            <text:p>Pt dos Sonhos.</text:p>
          </table:table-cell>
          <table:table-cell office:value-type="string" calcext:value-type="string">
            <text:p>Rua Goiabeira Qd. 9</text:p>
          </table:table-cell>
          <table:table-cell office:value-type="string" calcext:value-type="string">
            <text:p>R Rua Goiabeira Qd. 9</text:p>
          </table:table-cell>
          <table:table-cell office:value-type="string" calcext:value-type="string">
            <text:p>R Rua Goiabeira Qd. 9, Lt 12 Pt dos Sonhos.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Goiabeira Qd. 9, Lt 12 Pt dos Sonhos. - <text:s/>- Crixás - GO&lt;/span&gt;</text:p>
          </table:table-cell>
          <table:table-cell office:value-type="string" calcext:value-type="string">
            <text:p>R Rua Goiabeira Qd. 9, Lt 12 Pt dos Sonhos. - <text:s/>- Crixás - GO</text:p>
          </table:table-cell>
          <table:table-cell office:value-type="string" calcext:value-type="string">
            <text:p>Lorrayne Gonzaga Rincon</text:p>
          </table:table-cell>
          <table:table-cell office:value-type="string" calcext:value-type="string">
            <text:p>Lt 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1:5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2:36:44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562" calcext:value-type="float">
            <text:p>3681562</text:p>
          </table:table-cell>
          <table:table-cell office:value-type="float" office:value="8094980" calcext:value-type="float">
            <text:p>8094980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3702772" calcext:value-type="float">
            <text:p>370277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. esq c/ Catalão </text:p>
          </table:table-cell>
          <table:table-cell office:value-type="string" calcext:value-type="string">
            <text:p>AV B. esq c/ Catalão </text:p>
          </table:table-cell>
          <table:table-cell office:value-type="string" calcext:value-type="string">
            <text:p>AV B. esq c/ Catalão , 268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B. esq c/ Catalão , 268 <text:s/>- <text:s/>- Santa Terezinha de Goiás - GO&lt;/span&gt;</text:p>
          </table:table-cell>
          <table:table-cell office:value-type="string" calcext:value-type="string">
            <text:p>AV B. esq c/ Catalão , 268 <text:s/>- <text:s/>- Santa Terezinha de Goiás - GO</text:p>
          </table:table-cell>
          <table:table-cell office:value-type="string" calcext:value-type="string">
            <text:p>Lucimara Nunes Vieira Rezende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2:3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2:42:39.5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565" calcext:value-type="float">
            <text:p>3681565</text:p>
          </table:table-cell>
          <table:table-cell office:value-type="float" office:value="8095006" calcext:value-type="float">
            <text:p>8095006</text:p>
          </table:table-cell>
          <table:table-cell office:value-type="float" office:value="5705016" calcext:value-type="float">
            <text:p>5705016</text:p>
          </table:table-cell>
          <table:table-cell office:value-type="float" office:value="3702775" calcext:value-type="float">
            <text:p>370277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idade Luzelândia</text:p>
          </table:table-cell>
          <table:table-cell office:value-type="string" calcext:value-type="string">
            <text:p>Brasil </text:p>
          </table:table-cell>
          <table:table-cell office:value-type="string" calcext:value-type="string">
            <text:p>AV Brasil </text:p>
          </table:table-cell>
          <table:table-cell office:value-type="string" calcext:value-type="string">
            <text:p>AV Brasil , 00000 Cidade Luzelândi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Brasil , 00000 Cidade Luzelândia - <text:s/>- Santa Terezinha de Goiás - GO&lt;/span&gt;</text:p>
          </table:table-cell>
          <table:table-cell office:value-type="string" calcext:value-type="string">
            <text:p>AV Brasil , 00000 Cidade Luzelândia - <text:s/>- Santa Terezinha de Goiás - GO</text:p>
          </table:table-cell>
          <table:table-cell office:value-type="string" calcext:value-type="string">
            <text:p>Lidiane Gomes de Godo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2:4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2:52:25.113</text:p>
          </table:table-cell>
          <table:table-cell office:value-type="string" calcext:value-type="string">
            <text:p>2020-12-22 13:01:22.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569" calcext:value-type="float">
            <text:p>3681569</text:p>
          </table:table-cell>
          <table:table-cell office:value-type="float" office:value="8095013" calcext:value-type="float">
            <text:p>8095013</text:p>
          </table:table-cell>
          <table:table-cell office:value-type="float" office:value="5705023" calcext:value-type="float">
            <text:p>5705023</text:p>
          </table:table-cell>
          <table:table-cell office:value-type="float" office:value="3702779" calcext:value-type="float">
            <text:p>3702779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1</text:p>
          </table:table-cell>
          <table:table-cell office:value-type="string" calcext:value-type="string">
            <text:p>Esmeralda </text:p>
          </table:table-cell>
          <table:table-cell office:value-type="string" calcext:value-type="string">
            <text:p>AV Esmeralda </text:p>
          </table:table-cell>
          <table:table-cell office:value-type="string" calcext:value-type="string">
            <text:p>AV Esmeralda , 284 Lt 1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Esmeralda , 284 Lt 1 - <text:s/>- Santa Terezinha de Goiás - GO&lt;/span&gt;</text:p>
          </table:table-cell>
          <table:table-cell office:value-type="string" calcext:value-type="string">
            <text:p>AV Esmeralda , 284 Lt 1 - <text:s/>- Santa Terezinha de Goiás - GO</text:p>
          </table:table-cell>
          <table:table-cell office:value-type="string" calcext:value-type="string">
            <text:p>Luciene Simão da Silv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2:52 - Thaynara Monica Lima Silva</text:p>
          </table:table-cell>
          <table:table-cell office:value-type="string" calcext:value-type="string">
            <text:p>22/12/2020 13:01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3:00:07.550</text:p>
          </table:table-cell>
          <table:table-cell office:value-type="string" calcext:value-type="string">
            <text:p>2020-12-22 13:00:32.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572" calcext:value-type="float">
            <text:p>3681572</text:p>
          </table:table-cell>
          <table:table-cell office:value-type="float" office:value="8095026" calcext:value-type="float">
            <text:p>8095026</text:p>
          </table:table-cell>
          <table:table-cell office:value-type="float" office:value="5705036" calcext:value-type="float">
            <text:p>5705036</text:p>
          </table:table-cell>
          <table:table-cell office:value-type="float" office:value="3702782" calcext:value-type="float">
            <text:p>3702782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Dona Dita </text:p>
          </table:table-cell>
          <table:table-cell office:value-type="string" calcext:value-type="string">
            <text:p>AV Dona Dita </text:p>
          </table:table-cell>
          <table:table-cell office:value-type="string" calcext:value-type="string">
            <text:p>AV Dona Dita , 360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 , 360 Centro - <text:s/>- Santa Terezinha de Goiás - GO&lt;/span&gt;</text:p>
          </table:table-cell>
          <table:table-cell office:value-type="string" calcext:value-type="string">
            <text:p>AV Dona Dita , 360 Centro - <text:s/>- Santa Terezinha de Goiás - GO</text:p>
          </table:table-cell>
          <table:table-cell office:value-type="string" calcext:value-type="string">
            <text:p>Lorrany Tavares de Castro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2/12/2020 13:00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3:06:17.5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1575" calcext:value-type="float">
            <text:p>3681575</text:p>
          </table:table-cell>
          <table:table-cell office:value-type="float" office:value="8095030" calcext:value-type="float">
            <text:p>8095030</text:p>
          </table:table-cell>
          <table:table-cell office:value-type="float" office:value="5705040" calcext:value-type="float">
            <text:p>5705040</text:p>
          </table:table-cell>
          <table:table-cell office:value-type="float" office:value="3702785" calcext:value-type="float">
            <text:p>370278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tão </text:p>
          </table:table-cell>
          <table:table-cell office:value-type="string" calcext:value-type="string">
            <text:p>AV Catão </text:p>
          </table:table-cell>
          <table:table-cell office:value-type="string" calcext:value-type="string">
            <text:p>AV Catão , 25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tão , 252 <text:s/>- <text:s/>- Santa Terezinha de Goiás - GO&lt;/span&gt;</text:p>
          </table:table-cell>
          <table:table-cell office:value-type="string" calcext:value-type="string">
            <text:p>AV Catão , 252 <text:s/>- <text:s/>- Santa Terezinha de Goiás - GO</text:p>
          </table:table-cell>
          <table:table-cell office:value-type="string" calcext:value-type="string">
            <text:p>Lucas Henrique Ribeiro Matia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3:0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5:33:39.2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6252" calcext:value-type="float">
            <text:p>3686252</text:p>
          </table:table-cell>
          <table:table-cell office:value-type="float" office:value="8100180" calcext:value-type="float">
            <text:p>8100180</text:p>
          </table:table-cell>
          <table:table-cell office:value-type="float" office:value="5710190" calcext:value-type="float">
            <text:p>5710190</text:p>
          </table:table-cell>
          <table:table-cell office:value-type="float" office:value="3707461" calcext:value-type="float">
            <text:p>370746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3. <text:s/>Cedrolina 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V Central</text:p>
          </table:table-cell>
          <table:table-cell office:value-type="string" calcext:value-type="string">
            <text:p>AV Central, Lt 1 <text:s/>Qd 3. <text:s/>Cedrolin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entral, Lt 1 <text:s/>Qd 3. <text:s/>Cedrolina <text:s/>- <text:s/>- Santa Terezinha de Goiás - GO&lt;/span&gt;</text:p>
          </table:table-cell>
          <table:table-cell office:value-type="string" calcext:value-type="string">
            <text:p>AV Central, Lt 1 <text:s/>Qd 3. <text:s/>Cedrolina <text:s/>- <text:s/>- Santa Terezinha de Goiás - GO</text:p>
          </table:table-cell>
          <table:table-cell office:value-type="string" calcext:value-type="string">
            <text:p>Luciene Mauricio da Silva </text:p>
          </table:table-cell>
          <table:table-cell office:value-type="string" calcext:value-type="string">
            <text:p>Lt 1 </text:p>
          </table:table-cell>
          <table:table-cell office:value-type="string" calcext:value-type="string">
            <text:p>Cidade de Cedrolina</text:p>
          </table:table-cell>
          <table:table-cell office:value-type="string" calcext:value-type="string">
            <text:p>22/12/2020 15:3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5:42:16.9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3686282" calcext:value-type="float">
            <text:p>3686282</text:p>
          </table:table-cell>
          <table:table-cell office:value-type="float" office:value="8102064" calcext:value-type="float">
            <text:p>8102064</text:p>
          </table:table-cell>
          <table:table-cell office:value-type="float" office:value="5712074" calcext:value-type="float">
            <text:p>5712074</text:p>
          </table:table-cell>
          <table:table-cell office:value-type="float" office:value="3707491" calcext:value-type="float">
            <text:p>370749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Campos Verdes </text:p>
          </table:table-cell>
          <table:table-cell office:value-type="string" calcext:value-type="string">
            <text:p>Espirito Santo</text:p>
          </table:table-cell>
          <table:table-cell office:value-type="string" calcext:value-type="string">
            <text:p>R Espirito Santo</text:p>
          </table:table-cell>
          <table:table-cell office:value-type="string" calcext:value-type="string">
            <text:p>R Espirito Santo, n° 1 Campos Verdes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Espirito Santo, n° 1 Campos Verdes <text:s/>- <text:s/>- Campos Verdes - GO&lt;/span&gt;</text:p>
          </table:table-cell>
          <table:table-cell office:value-type="string" calcext:value-type="string">
            <text:p>R Espirito Santo, n° 1 Campos Verdes <text:s/>- <text:s/>- Campos Verdes - GO</text:p>
          </table:table-cell>
          <table:table-cell office:value-type="string" calcext:value-type="string">
            <text:p>Luciane Alves de Souza </text:p>
          </table:table-cell>
          <table:table-cell office:value-type="string" calcext:value-type="string">
            <text:p>n° 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5:4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5:50:00.8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681" calcext:value-type="float">
            <text:p>3687681</text:p>
          </table:table-cell>
          <table:table-cell office:value-type="float" office:value="8102837" calcext:value-type="float">
            <text:p>8102837</text:p>
          </table:table-cell>
          <table:table-cell office:value-type="float" office:value="5712847" calcext:value-type="float">
            <text:p>5712847</text:p>
          </table:table-cell>
          <table:table-cell office:value-type="float" office:value="3708890" calcext:value-type="float">
            <text:p>370889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Alegre </text:p>
          </table:table-cell>
          <table:table-cell office:value-type="string" calcext:value-type="string">
            <text:p>FAZ <text:s text:c="7"/>Fazenda Alegre </text:p>
          </table:table-cell>
          <table:table-cell office:value-type="string" calcext:value-type="string">
            <text:p>FAZ <text:s text:c="7"/>Fazenda Alegre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Fazenda Alegre , 00000 <text:s/>- <text:s/>- Santa Terezinha de Goiás - GO&lt;/span&gt;</text:p>
          </table:table-cell>
          <table:table-cell office:value-type="string" calcext:value-type="string">
            <text:p>FAZ <text:s text:c="7"/>Fazenda Alegre , 00000 <text:s/>- <text:s/>- Santa Terezinha de Goiás - GO</text:p>
          </table:table-cell>
          <table:table-cell office:value-type="string" calcext:value-type="string">
            <text:p>Maria das Graças Vilas Boa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5:5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6:02:31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705" calcext:value-type="float">
            <text:p>3687705</text:p>
          </table:table-cell>
          <table:table-cell office:value-type="float" office:value="8102883" calcext:value-type="float">
            <text:p>8102883</text:p>
          </table:table-cell>
          <table:table-cell office:value-type="float" office:value="5712893" calcext:value-type="float">
            <text:p>5712893</text:p>
          </table:table-cell>
          <table:table-cell office:value-type="float" office:value="3708914" calcext:value-type="float">
            <text:p>370891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radentes </text:p>
          </table:table-cell>
          <table:table-cell office:value-type="string" calcext:value-type="string">
            <text:p>AV Tiradentes </text:p>
          </table:table-cell>
          <table:table-cell office:value-type="string" calcext:value-type="string">
            <text:p>AV Tiradentes , 227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 , 227 Centro - <text:s/>- Santa Terezinha de Goiás - GO&lt;/span&gt;</text:p>
          </table:table-cell>
          <table:table-cell office:value-type="string" calcext:value-type="string">
            <text:p>AV Tiradentes , 227 Centro - <text:s/>- Santa Terezinha de Goiás - GO</text:p>
          </table:table-cell>
          <table:table-cell office:value-type="string" calcext:value-type="string">
            <text:p>Meirivan Neves Alves Ferreira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inaçu</text:p>
          </table:table-cell>
          <table:table-cell office:value-type="string" calcext:value-type="string">
            <text:p>22/12/2020 16:0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6:05:53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3687714" calcext:value-type="float">
            <text:p>3687714</text:p>
          </table:table-cell>
          <table:table-cell office:value-type="float" office:value="8102893" calcext:value-type="float">
            <text:p>8102893</text:p>
          </table:table-cell>
          <table:table-cell office:value-type="float" office:value="5712903" calcext:value-type="float">
            <text:p>5712903</text:p>
          </table:table-cell>
          <table:table-cell office:value-type="float" office:value="3708923" calcext:value-type="float">
            <text:p>370892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Campos Verdes 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R Alagoas</text:p>
          </table:table-cell>
          <table:table-cell office:value-type="string" calcext:value-type="string">
            <text:p>R Alagoas, 182 Campos Verdes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Alagoas, 182 Campos Verdes <text:s/>- <text:s/>- Campos Verdes - GO&lt;/span&gt;</text:p>
          </table:table-cell>
          <table:table-cell office:value-type="string" calcext:value-type="string">
            <text:p>R Alagoas, 182 Campos Verdes <text:s/>- <text:s/>- Campos Verdes - GO</text:p>
          </table:table-cell>
          <table:table-cell office:value-type="string" calcext:value-type="string">
            <text:p>Maria Eduarda Coutinho Neves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6:0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6:10:42.5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721" calcext:value-type="float">
            <text:p>3687721</text:p>
          </table:table-cell>
          <table:table-cell office:value-type="float" office:value="8102906" calcext:value-type="float">
            <text:p>8102906</text:p>
          </table:table-cell>
          <table:table-cell office:value-type="float" office:value="5712916" calcext:value-type="float">
            <text:p>5712916</text:p>
          </table:table-cell>
          <table:table-cell office:value-type="float" office:value="3708930" calcext:value-type="float">
            <text:p>370893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torno</text:p>
          </table:table-cell>
          <table:table-cell office:value-type="string" calcext:value-type="string">
            <text:p>AV Contorno</text:p>
          </table:table-cell>
          <table:table-cell office:value-type="string" calcext:value-type="string">
            <text:p>AV Contorno, 278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ontorno, 278 Centro - <text:s/>- Santa Terezinha de Goiás - GO&lt;/span&gt;</text:p>
          </table:table-cell>
          <table:table-cell office:value-type="string" calcext:value-type="string">
            <text:p>AV Contorno, 278 Centro - <text:s/>- Santa Terezinha de Goiás - GO</text:p>
          </table:table-cell>
          <table:table-cell office:value-type="string" calcext:value-type="string">
            <text:p>Maria Eduarda Alves Camargo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6:1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6:16:14.6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731" calcext:value-type="float">
            <text:p>3687731</text:p>
          </table:table-cell>
          <table:table-cell office:value-type="float" office:value="8102924" calcext:value-type="float">
            <text:p>8102924</text:p>
          </table:table-cell>
          <table:table-cell office:value-type="float" office:value="5712934" calcext:value-type="float">
            <text:p>5712934</text:p>
          </table:table-cell>
          <table:table-cell office:value-type="float" office:value="3708939" calcext:value-type="float">
            <text:p>370893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. Esmeralda </text:p>
          </table:table-cell>
          <table:table-cell office:value-type="string" calcext:value-type="string">
            <text:p>das Flores </text:p>
          </table:table-cell>
          <table:table-cell office:value-type="string" calcext:value-type="string">
            <text:p>R das Flores </text:p>
          </table:table-cell>
          <table:table-cell office:value-type="string" calcext:value-type="string">
            <text:p>R das Flores , 243 St. Esmerald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das Flores , 243 St. Esmeralda <text:s/>- <text:s/>- Santa Terezinha de Goiás - GO&lt;/span&gt;</text:p>
          </table:table-cell>
          <table:table-cell office:value-type="string" calcext:value-type="string">
            <text:p>R das Flores , 243 St. Esmeralda <text:s/>- <text:s/>- Santa Terezinha de Goiás - GO</text:p>
          </table:table-cell>
          <table:table-cell office:value-type="string" calcext:value-type="string">
            <text:p>Marília Dias Pereira <text:s/>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6:1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6:25:32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749" calcext:value-type="float">
            <text:p>3687749</text:p>
          </table:table-cell>
          <table:table-cell office:value-type="float" office:value="8102953" calcext:value-type="float">
            <text:p>8102953</text:p>
          </table:table-cell>
          <table:table-cell office:value-type="float" office:value="5712963" calcext:value-type="float">
            <text:p>5712963</text:p>
          </table:table-cell>
          <table:table-cell office:value-type="float" office:value="3708957" calcext:value-type="float">
            <text:p>3708957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Esmeralda.</text:p>
          </table:table-cell>
          <table:table-cell office:value-type="string" calcext:value-type="string">
            <text:p>Fernando de Araujo. Qd</text:p>
          </table:table-cell>
          <table:table-cell office:value-type="string" calcext:value-type="string">
            <text:p>AV Fernando de Araujo. Qd</text:p>
          </table:table-cell>
          <table:table-cell office:value-type="string" calcext:value-type="string">
            <text:p>AV Fernando de Araujo. Qd, 282 St Esmeralda.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Fernando de Araujo. Qd, 282 St Esmeralda. - <text:s/>- Santa Terezinha de Goiás - GO&lt;/span&gt;</text:p>
          </table:table-cell>
          <table:table-cell office:value-type="string" calcext:value-type="string">
            <text:p>AV Fernando de Araujo. Qd, 282 St Esmeralda. - <text:s/>- Santa Terezinha de Goiás - GO</text:p>
          </table:table-cell>
          <table:table-cell office:value-type="string" calcext:value-type="string">
            <text:p>Maria Euzeni Alves Martins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6:2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6:51:46.9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float" office:value="3687798" calcext:value-type="float">
            <text:p>3687798</text:p>
          </table:table-cell>
          <table:table-cell office:value-type="float" office:value="8103038" calcext:value-type="float">
            <text:p>8103038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3709006" calcext:value-type="float">
            <text:p>370900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ix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uso Alto. Crixás </text:p>
          </table:table-cell>
          <table:table-cell office:value-type="string" calcext:value-type="string">
            <text:p>FAZ <text:s text:c="7"/>Pouso Alto. Crixás </text:p>
          </table:table-cell>
          <table:table-cell office:value-type="string" calcext:value-type="string">
            <text:p>FAZ <text:s text:c="7"/>Pouso Alto. Crixás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Pouso Alto. Crixás , 00000 <text:s/>- <text:s/>- Crixás - GO&lt;/span&gt;</text:p>
          </table:table-cell>
          <table:table-cell office:value-type="string" calcext:value-type="string">
            <text:p>FAZ <text:s text:c="7"/>Pouso Alto. Crixás , 00000 <text:s/>- <text:s/>- Crixás - GO</text:p>
          </table:table-cell>
          <table:table-cell office:value-type="string" calcext:value-type="string">
            <text:p>Marina da Silva Gomes Net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6:5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00:23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11" calcext:value-type="float">
            <text:p>3687811</text:p>
          </table:table-cell>
          <table:table-cell office:value-type="float" office:value="8103059" calcext:value-type="float">
            <text:p>8103059</text:p>
          </table:table-cell>
          <table:table-cell office:value-type="float" office:value="5713069" calcext:value-type="float">
            <text:p>5713069</text:p>
          </table:table-cell>
          <table:table-cell office:value-type="float" office:value="3709019" calcext:value-type="float">
            <text:p>370901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Esmeralda </text:p>
          </table:table-cell>
          <table:table-cell office:value-type="string" calcext:value-type="string">
            <text:p>Fernando de Araujo </text:p>
          </table:table-cell>
          <table:table-cell office:value-type="string" calcext:value-type="string">
            <text:p>AV Fernando de Araujo </text:p>
          </table:table-cell>
          <table:table-cell office:value-type="string" calcext:value-type="string">
            <text:p>AV Fernando de Araujo , 281 St Esmerald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Fernando de Araujo , 281 St Esmeralda <text:s/>- <text:s/>- Santa Terezinha de Goiás - GO&lt;/span&gt;</text:p>
          </table:table-cell>
          <table:table-cell office:value-type="string" calcext:value-type="string">
            <text:p>AV Fernando de Araujo , 281 St Esmeralda <text:s/>- <text:s/>- Santa Terezinha de Goiás - GO</text:p>
          </table:table-cell>
          <table:table-cell office:value-type="string" calcext:value-type="string">
            <text:p>Marcelo Ribeiro Fonseca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0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12:02.0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31" calcext:value-type="float">
            <text:p>3687831</text:p>
          </table:table-cell>
          <table:table-cell office:value-type="float" office:value="8103096" calcext:value-type="float">
            <text:p>8103096</text:p>
          </table:table-cell>
          <table:table-cell office:value-type="float" office:value="5713106" calcext:value-type="float">
            <text:p>5713106</text:p>
          </table:table-cell>
          <table:table-cell office:value-type="float" office:value="3709039" calcext:value-type="float">
            <text:p>370903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sé Elias Sobrinho</text:p>
          </table:table-cell>
          <table:table-cell office:value-type="string" calcext:value-type="string">
            <text:p>AV José Elias Sobrinho</text:p>
          </table:table-cell>
          <table:table-cell office:value-type="string" calcext:value-type="string">
            <text:p>AV José Elias Sobrinho, 235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é Elias Sobrinho, 235 Centro - <text:s/>- Santa Terezinha de Goiás - GO&lt;/span&gt;</text:p>
          </table:table-cell>
          <table:table-cell office:value-type="string" calcext:value-type="string">
            <text:p>AV José Elias Sobrinho, 235 Centro - <text:s/>- Santa Terezinha de Goiás - GO</text:p>
          </table:table-cell>
          <table:table-cell office:value-type="string" calcext:value-type="string">
            <text:p>Marcleide da Paixão Souza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1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16:23.8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44" calcext:value-type="float">
            <text:p>3687844</text:p>
          </table:table-cell>
          <table:table-cell office:value-type="float" office:value="8103106" calcext:value-type="float">
            <text:p>8103106</text:p>
          </table:table-cell>
          <table:table-cell office:value-type="float" office:value="5713116" calcext:value-type="float">
            <text:p>5713116</text:p>
          </table:table-cell>
          <table:table-cell office:value-type="float" office:value="3709052" calcext:value-type="float">
            <text:p>370905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ndorama. St Palmas </text:p>
          </table:table-cell>
          <table:table-cell office:value-type="string" calcext:value-type="string">
            <text:p>AV Pindorama. St Palmas </text:p>
          </table:table-cell>
          <table:table-cell office:value-type="string" calcext:value-type="string">
            <text:p>AV Pindorama. St Palmas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Pindorama. St Palmas , 00000 <text:s/>- <text:s/>- Santa Terezinha de Goiás - GO&lt;/span&gt;</text:p>
          </table:table-cell>
          <table:table-cell office:value-type="string" calcext:value-type="string">
            <text:p>AV Pindorama. St Palmas , 00000 <text:s/>- <text:s/>- Santa Terezinha de Goiás - GO</text:p>
          </table:table-cell>
          <table:table-cell office:value-type="string" calcext:value-type="string">
            <text:p>Mikaely Moreira de Souz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1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21:06.4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47" calcext:value-type="float">
            <text:p>3687847</text:p>
          </table:table-cell>
          <table:table-cell office:value-type="float" office:value="8103118" calcext:value-type="float">
            <text:p>8103118</text:p>
          </table:table-cell>
          <table:table-cell office:value-type="float" office:value="5713128" calcext:value-type="float">
            <text:p>5713128</text:p>
          </table:table-cell>
          <table:table-cell office:value-type="float" office:value="3709055" calcext:value-type="float">
            <text:p>370905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1. Centro </text:p>
          </table:table-cell>
          <table:table-cell office:value-type="string" calcext:value-type="string">
            <text:p>das Esmeralda. Qd</text:p>
          </table:table-cell>
          <table:table-cell office:value-type="string" calcext:value-type="string">
            <text:p>AV das Esmeralda. Qd</text:p>
          </table:table-cell>
          <table:table-cell office:value-type="string" calcext:value-type="string">
            <text:p>AV das Esmeralda. Qd, 285 Lt 1.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as Esmeralda. Qd, 285 Lt 1. Centro <text:s/>- <text:s/>- Santa Terezinha de Goiás - GO&lt;/span&gt;</text:p>
          </table:table-cell>
          <table:table-cell office:value-type="string" calcext:value-type="string">
            <text:p>AV das Esmeralda. Qd, 285 Lt 1. Centro <text:s/>- <text:s/>- Santa Terezinha de Goiás - GO</text:p>
          </table:table-cell>
          <table:table-cell office:value-type="string" calcext:value-type="string">
            <text:p>Maria Nancy de Oliveira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2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24:50.7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56" calcext:value-type="float">
            <text:p>3687856</text:p>
          </table:table-cell>
          <table:table-cell office:value-type="float" office:value="8103139" calcext:value-type="float">
            <text:p>8103139</text:p>
          </table:table-cell>
          <table:table-cell office:value-type="float" office:value="5713149" calcext:value-type="float">
            <text:p>5713149</text:p>
          </table:table-cell>
          <table:table-cell office:value-type="float" office:value="3709064" calcext:value-type="float">
            <text:p>370906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ra </text:p>
          </table:table-cell>
          <table:table-cell office:value-type="string" calcext:value-type="string">
            <text:p>FAZ <text:s text:c="7"/>Arara </text:p>
          </table:table-cell>
          <table:table-cell office:value-type="string" calcext:value-type="string">
            <text:p>FAZ <text:s text:c="7"/>Arar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Arara , 00000 <text:s/>- <text:s/>- Santa Terezinha de Goiás - GO&lt;/span&gt;</text:p>
          </table:table-cell>
          <table:table-cell office:value-type="string" calcext:value-type="string">
            <text:p>FAZ <text:s text:c="7"/>Arara , 00000 <text:s/>- <text:s/>- Santa Terezinha de Goiás - GO</text:p>
          </table:table-cell>
          <table:table-cell office:value-type="string" calcext:value-type="string">
            <text:p>Maria Lucia Pereira Vieir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2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28:17.0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61" calcext:value-type="float">
            <text:p>3687861</text:p>
          </table:table-cell>
          <table:table-cell office:value-type="float" office:value="8103146" calcext:value-type="float">
            <text:p>8103146</text:p>
          </table:table-cell>
          <table:table-cell office:value-type="float" office:value="5713156" calcext:value-type="float">
            <text:p>5713156</text:p>
          </table:table-cell>
          <table:table-cell office:value-type="float" office:value="3709069" calcext:value-type="float">
            <text:p>370906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Erica Verissima </text:p>
          </table:table-cell>
          <table:table-cell office:value-type="string" calcext:value-type="string">
            <text:p>R Erica Verissima </text:p>
          </table:table-cell>
          <table:table-cell office:value-type="string" calcext:value-type="string">
            <text:p>R Erica Verissima , 5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Erica Verissima , 5 Centro <text:s/>- <text:s/>- Santa Terezinha de Goiás - GO&lt;/span&gt;</text:p>
          </table:table-cell>
          <table:table-cell office:value-type="string" calcext:value-type="string">
            <text:p>R Erica Verissima , 5 Centro <text:s/>- <text:s/>- Santa Terezinha de Goiás - GO</text:p>
          </table:table-cell>
          <table:table-cell office:value-type="string" calcext:value-type="string">
            <text:p>Monrik Silva Pitalug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2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31:38.9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67" calcext:value-type="float">
            <text:p>3687867</text:p>
          </table:table-cell>
          <table:table-cell office:value-type="float" office:value="8103156" calcext:value-type="float">
            <text:p>8103156</text:p>
          </table:table-cell>
          <table:table-cell office:value-type="float" office:value="5713166" calcext:value-type="float">
            <text:p>5713166</text:p>
          </table:table-cell>
          <table:table-cell office:value-type="float" office:value="3709075" calcext:value-type="float">
            <text:p>370907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nardo </text:p>
          </table:table-cell>
          <table:table-cell office:value-type="string" calcext:value-type="string">
            <text:p>R Bernardo </text:p>
          </table:table-cell>
          <table:table-cell office:value-type="string" calcext:value-type="string">
            <text:p>R Bernardo , 269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Bernardo , 269 <text:s/>- <text:s/>- Santa Terezinha de Goiás - GO&lt;/span&gt;</text:p>
          </table:table-cell>
          <table:table-cell office:value-type="string" calcext:value-type="string">
            <text:p>R Bernardo , 269 <text:s/>- <text:s/>- Santa Terezinha de Goiás - GO</text:p>
          </table:table-cell>
          <table:table-cell office:value-type="string" calcext:value-type="string">
            <text:p>Maria de Fátima Dias Guimarães Souz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3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33:49.7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71" calcext:value-type="float">
            <text:p>3687871</text:p>
          </table:table-cell>
          <table:table-cell office:value-type="float" office:value="8103163" calcext:value-type="float">
            <text:p>8103163</text:p>
          </table:table-cell>
          <table:table-cell office:value-type="float" office:value="5713173" calcext:value-type="float">
            <text:p>5713173</text:p>
          </table:table-cell>
          <table:table-cell office:value-type="float" office:value="3709079" calcext:value-type="float">
            <text:p>370907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alão </text:p>
          </table:table-cell>
          <table:table-cell office:value-type="string" calcext:value-type="string">
            <text:p>AV Catalão </text:p>
          </table:table-cell>
          <table:table-cell office:value-type="string" calcext:value-type="string">
            <text:p>AV Catalão , 311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talão , 311 Centro - <text:s/>- Santa Terezinha de Goiás - GO&lt;/span&gt;</text:p>
          </table:table-cell>
          <table:table-cell office:value-type="string" calcext:value-type="string">
            <text:p>AV Catalão , 311 Centro - <text:s/>- Santa Terezinha de Goiás - GO</text:p>
          </table:table-cell>
          <table:table-cell office:value-type="string" calcext:value-type="string">
            <text:p>Maria Luiza Alves Honorato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3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38:02.5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77" calcext:value-type="float">
            <text:p>3687877</text:p>
          </table:table-cell>
          <table:table-cell office:value-type="float" office:value="8103169" calcext:value-type="float">
            <text:p>8103169</text:p>
          </table:table-cell>
          <table:table-cell office:value-type="float" office:value="5713179" calcext:value-type="float">
            <text:p>5713179</text:p>
          </table:table-cell>
          <table:table-cell office:value-type="float" office:value="3709084" calcext:value-type="float">
            <text:p>370908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radentes </text:p>
          </table:table-cell>
          <table:table-cell office:value-type="string" calcext:value-type="string">
            <text:p>AV Tiradentes </text:p>
          </table:table-cell>
          <table:table-cell office:value-type="string" calcext:value-type="string">
            <text:p>AV Tiradentes , 243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 , 243 <text:s/>- <text:s/>- Santa Terezinha de Goiás - GO&lt;/span&gt;</text:p>
          </table:table-cell>
          <table:table-cell office:value-type="string" calcext:value-type="string">
            <text:p>AV Tiradentes , 243 <text:s/>- <text:s/>- Santa Terezinha de Goiás - GO</text:p>
          </table:table-cell>
          <table:table-cell office:value-type="string" calcext:value-type="string">
            <text:p>Matheus Silva Naves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3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39:48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81" calcext:value-type="float">
            <text:p>3687881</text:p>
          </table:table-cell>
          <table:table-cell office:value-type="float" office:value="8103174" calcext:value-type="float">
            <text:p>8103174</text:p>
          </table:table-cell>
          <table:table-cell office:value-type="float" office:value="5713184" calcext:value-type="float">
            <text:p>5713184</text:p>
          </table:table-cell>
          <table:table-cell office:value-type="float" office:value="3709088" calcext:value-type="float">
            <text:p>370908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AV Catalão</text:p>
          </table:table-cell>
          <table:table-cell office:value-type="string" calcext:value-type="string">
            <text:p>AV Catalão, 373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talão, 373 Centro <text:s/>- <text:s/>- Santa Terezinha de Goiás - GO&lt;/span&gt;</text:p>
          </table:table-cell>
          <table:table-cell office:value-type="string" calcext:value-type="string">
            <text:p>AV Catalão, 373 Centro <text:s/>- <text:s/>- Santa Terezinha de Goiás - GO</text:p>
          </table:table-cell>
          <table:table-cell office:value-type="string" calcext:value-type="string">
            <text:p>Magda Vieira da Silva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39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42:15.1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89" calcext:value-type="float">
            <text:p>3687889</text:p>
          </table:table-cell>
          <table:table-cell office:value-type="float" office:value="8103182" calcext:value-type="float">
            <text:p>8103182</text:p>
          </table:table-cell>
          <table:table-cell office:value-type="float" office:value="5713192" calcext:value-type="float">
            <text:p>5713192</text:p>
          </table:table-cell>
          <table:table-cell office:value-type="float" office:value="3709095" calcext:value-type="float">
            <text:p>370909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na Dita </text:p>
          </table:table-cell>
          <table:table-cell office:value-type="string" calcext:value-type="string">
            <text:p>AV Dona Dita </text:p>
          </table:table-cell>
          <table:table-cell office:value-type="string" calcext:value-type="string">
            <text:p>AV Dona Dit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 , 00000 <text:s/>- <text:s/>- Santa Terezinha de Goiás - GO&lt;/span&gt;</text:p>
          </table:table-cell>
          <table:table-cell office:value-type="string" calcext:value-type="string">
            <text:p>AV Dona Dita , 00000 <text:s/>- <text:s/>- Santa Terezinha de Goiás - GO</text:p>
          </table:table-cell>
          <table:table-cell office:value-type="string" calcext:value-type="string">
            <text:p>Meuriany Xavier Rodrigu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4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44:46.4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894" calcext:value-type="float">
            <text:p>3687894</text:p>
          </table:table-cell>
          <table:table-cell office:value-type="float" office:value="8103190" calcext:value-type="float">
            <text:p>8103190</text:p>
          </table:table-cell>
          <table:table-cell office:value-type="float" office:value="5713200" calcext:value-type="float">
            <text:p>5713200</text:p>
          </table:table-cell>
          <table:table-cell office:value-type="float" office:value="3709100" calcext:value-type="float">
            <text:p>370910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José Elias</text:p>
          </table:table-cell>
          <table:table-cell office:value-type="string" calcext:value-type="string">
            <text:p>R José Elias</text:p>
          </table:table-cell>
          <table:table-cell office:value-type="string" calcext:value-type="string">
            <text:p>R José Elias, 222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José Elias, 222 Centro <text:s/>- <text:s/>- Santa Terezinha de Goiás - GO&lt;/span&gt;</text:p>
          </table:table-cell>
          <table:table-cell office:value-type="string" calcext:value-type="string">
            <text:p>R José Elias, 222 Centro <text:s/>- <text:s/>- Santa Terezinha de Goiás - GO</text:p>
          </table:table-cell>
          <table:table-cell office:value-type="string" calcext:value-type="string">
            <text:p>Marilene Vieira Silva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4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7:48:05.3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7900" calcext:value-type="float">
            <text:p>3687900</text:p>
          </table:table-cell>
          <table:table-cell office:value-type="float" office:value="8103195" calcext:value-type="float">
            <text:p>8103195</text:p>
          </table:table-cell>
          <table:table-cell office:value-type="float" office:value="5713205" calcext:value-type="float">
            <text:p>5713205</text:p>
          </table:table-cell>
          <table:table-cell office:value-type="float" office:value="3709106" calcext:value-type="float">
            <text:p>370910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po Limpo </text:p>
          </table:table-cell>
          <table:table-cell office:value-type="string" calcext:value-type="string">
            <text:p>FAZ <text:s text:c="7"/>Campo Limpo </text:p>
          </table:table-cell>
          <table:table-cell office:value-type="string" calcext:value-type="string">
            <text:p>FAZ <text:s text:c="7"/>Campo Limpo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Campo Limpo , 00000 <text:s/>- <text:s/>- Santa Terezinha de Goiás - GO&lt;/span&gt;</text:p>
          </table:table-cell>
          <table:table-cell office:value-type="string" calcext:value-type="string">
            <text:p>FAZ <text:s text:c="7"/>Campo Limpo , 00000 <text:s/>- <text:s/>- Santa Terezinha de Goiás - GO</text:p>
          </table:table-cell>
          <table:table-cell office:value-type="string" calcext:value-type="string">
            <text:p>Mirian Narciso Oliveir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7:4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9:12:50.887</text:p>
          </table:table-cell>
          <table:table-cell office:value-type="string" calcext:value-type="string">
            <text:p>2020-12-22 19:13:23.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66" calcext:value-type="float">
            <text:p>3688166</text:p>
          </table:table-cell>
          <table:table-cell office:value-type="float" office:value="8103271" calcext:value-type="float">
            <text:p>8103271</text:p>
          </table:table-cell>
          <table:table-cell office:value-type="float" office:value="5713281" calcext:value-type="float">
            <text:p>5713281</text:p>
          </table:table-cell>
          <table:table-cell office:value-type="float" office:value="3709161" calcext:value-type="float">
            <text:p>3709161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etor Esmeralda </text:p>
          </table:table-cell>
          <table:table-cell office:value-type="string" calcext:value-type="string">
            <text:p>Esmeraldas </text:p>
          </table:table-cell>
          <table:table-cell office:value-type="string" calcext:value-type="string">
            <text:p>AV Esmeraldas </text:p>
          </table:table-cell>
          <table:table-cell office:value-type="string" calcext:value-type="string">
            <text:p>AV Esmeraldas , 285 Setor Esmerald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Esmeraldas , 285 Setor Esmeralda <text:s/>- <text:s/>- Santa Terezinha de Goiás - GO&lt;/span&gt;</text:p>
          </table:table-cell>
          <table:table-cell office:value-type="string" calcext:value-type="string">
            <text:p>AV Esmeraldas , 285 Setor Esmeralda <text:s/>- <text:s/>- Santa Terezinha de Goiás - GO</text:p>
          </table:table-cell>
          <table:table-cell office:value-type="string" calcext:value-type="string">
            <text:p>Maria Luiza Braga da Silv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strela do Norte </text:p>
          </table:table-cell>
          <table:table-cell office:value-type="string" calcext:value-type="string">
            <text:p>22/12/2020 19:12 - Thaynara Monica Lima Silva</text:p>
          </table:table-cell>
          <table:table-cell office:value-type="string" calcext:value-type="string">
            <text:p>22/12/2020 19:13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9:16:42.8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67" calcext:value-type="float">
            <text:p>3688167</text:p>
          </table:table-cell>
          <table:table-cell office:value-type="float" office:value="8103276" calcext:value-type="float">
            <text:p>8103276</text:p>
          </table:table-cell>
          <table:table-cell office:value-type="float" office:value="5713286" calcext:value-type="float">
            <text:p>5713286</text:p>
          </table:table-cell>
          <table:table-cell office:value-type="float" office:value="3709162" calcext:value-type="float">
            <text:p>370916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Dona Dita</text:p>
          </table:table-cell>
          <table:table-cell office:value-type="string" calcext:value-type="string">
            <text:p>AV Dona Dita</text:p>
          </table:table-cell>
          <table:table-cell office:value-type="string" calcext:value-type="string">
            <text:p>AV Dona Dita, 360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, 360 Centro <text:s/>- <text:s/>- Santa Terezinha de Goiás - GO&lt;/span&gt;</text:p>
          </table:table-cell>
          <table:table-cell office:value-type="string" calcext:value-type="string">
            <text:p>AV Dona Dita, 360 Centro <text:s/>- <text:s/>- Santa Terezinha de Goiás - GO</text:p>
          </table:table-cell>
          <table:table-cell office:value-type="string" calcext:value-type="string">
            <text:p>Maria Lúcia de Castro Gonçalves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9:1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9:18:56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68" calcext:value-type="float">
            <text:p>3688168</text:p>
          </table:table-cell>
          <table:table-cell office:value-type="float" office:value="8103278" calcext:value-type="float">
            <text:p>8103278</text:p>
          </table:table-cell>
          <table:table-cell office:value-type="float" office:value="5713288" calcext:value-type="float">
            <text:p>5713288</text:p>
          </table:table-cell>
          <table:table-cell office:value-type="float" office:value="3709163" calcext:value-type="float">
            <text:p>370916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dra Branca </text:p>
          </table:table-cell>
          <table:table-cell office:value-type="string" calcext:value-type="string">
            <text:p>FAZ <text:s text:c="7"/>Pedra Branca </text:p>
          </table:table-cell>
          <table:table-cell office:value-type="string" calcext:value-type="string">
            <text:p>FAZ <text:s text:c="7"/>Pedra Branc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Pedra Branca , 00000 <text:s/>- <text:s/>- Santa Terezinha de Goiás - GO&lt;/span&gt;</text:p>
          </table:table-cell>
          <table:table-cell office:value-type="string" calcext:value-type="string">
            <text:p>FAZ <text:s text:c="7"/>Pedra Branca , 00000 <text:s/>- <text:s/>- Santa Terezinha de Goiás - GO</text:p>
          </table:table-cell>
          <table:table-cell office:value-type="string" calcext:value-type="string">
            <text:p>Maria Julia de As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9:1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9:22:21.5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69" calcext:value-type="float">
            <text:p>3688169</text:p>
          </table:table-cell>
          <table:table-cell office:value-type="float" office:value="8103280" calcext:value-type="float">
            <text:p>8103280</text:p>
          </table:table-cell>
          <table:table-cell office:value-type="float" office:value="5713290" calcext:value-type="float">
            <text:p>5713290</text:p>
          </table:table-cell>
          <table:table-cell office:value-type="float" office:value="3709164" calcext:value-type="float">
            <text:p>370916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José Elias Sobrinho</text:p>
          </table:table-cell>
          <table:table-cell office:value-type="string" calcext:value-type="string">
            <text:p>AV José Elias Sobrinho</text:p>
          </table:table-cell>
          <table:table-cell office:value-type="string" calcext:value-type="string">
            <text:p>AV José Elias Sobrinho, 00000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é Elias Sobrinho, 00000 Centro <text:s/>- <text:s/>- Santa Terezinha de Goiás - GO&lt;/span&gt;</text:p>
          </table:table-cell>
          <table:table-cell office:value-type="string" calcext:value-type="string">
            <text:p>AV José Elias Sobrinho, 00000 Centro <text:s/>- <text:s/>- Santa Terezinha de Goiás - GO</text:p>
          </table:table-cell>
          <table:table-cell office:value-type="string" calcext:value-type="string">
            <text:p>Marcela Souza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2/12/2020 19:2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9:42:04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74" calcext:value-type="float">
            <text:p>3688174</text:p>
          </table:table-cell>
          <table:table-cell office:value-type="float" office:value="8103291" calcext:value-type="float">
            <text:p>8103291</text:p>
          </table:table-cell>
          <table:table-cell office:value-type="float" office:value="5713301" calcext:value-type="float">
            <text:p>5713301</text:p>
          </table:table-cell>
          <table:table-cell office:value-type="float" office:value="3709169" calcext:value-type="float">
            <text:p>370916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Dona Dita </text:p>
          </table:table-cell>
          <table:table-cell office:value-type="string" calcext:value-type="string">
            <text:p>AV Dona Dita </text:p>
          </table:table-cell>
          <table:table-cell office:value-type="string" calcext:value-type="string">
            <text:p>AV Dona Dita , 320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 , 320 Centro <text:s/>- <text:s/>- Santa Terezinha de Goiás - GO&lt;/span&gt;</text:p>
          </table:table-cell>
          <table:table-cell office:value-type="string" calcext:value-type="string">
            <text:p>AV Dona Dita , 320 Centro <text:s/>- <text:s/>- Santa Terezinha de Goiás - GO</text:p>
          </table:table-cell>
          <table:table-cell office:value-type="string" calcext:value-type="string">
            <text:p>Marisa de Lima Ferreira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9:4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19:53:08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76" calcext:value-type="float">
            <text:p>3688176</text:p>
          </table:table-cell>
          <table:table-cell office:value-type="float" office:value="8103293" calcext:value-type="float">
            <text:p>8103293</text:p>
          </table:table-cell>
          <table:table-cell office:value-type="float" office:value="5713303" calcext:value-type="float">
            <text:p>5713303</text:p>
          </table:table-cell>
          <table:table-cell office:value-type="float" office:value="3709171" calcext:value-type="float">
            <text:p>370917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. Julio Venancio </text:p>
          </table:table-cell>
          <table:table-cell office:value-type="string" calcext:value-type="string">
            <text:p>Chácara Caiçara </text:p>
          </table:table-cell>
          <table:table-cell office:value-type="string" calcext:value-type="string">
            <text:p>AV Chácara Caiçara </text:p>
          </table:table-cell>
          <table:table-cell office:value-type="string" calcext:value-type="string">
            <text:p>AV Chácara Caiçara , 00000 St. Julio Venanci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hácara Caiçara , 00000 St. Julio Venancio <text:s/>- <text:s/>- Santa Terezinha de Goiás - GO&lt;/span&gt;</text:p>
          </table:table-cell>
          <table:table-cell office:value-type="string" calcext:value-type="string">
            <text:p>AV Chácara Caiçara , 00000 St. Julio Venancio <text:s/>- <text:s/>- Santa Terezinha de Goiás - GO</text:p>
          </table:table-cell>
          <table:table-cell office:value-type="string" calcext:value-type="string">
            <text:p>Natalia Cristina Venânci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19:5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20:00:44.5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78" calcext:value-type="float">
            <text:p>3688178</text:p>
          </table:table-cell>
          <table:table-cell office:value-type="float" office:value="8103296" calcext:value-type="float">
            <text:p>8103296</text:p>
          </table:table-cell>
          <table:table-cell office:value-type="float" office:value="5713306" calcext:value-type="float">
            <text:p>5713306</text:p>
          </table:table-cell>
          <table:table-cell office:value-type="float" office:value="3709173" calcext:value-type="float">
            <text:p>370917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tor Julio Venâncio </text:p>
          </table:table-cell>
          <table:table-cell office:value-type="string" calcext:value-type="string">
            <text:p>R Setor Julio Venâncio </text:p>
          </table:table-cell>
          <table:table-cell office:value-type="string" calcext:value-type="string">
            <text:p>R Setor Julio Venâncio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Setor Julio Venâncio , 00000 <text:s/>- <text:s/>- Santa Terezinha de Goiás - GO&lt;/span&gt;</text:p>
          </table:table-cell>
          <table:table-cell office:value-type="string" calcext:value-type="string">
            <text:p>R Setor Julio Venâncio , 00000 <text:s/>- <text:s/>- Santa Terezinha de Goiás - GO</text:p>
          </table:table-cell>
          <table:table-cell office:value-type="string" calcext:value-type="string">
            <text:p>Núlria Aparecida Rodriguê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20:0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20:21:33.5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82" calcext:value-type="float">
            <text:p>3688182</text:p>
          </table:table-cell>
          <table:table-cell office:value-type="float" office:value="8103302" calcext:value-type="float">
            <text:p>8103302</text:p>
          </table:table-cell>
          <table:table-cell office:value-type="float" office:value="5713312" calcext:value-type="float">
            <text:p>5713312</text:p>
          </table:table-cell>
          <table:table-cell office:value-type="float" office:value="3709177" calcext:value-type="float">
            <text:p>3709177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Boa Vontade </text:p>
          </table:table-cell>
          <table:table-cell office:value-type="string" calcext:value-type="string">
            <text:p>R Boa Vontade </text:p>
          </table:table-cell>
          <table:table-cell office:value-type="string" calcext:value-type="string">
            <text:p>R Boa Vontade , 00000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Boa Vontade , 00000 Centro <text:s/>- <text:s/>- Santa Terezinha de Goiás - GO&lt;/span&gt;</text:p>
          </table:table-cell>
          <table:table-cell office:value-type="string" calcext:value-type="string">
            <text:p>R Boa Vontade , 00000 Centro <text:s/>- <text:s/>- Santa Terezinha de Goiás - GO</text:p>
          </table:table-cell>
          <table:table-cell office:value-type="string" calcext:value-type="string">
            <text:p>Nilton Correia Maciel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20:2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20:24:49.2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83" calcext:value-type="float">
            <text:p>3688183</text:p>
          </table:table-cell>
          <table:table-cell office:value-type="float" office:value="8103303" calcext:value-type="float">
            <text:p>8103303</text:p>
          </table:table-cell>
          <table:table-cell office:value-type="float" office:value="5713313" calcext:value-type="float">
            <text:p>5713313</text:p>
          </table:table-cell>
          <table:table-cell office:value-type="float" office:value="3709178" calcext:value-type="float">
            <text:p>370917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sé Sobrinho</text:p>
          </table:table-cell>
          <table:table-cell office:value-type="string" calcext:value-type="string">
            <text:p>AV José Sobrinho</text:p>
          </table:table-cell>
          <table:table-cell office:value-type="string" calcext:value-type="string">
            <text:p>AV José Sobrinho, 356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é Sobrinho, 356 <text:s/>- <text:s/>- Santa Terezinha de Goiás - GO&lt;/span&gt;</text:p>
          </table:table-cell>
          <table:table-cell office:value-type="string" calcext:value-type="string">
            <text:p>AV José Sobrinho, 356 <text:s/>- <text:s/>- Santa Terezinha de Goiás - GO</text:p>
          </table:table-cell>
          <table:table-cell office:value-type="string" calcext:value-type="string">
            <text:p>Natasha Lorrane de Souza Maraes Duarte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/12/2020 20:2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2 20:30:19.3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184" calcext:value-type="float">
            <text:p>3688184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3709179" calcext:value-type="float">
            <text:p>370917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Bairro São Paulo </text:p>
          </table:table-cell>
          <table:table-cell office:value-type="string" calcext:value-type="string">
            <text:p>Cascalhão </text:p>
          </table:table-cell>
          <table:table-cell office:value-type="string" calcext:value-type="string">
            <text:p>R Cascalhão </text:p>
          </table:table-cell>
          <table:table-cell office:value-type="string" calcext:value-type="string">
            <text:p>R Cascalhão , 234 Bairro São Paul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ascalhão , 234 Bairro São Paulo <text:s/>- <text:s/>- Santa Terezinha de Goiás - GO&lt;/span&gt;</text:p>
          </table:table-cell>
          <table:table-cell office:value-type="string" calcext:value-type="string">
            <text:p>R Cascalhão , 234 Bairro São Paulo <text:s/>- <text:s/>- Santa Terezinha de Goiás - GO</text:p>
          </table:table-cell>
          <table:table-cell office:value-type="string" calcext:value-type="string">
            <text:p>Neuza Ribeiro Xavier Rodrigues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ilar - GO</text:p>
          </table:table-cell>
          <table:table-cell office:value-type="string" calcext:value-type="string">
            <text:p>22/12/2020 20:3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0:18:08.350</text:p>
          </table:table-cell>
          <table:table-cell office:value-type="string" calcext:value-type="string">
            <text:p>2020-12-23 12:23:50.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357" calcext:value-type="float">
            <text:p>3688357</text:p>
          </table:table-cell>
          <table:table-cell office:value-type="float" office:value="8103596" calcext:value-type="float">
            <text:p>8103596</text:p>
          </table:table-cell>
          <table:table-cell office:value-type="float" office:value="5713606" calcext:value-type="float">
            <text:p>5713606</text:p>
          </table:table-cell>
          <table:table-cell office:value-type="float" office:value="3709346" calcext:value-type="float">
            <text:p>3709346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rnardo Sayão </text:p>
          </table:table-cell>
          <table:table-cell office:value-type="string" calcext:value-type="string">
            <text:p>R Bernardo Sayão </text:p>
          </table:table-cell>
          <table:table-cell office:value-type="string" calcext:value-type="string">
            <text:p>R Bernardo Sayão , 222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Bernardo Sayão , 222 Centro - <text:s/>- Santa Terezinha de Goiás - GO&lt;/span&gt;</text:p>
          </table:table-cell>
          <table:table-cell office:value-type="string" calcext:value-type="string">
            <text:p>R Bernardo Sayão , 222 Centro - <text:s/>- Santa Terezinha de Goiás - GO</text:p>
          </table:table-cell>
          <table:table-cell office:value-type="string" calcext:value-type="string">
            <text:p>Jovita Simas de Azevedo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0:18 - Thaynara Monica Lima Silva</text:p>
          </table:table-cell>
          <table:table-cell office:value-type="string" calcext:value-type="string">
            <text:p>23/12/2020 12:23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22:22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05" calcext:value-type="float">
            <text:p>3688505</text:p>
          </table:table-cell>
          <table:table-cell office:value-type="float" office:value="8103604" calcext:value-type="float">
            <text:p>8103604</text:p>
          </table:table-cell>
          <table:table-cell office:value-type="float" office:value="5713614" calcext:value-type="float">
            <text:p>5713614</text:p>
          </table:table-cell>
          <table:table-cell office:value-type="float" office:value="3709494" calcext:value-type="float">
            <text:p>370949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nardo Sayão </text:p>
          </table:table-cell>
          <table:table-cell office:value-type="string" calcext:value-type="string">
            <text:p>R Bernardo Sayão </text:p>
          </table:table-cell>
          <table:table-cell office:value-type="string" calcext:value-type="string">
            <text:p>R Bernardo Sayão , 22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Bernardo Sayão , 222 <text:s/>- <text:s/>- Santa Terezinha de Goiás - GO&lt;/span&gt;</text:p>
          </table:table-cell>
          <table:table-cell office:value-type="string" calcext:value-type="string">
            <text:p>R Bernardo Sayão , 222 <text:s/>- <text:s/>- Santa Terezinha de Goiás - GO</text:p>
          </table:table-cell>
          <table:table-cell office:value-type="string" calcext:value-type="string">
            <text:p>Jeni Simas de Azevedo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2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0:53:01.5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400" calcext:value-type="float">
            <text:p>3688400</text:p>
          </table:table-cell>
          <table:table-cell office:value-type="float" office:value="8103714" calcext:value-type="float">
            <text:p>8103714</text:p>
          </table:table-cell>
          <table:table-cell office:value-type="float" office:value="5713724" calcext:value-type="float">
            <text:p>5713724</text:p>
          </table:table-cell>
          <table:table-cell office:value-type="float" office:value="3709389" calcext:value-type="float">
            <text:p>370938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Fazenda</text:p>
          </table:table-cell>
          <table:table-cell office:value-type="string" calcext:value-type="string">
            <text:p>Rio do Peixe </text:p>
          </table:table-cell>
          <table:table-cell office:value-type="string" calcext:value-type="string">
            <text:p>FAZ <text:s text:c="7"/>Rio do Peixe </text:p>
          </table:table-cell>
          <table:table-cell office:value-type="string" calcext:value-type="string">
            <text:p>FAZ <text:s text:c="7"/>Rio do Peixe , 00000 Fazend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Rio do Peixe , 00000 Fazenda - <text:s/>- Santa Terezinha de Goiás - GO&lt;/span&gt;</text:p>
          </table:table-cell>
          <table:table-cell office:value-type="string" calcext:value-type="string">
            <text:p>FAZ <text:s text:c="7"/>Rio do Peixe , 00000 Fazenda - <text:s/>- Santa Terezinha de Goiás - GO</text:p>
          </table:table-cell>
          <table:table-cell office:value-type="string" calcext:value-type="string">
            <text:p>Jaqueline Machado da Silv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0:5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0:55:06.8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402" calcext:value-type="float">
            <text:p>3688402</text:p>
          </table:table-cell>
          <table:table-cell office:value-type="float" office:value="8103722" calcext:value-type="float">
            <text:p>8103722</text:p>
          </table:table-cell>
          <table:table-cell office:value-type="float" office:value="5713732" calcext:value-type="float">
            <text:p>5713732</text:p>
          </table:table-cell>
          <table:table-cell office:value-type="float" office:value="3709391" calcext:value-type="float">
            <text:p>370939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 Julio Venancio. </text:p>
          </table:table-cell>
          <table:table-cell office:value-type="string" calcext:value-type="string">
            <text:p>R St Julio Venancio. </text:p>
          </table:table-cell>
          <table:table-cell office:value-type="string" calcext:value-type="string">
            <text:p>R St Julio Venancio. , Rua 1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St Julio Venancio. , Rua 1 <text:s/>- <text:s/>- Santa Terezinha de Goiás - GO&lt;/span&gt;</text:p>
          </table:table-cell>
          <table:table-cell office:value-type="string" calcext:value-type="string">
            <text:p>R St Julio Venancio. , Rua 1 <text:s/>- <text:s/>- Santa Terezinha de Goiás - GO</text:p>
          </table:table-cell>
          <table:table-cell office:value-type="string" calcext:value-type="string">
            <text:p>Jaqueline Rodrigues da Silva </text:p>
          </table:table-cell>
          <table:table-cell office:value-type="string" calcext:value-type="string">
            <text:p>Rua 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0:5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1:01:07.8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410" calcext:value-type="float">
            <text:p>3688410</text:p>
          </table:table-cell>
          <table:table-cell office:value-type="float" office:value="8103740" calcext:value-type="float">
            <text:p>8103740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3709399" calcext:value-type="float">
            <text:p>370939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1</text:p>
          </table:table-cell>
          <table:table-cell office:value-type="string" calcext:value-type="string">
            <text:p>Julio Venâncio </text:p>
          </table:table-cell>
          <table:table-cell office:value-type="string" calcext:value-type="string">
            <text:p>R Julio Venâncio </text:p>
          </table:table-cell>
          <table:table-cell office:value-type="string" calcext:value-type="string">
            <text:p>R Julio Venâncio , Rua 1 Qd 1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Julio Venâncio , Rua 1 Qd 1 - <text:s/>- Santa Terezinha de Goiás - GO&lt;/span&gt;</text:p>
          </table:table-cell>
          <table:table-cell office:value-type="string" calcext:value-type="string">
            <text:p>R Julio Venâncio , Rua 1 Qd 1 - <text:s/>- Santa Terezinha de Goiás - GO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Rua 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1:0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1:03:39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411" calcext:value-type="float">
            <text:p>3688411</text:p>
          </table:table-cell>
          <table:table-cell office:value-type="float" office:value="8103749" calcext:value-type="float">
            <text:p>8103749</text:p>
          </table:table-cell>
          <table:table-cell office:value-type="float" office:value="5713759" calcext:value-type="float">
            <text:p>5713759</text:p>
          </table:table-cell>
          <table:table-cell office:value-type="float" office:value="3709400" calcext:value-type="float">
            <text:p>370940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ulio Venancio</text:p>
          </table:table-cell>
          <table:table-cell office:value-type="string" calcext:value-type="string">
            <text:p>ST <text:s text:c="8"/>Julio Venancio</text:p>
          </table:table-cell>
          <table:table-cell office:value-type="string" calcext:value-type="string">
            <text:p>ST <text:s text:c="8"/>Julio Venancio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ST <text:s text:c="8"/>Julio Venancio, 00000 <text:s/>- <text:s/>- Santa Terezinha de Goiás - GO&lt;/span&gt;</text:p>
          </table:table-cell>
          <table:table-cell office:value-type="string" calcext:value-type="string">
            <text:p>ST <text:s text:c="8"/>Julio Venancio, 00000 <text:s/>- <text:s/>- Santa Terezinha de Goiás - GO</text:p>
          </table:table-cell>
          <table:table-cell office:value-type="string" calcext:value-type="string">
            <text:p>Janaina Ribeiro de Jesu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1:0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ST <text:s text:c="7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1:08:56.830</text:p>
          </table:table-cell>
          <table:table-cell office:value-type="string" calcext:value-type="string">
            <text:p>2020-12-23 11:12:39.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3688419" calcext:value-type="float">
            <text:p>3688419</text:p>
          </table:table-cell>
          <table:table-cell office:value-type="float" office:value="8103756" calcext:value-type="float">
            <text:p>8103756</text:p>
          </table:table-cell>
          <table:table-cell office:value-type="float" office:value="5713766" calcext:value-type="float">
            <text:p>5713766</text:p>
          </table:table-cell>
          <table:table-cell office:value-type="float" office:value="3709408" calcext:value-type="float">
            <text:p>3709408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15-000</text:p>
          </table:table-cell>
          <table:table-cell office:value-type="float" office:value="76515000" calcext:value-type="float">
            <text:p>76515000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Mun. Campos Verdes </text:p>
          </table:table-cell>
          <table:table-cell office:value-type="string" calcext:value-type="string">
            <text:p>Canaã </text:p>
          </table:table-cell>
          <table:table-cell office:value-type="string" calcext:value-type="string">
            <text:p>FAZ <text:s text:c="7"/>Canaã </text:p>
          </table:table-cell>
          <table:table-cell office:value-type="string" calcext:value-type="string">
            <text:p>FAZ <text:s text:c="7"/>Canaã , 5. Mun. Campos Verdes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Canaã , 5. Mun. Campos Verdes <text:s/>- <text:s/>- Campos Verdes - GO&lt;/span&gt;</text:p>
          </table:table-cell>
          <table:table-cell office:value-type="string" calcext:value-type="string">
            <text:p>FAZ <text:s text:c="7"/>Canaã , 5. Mun. Campos Verdes <text:s/>- <text:s/>- Campos Verdes - GO</text:p>
          </table:table-cell>
          <table:table-cell office:value-type="string" calcext:value-type="string">
            <text:p>José Antonio da Gama Ribeiro </text:p>
          </table:table-cell>
          <table:table-cell office:value-type="string" calcext:value-type="string">
            <text:p>5.</text:p>
          </table:table-cell>
          <table:table-cell office:value-type="string" calcext:value-type="string">
            <text:p>Santa Terezinha </text:p>
          </table:table-cell>
          <table:table-cell office:value-type="string" calcext:value-type="string">
            <text:p>23/12/2020 11:08 - Thaynara Monica Lima Silva</text:p>
          </table:table-cell>
          <table:table-cell office:value-type="string" calcext:value-type="string">
            <text:p>23/12/2020 11:12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1:16:34.7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435" calcext:value-type="float">
            <text:p>3688435</text:p>
          </table:table-cell>
          <table:table-cell office:value-type="float" office:value="8103778" calcext:value-type="float">
            <text:p>8103778</text:p>
          </table:table-cell>
          <table:table-cell office:value-type="float" office:value="5713788" calcext:value-type="float">
            <text:p>5713788</text:p>
          </table:table-cell>
          <table:table-cell office:value-type="float" office:value="3709424" calcext:value-type="float">
            <text:p>370942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03. Lt 01</text:p>
          </table:table-cell>
          <table:table-cell office:value-type="string" calcext:value-type="string">
            <text:p>Julio Venâncio </text:p>
          </table:table-cell>
          <table:table-cell office:value-type="string" calcext:value-type="string">
            <text:p>ST <text:s text:c="8"/>Julio Venâncio </text:p>
          </table:table-cell>
          <table:table-cell office:value-type="string" calcext:value-type="string">
            <text:p>ST <text:s text:c="8"/>Julio Venâncio , Rua 1 Qd 03. Lt 01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ST <text:s text:c="8"/>Julio Venâncio , Rua 1 Qd 03. Lt 01 - <text:s/>- Santa Terezinha de Goiás - GO&lt;/span&gt;</text:p>
          </table:table-cell>
          <table:table-cell office:value-type="string" calcext:value-type="string">
            <text:p>ST <text:s text:c="8"/>Julio Venâncio , Rua 1 Qd 03. Lt 01 - <text:s/>- Santa Terezinha de Goiás - GO</text:p>
          </table:table-cell>
          <table:table-cell office:value-type="string" calcext:value-type="string">
            <text:p>Josiane Amaral Marques </text:p>
          </table:table-cell>
          <table:table-cell office:value-type="string" calcext:value-type="string">
            <text:p>Rua 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1:1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ST <text:s text:c="7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1:25:39.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1592" calcext:value-type="float">
            <text:p>51592</text:p>
          </table:table-cell>
          <table:table-cell office:value-type="float" office:value="134" calcext:value-type="float">
            <text:p>134</text:p>
          </table:table-cell>
          <table:table-cell office:value-type="float" office:value="3688447" calcext:value-type="float">
            <text:p>3688447</text:p>
          </table:table-cell>
          <table:table-cell office:value-type="float" office:value="8103791" calcext:value-type="float">
            <text:p>8103791</text:p>
          </table:table-cell>
          <table:table-cell office:value-type="float" office:value="5713801" calcext:value-type="float">
            <text:p>5713801</text:p>
          </table:table-cell>
          <table:table-cell office:value-type="float" office:value="3709436" calcext:value-type="float">
            <text:p>370943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RDIM DAS AMERICAS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T 2 </text:p>
          </table:table-cell>
          <table:table-cell office:value-type="string" calcext:value-type="string">
            <text:p>Jd da Eden. Rua 1. Ap</text:p>
          </table:table-cell>
          <table:table-cell office:value-type="string" calcext:value-type="string">
            <text:p>COND <text:s text:c="6"/>Jd da Eden. Rua 1. Ap</text:p>
          </table:table-cell>
          <table:table-cell office:value-type="string" calcext:value-type="string">
            <text:p>COND <text:s text:c="6"/>Jd da Eden. Rua 1. Ap, 701 T 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COND <text:s text:c="6"/>Jd da Eden. Rua 1. Ap, 701 T 2 <text:s/>- JARDIM DAS AMERICAS - Anápolis - GO&lt;/span&gt;</text:p>
          </table:table-cell>
          <table:table-cell office:value-type="string" calcext:value-type="string">
            <text:p>COND <text:s text:c="6"/>Jd da Eden. Rua 1. Ap, 701 T 2 <text:s/>- JARDIM DAS AMERICAS - Anápolis - GO</text:p>
          </table:table-cell>
          <table:table-cell office:value-type="string" calcext:value-type="string">
            <text:p>José Ricardo Machado 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1:2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COND <text:s text:c="5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1:32:09.7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455" calcext:value-type="float">
            <text:p>3688455</text:p>
          </table:table-cell>
          <table:table-cell office:value-type="float" office:value="8103805" calcext:value-type="float">
            <text:p>8103805</text:p>
          </table:table-cell>
          <table:table-cell office:value-type="float" office:value="5713815" calcext:value-type="float">
            <text:p>5713815</text:p>
          </table:table-cell>
          <table:table-cell office:value-type="float" office:value="3709444" calcext:value-type="float">
            <text:p>3709444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Rua H</text:p>
          </table:table-cell>
          <table:table-cell office:value-type="string" calcext:value-type="string">
            <text:p>R Rua H</text:p>
          </table:table-cell>
          <table:table-cell office:value-type="string" calcext:value-type="string">
            <text:p>R Rua H, 245 São Paul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H, 245 São Paulo - <text:s/>- Santa Terezinha de Goiás - GO&lt;/span&gt;</text:p>
          </table:table-cell>
          <table:table-cell office:value-type="string" calcext:value-type="string">
            <text:p>R Rua H, 245 São Paulo - <text:s/>- Santa Terezinha de Goiás - GO</text:p>
          </table:table-cell>
          <table:table-cell office:value-type="string" calcext:value-type="string">
            <text:p>João Pereira da Cost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ilar -GO</text:p>
          </table:table-cell>
          <table:table-cell office:value-type="string" calcext:value-type="string">
            <text:p>23/12/2020 11:3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1:44:31.3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825" calcext:value-type="float">
            <text:p>3825</text:p>
          </table:table-cell>
          <table:table-cell office:value-type="float" office:value="3688472" calcext:value-type="float">
            <text:p>3688472</text:p>
          </table:table-cell>
          <table:table-cell office:value-type="float" office:value="8103817" calcext:value-type="float">
            <text:p>8103817</text:p>
          </table:table-cell>
          <table:table-cell office:value-type="float" office:value="5713827" calcext:value-type="float">
            <text:p>5713827</text:p>
          </table:table-cell>
          <table:table-cell office:value-type="float" office:value="3709461" calcext:value-type="float">
            <text:p>370946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Guarino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ndi</text:p>
          </table:table-cell>
          <table:table-cell office:value-type="string" calcext:value-type="string">
            <text:p>FAZ <text:s text:c="7"/>Mandi</text:p>
          </table:table-cell>
          <table:table-cell office:value-type="string" calcext:value-type="string">
            <text:p>FAZ <text:s text:c="7"/>Mandi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Mandi, 00000 <text:s/>- <text:s/>- Guarinos - GO&lt;/span&gt;</text:p>
          </table:table-cell>
          <table:table-cell office:value-type="string" calcext:value-type="string">
            <text:p>FAZ <text:s text:c="7"/>Mandi, 00000 <text:s/>- <text:s/>- Guarinos - GO</text:p>
          </table:table-cell>
          <table:table-cell office:value-type="string" calcext:value-type="string">
            <text:p>Josilene Coelho de Sous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zeiro - BA</text:p>
          </table:table-cell>
          <table:table-cell office:value-type="string" calcext:value-type="string">
            <text:p>23/12/2020 11:4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18:06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03" calcext:value-type="float">
            <text:p>3688503</text:p>
          </table:table-cell>
          <table:table-cell office:value-type="float" office:value="8103896" calcext:value-type="float">
            <text:p>8103896</text:p>
          </table:table-cell>
          <table:table-cell office:value-type="float" office:value="5713906" calcext:value-type="float">
            <text:p>5713906</text:p>
          </table:table-cell>
          <table:table-cell office:value-type="float" office:value="3709492" calcext:value-type="float">
            <text:p>370949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na Dita </text:p>
          </table:table-cell>
          <table:table-cell office:value-type="string" calcext:value-type="string">
            <text:p>AV Dona Dita </text:p>
          </table:table-cell>
          <table:table-cell office:value-type="string" calcext:value-type="string">
            <text:p>AV Dona Dita , 43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 , 430 <text:s/>- <text:s/>- Santa Terezinha de Goiás - GO&lt;/span&gt;</text:p>
          </table:table-cell>
          <table:table-cell office:value-type="string" calcext:value-type="string">
            <text:p>AV Dona Dita , 430 <text:s/>- <text:s/>- Santa Terezinha de Goiás - GO</text:p>
          </table:table-cell>
          <table:table-cell office:value-type="string" calcext:value-type="string">
            <text:p>José Cristovam Cordeiro Neto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1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25:59.8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08" calcext:value-type="float">
            <text:p>3688508</text:p>
          </table:table-cell>
          <table:table-cell office:value-type="float" office:value="8103902" calcext:value-type="float">
            <text:p>8103902</text:p>
          </table:table-cell>
          <table:table-cell office:value-type="float" office:value="5713912" calcext:value-type="float">
            <text:p>5713912</text:p>
          </table:table-cell>
          <table:table-cell office:value-type="float" office:value="3709497" calcext:value-type="float">
            <text:p>3709497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na Dita </text:p>
          </table:table-cell>
          <table:table-cell office:value-type="string" calcext:value-type="string">
            <text:p>AV Dona Dita </text:p>
          </table:table-cell>
          <table:table-cell office:value-type="string" calcext:value-type="string">
            <text:p>AV Dona Dita , 44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 , 442 <text:s/>- <text:s/>- Santa Terezinha de Goiás - GO&lt;/span&gt;</text:p>
          </table:table-cell>
          <table:table-cell office:value-type="string" calcext:value-type="string">
            <text:p>AV Dona Dita , 442 <text:s/>- <text:s/>- Santa Terezinha de Goiás - GO</text:p>
          </table:table-cell>
          <table:table-cell office:value-type="string" calcext:value-type="string">
            <text:p>Jorciene Monteiro dos Santos Reis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2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28:54.057</text:p>
          </table:table-cell>
          <table:table-cell office:value-type="string" calcext:value-type="string">
            <text:p>2020-12-24 12:19:34.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10" calcext:value-type="float">
            <text:p>3688510</text:p>
          </table:table-cell>
          <table:table-cell office:value-type="float" office:value="8103904" calcext:value-type="float">
            <text:p>8103904</text:p>
          </table:table-cell>
          <table:table-cell office:value-type="float" office:value="5713914" calcext:value-type="float">
            <text:p>5713914</text:p>
          </table:table-cell>
          <table:table-cell office:value-type="float" office:value="3709499" calcext:value-type="float">
            <text:p>3709499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Fazd Estância Guedes</text:p>
          </table:table-cell>
          <table:table-cell office:value-type="string" calcext:value-type="string">
            <text:p>Chácara Vilmar Guedes <text:s/></text:p>
          </table:table-cell>
          <table:table-cell office:value-type="string" calcext:value-type="string">
            <text:p>CH <text:s text:c="8"/>Chácara Vilmar Guedes <text:s/></text:p>
          </table:table-cell>
          <table:table-cell office:value-type="string" calcext:value-type="string">
            <text:p>CH <text:s text:c="8"/>Chácara Vilmar Guedes <text:s/>, 00000 Fazd Estância Guedes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CH <text:s text:c="8"/>Chácara Vilmar Guedes <text:s/>, 00000 Fazd Estância Guedes - <text:s/>- Santa Terezinha de Goiás - GO&lt;/span&gt;</text:p>
          </table:table-cell>
          <table:table-cell office:value-type="string" calcext:value-type="string">
            <text:p>CH <text:s text:c="8"/>Chácara Vilmar Guedes <text:s/>, 00000 Fazd Estância Guedes - <text:s/>- Santa Terezinha de Goiás - GO</text:p>
          </table:table-cell>
          <table:table-cell office:value-type="string" calcext:value-type="string">
            <text:p>Jean Carlos Dias de Oliveir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meia - FO</text:p>
          </table:table-cell>
          <table:table-cell office:value-type="string" calcext:value-type="string">
            <text:p>23/12/2020 12:28 - Thaynara Monica Lima Silva</text:p>
          </table:table-cell>
          <table:table-cell office:value-type="string" calcext:value-type="string">
            <text:p>24/12/2020 12:19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CH <text:s text:c="7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34:14.5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13" calcext:value-type="float">
            <text:p>3688513</text:p>
          </table:table-cell>
          <table:table-cell office:value-type="float" office:value="8103911" calcext:value-type="float">
            <text:p>8103911</text:p>
          </table:table-cell>
          <table:table-cell office:value-type="float" office:value="5713921" calcext:value-type="float">
            <text:p>5713921</text:p>
          </table:table-cell>
          <table:table-cell office:value-type="float" office:value="3709502" calcext:value-type="float">
            <text:p>370950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radentes </text:p>
          </table:table-cell>
          <table:table-cell office:value-type="string" calcext:value-type="string">
            <text:p>AV Tiradentes </text:p>
          </table:table-cell>
          <table:table-cell office:value-type="string" calcext:value-type="string">
            <text:p>AV Tiradentes , 214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 , 214 <text:s/>- <text:s/>- Santa Terezinha de Goiás - GO&lt;/span&gt;</text:p>
          </table:table-cell>
          <table:table-cell office:value-type="string" calcext:value-type="string">
            <text:p>AV Tiradentes , 214 <text:s/>- <text:s/>- Santa Terezinha de Goiás - GO</text:p>
          </table:table-cell>
          <table:table-cell office:value-type="string" calcext:value-type="string">
            <text:p>João Bosco Pires Guimarães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3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36:18.7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16" calcext:value-type="float">
            <text:p>3688516</text:p>
          </table:table-cell>
          <table:table-cell office:value-type="float" office:value="8103913" calcext:value-type="float">
            <text:p>8103913</text:p>
          </table:table-cell>
          <table:table-cell office:value-type="float" office:value="5713923" calcext:value-type="float">
            <text:p>5713923</text:p>
          </table:table-cell>
          <table:table-cell office:value-type="float" office:value="3709505" calcext:value-type="float">
            <text:p>370950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Tuiba </text:p>
          </table:table-cell>
          <table:table-cell office:value-type="string" calcext:value-type="string">
            <text:p>FAZ <text:s text:c="7"/>Fazenda Tuiba </text:p>
          </table:table-cell>
          <table:table-cell office:value-type="string" calcext:value-type="string">
            <text:p>FAZ <text:s text:c="7"/>Fazenda Tuib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Fazenda Tuiba , 00000 <text:s/>- <text:s/>- Santa Terezinha de Goiás - GO&lt;/span&gt;</text:p>
          </table:table-cell>
          <table:table-cell office:value-type="string" calcext:value-type="string">
            <text:p>FAZ <text:s text:c="7"/>Fazenda Tuiba , 00000 <text:s/>- <text:s/>- Santa Terezinha de Goiás - GO</text:p>
          </table:table-cell>
          <table:table-cell office:value-type="string" calcext:value-type="string">
            <text:p>Jordana Michelle Cardoso Silv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3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38:25.227</text:p>
          </table:table-cell>
          <table:table-cell office:value-type="string" calcext:value-type="string">
            <text:p>2020-12-23 12:39:05.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18" calcext:value-type="float">
            <text:p>3688518</text:p>
          </table:table-cell>
          <table:table-cell office:value-type="float" office:value="8103916" calcext:value-type="float">
            <text:p>8103916</text:p>
          </table:table-cell>
          <table:table-cell office:value-type="float" office:value="5713926" calcext:value-type="float">
            <text:p>5713926</text:p>
          </table:table-cell>
          <table:table-cell office:value-type="float" office:value="3709507" calcext:value-type="float">
            <text:p>3709507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radentes. Qd 20. Lt 10</text:p>
          </table:table-cell>
          <table:table-cell office:value-type="string" calcext:value-type="string">
            <text:p>AV Tiradentes. Qd 20. Lt 10</text:p>
          </table:table-cell>
          <table:table-cell office:value-type="string" calcext:value-type="string">
            <text:p>AV Tiradentes. Qd 20. Lt 10, n°25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. Qd 20. Lt 10, n°252 <text:s/>- <text:s/>- Santa Terezinha de Goiás - GO&lt;/span&gt;</text:p>
          </table:table-cell>
          <table:table-cell office:value-type="string" calcext:value-type="string">
            <text:p>AV Tiradentes. Qd 20. Lt 10, n°252 <text:s/>- <text:s/>- Santa Terezinha de Goiás - GO</text:p>
          </table:table-cell>
          <table:table-cell office:value-type="string" calcext:value-type="string">
            <text:p>Jusilene Almeida da Silva </text:p>
          </table:table-cell>
          <table:table-cell office:value-type="string" calcext:value-type="string">
            <text:p>n°2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38 - Thaynara Monica Lima Silva</text:p>
          </table:table-cell>
          <table:table-cell office:value-type="string" calcext:value-type="string">
            <text:p>23/12/2020 12:39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43:27.8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21" calcext:value-type="float">
            <text:p>3688521</text:p>
          </table:table-cell>
          <table:table-cell office:value-type="float" office:value="8103921" calcext:value-type="float">
            <text:p>8103921</text:p>
          </table:table-cell>
          <table:table-cell office:value-type="float" office:value="5713931" calcext:value-type="float">
            <text:p>5713931</text:p>
          </table:table-cell>
          <table:table-cell office:value-type="float" office:value="3709510" calcext:value-type="float">
            <text:p>370951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sé Elias </text:p>
          </table:table-cell>
          <table:table-cell office:value-type="string" calcext:value-type="string">
            <text:p>AV José Elias </text:p>
          </table:table-cell>
          <table:table-cell office:value-type="string" calcext:value-type="string">
            <text:p>AV José Elias , 384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é Elias , 384 <text:s/>- <text:s/>- Santa Terezinha de Goiás - GO&lt;/span&gt;</text:p>
          </table:table-cell>
          <table:table-cell office:value-type="string" calcext:value-type="string">
            <text:p>AV José Elias , 384 <text:s/>- <text:s/>- Santa Terezinha de Goiás - GO</text:p>
          </table:table-cell>
          <table:table-cell office:value-type="string" calcext:value-type="string">
            <text:p>Josiel Rodrigues Araujo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4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46:58.1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24" calcext:value-type="float">
            <text:p>3688524</text:p>
          </table:table-cell>
          <table:table-cell office:value-type="float" office:value="8103926" calcext:value-type="float">
            <text:p>8103926</text:p>
          </table:table-cell>
          <table:table-cell office:value-type="float" office:value="5713936" calcext:value-type="float">
            <text:p>5713936</text:p>
          </table:table-cell>
          <table:table-cell office:value-type="float" office:value="3709513" calcext:value-type="float">
            <text:p>370951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ulio Venancio. Rua 1 </text:p>
          </table:table-cell>
          <table:table-cell office:value-type="string" calcext:value-type="string">
            <text:p>ST <text:s text:c="8"/>Julio Venancio. Rua 1 </text:p>
          </table:table-cell>
          <table:table-cell office:value-type="string" calcext:value-type="string">
            <text:p>ST <text:s text:c="8"/>Julio Venancio. Rua 1 , n° 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ST <text:s text:c="8"/>Julio Venancio. Rua 1 , n° 2 <text:s/>- <text:s/>- Santa Terezinha de Goiás - GO&lt;/span&gt;</text:p>
          </table:table-cell>
          <table:table-cell office:value-type="string" calcext:value-type="string">
            <text:p>ST <text:s text:c="8"/>Julio Venancio. Rua 1 , n° 2 <text:s/>- <text:s/>- Santa Terezinha de Goiás - GO</text:p>
          </table:table-cell>
          <table:table-cell office:value-type="string" calcext:value-type="string">
            <text:p>Joaquim Rafael Rodovalho Silva </text:p>
          </table:table-cell>
          <table:table-cell office:value-type="string" calcext:value-type="string">
            <text:p>n°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4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ST <text:s text:c="7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49:59.3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26" calcext:value-type="float">
            <text:p>3688526</text:p>
          </table:table-cell>
          <table:table-cell office:value-type="float" office:value="8103929" calcext:value-type="float">
            <text:p>8103929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3709515" calcext:value-type="float">
            <text:p>370951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meralda </text:p>
          </table:table-cell>
          <table:table-cell office:value-type="string" calcext:value-type="string">
            <text:p>R Esmeralda </text:p>
          </table:table-cell>
          <table:table-cell office:value-type="string" calcext:value-type="string">
            <text:p>R Esmeralda , 51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Esmeralda , 51 <text:s/>- <text:s/>- Santa Terezinha de Goiás - GO&lt;/span&gt;</text:p>
          </table:table-cell>
          <table:table-cell office:value-type="string" calcext:value-type="string">
            <text:p>R Esmeralda , 51 <text:s/>- <text:s/>- Santa Terezinha de Goiás - GO</text:p>
          </table:table-cell>
          <table:table-cell office:value-type="string" calcext:value-type="string">
            <text:p>Jéssica Lacerda de Oliveira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49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51:24.4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29" calcext:value-type="float">
            <text:p>3688529</text:p>
          </table:table-cell>
          <table:table-cell office:value-type="float" office:value="8103933" calcext:value-type="float">
            <text:p>8103933</text:p>
          </table:table-cell>
          <table:table-cell office:value-type="float" office:value="5713943" calcext:value-type="float">
            <text:p>5713943</text:p>
          </table:table-cell>
          <table:table-cell office:value-type="float" office:value="3709518" calcext:value-type="float">
            <text:p>370951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sé Elias Sobrinho</text:p>
          </table:table-cell>
          <table:table-cell office:value-type="string" calcext:value-type="string">
            <text:p>AV José Elias Sobrinho</text:p>
          </table:table-cell>
          <table:table-cell office:value-type="string" calcext:value-type="string">
            <text:p>AV José Elias Sobrinho, 354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é Elias Sobrinho, 354 Centro - <text:s/>- Santa Terezinha de Goiás - GO&lt;/span&gt;</text:p>
          </table:table-cell>
          <table:table-cell office:value-type="string" calcext:value-type="string">
            <text:p>AV José Elias Sobrinho, 354 Centro - <text:s/>- Santa Terezinha de Goiás - GO</text:p>
          </table:table-cell>
          <table:table-cell office:value-type="string" calcext:value-type="string">
            <text:p>Joice Oliveira de Andrade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5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2:56:00.2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31" calcext:value-type="float">
            <text:p>3688531</text:p>
          </table:table-cell>
          <table:table-cell office:value-type="float" office:value="8103939" calcext:value-type="float">
            <text:p>8103939</text:p>
          </table:table-cell>
          <table:table-cell office:value-type="float" office:value="5713949" calcext:value-type="float">
            <text:p>5713949</text:p>
          </table:table-cell>
          <table:table-cell office:value-type="float" office:value="3709520" calcext:value-type="float">
            <text:p>370952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1. Palmas </text:p>
          </table:table-cell>
          <table:table-cell office:value-type="string" calcext:value-type="string">
            <text:p>Pendorama Qd</text:p>
          </table:table-cell>
          <table:table-cell office:value-type="string" calcext:value-type="string">
            <text:p>R Pendorama Qd</text:p>
          </table:table-cell>
          <table:table-cell office:value-type="string" calcext:value-type="string">
            <text:p>R Pendorama Qd, 302 A Lt 1. Palmas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Pendorama Qd, 302 A Lt 1. Palmas <text:s/>- <text:s/>- Santa Terezinha de Goiás - GO&lt;/span&gt;</text:p>
          </table:table-cell>
          <table:table-cell office:value-type="string" calcext:value-type="string">
            <text:p>R Pendorama Qd, 302 A Lt 1. Palmas <text:s/>- <text:s/>- Santa Terezinha de Goiás - GO</text:p>
          </table:table-cell>
          <table:table-cell office:value-type="string" calcext:value-type="string">
            <text:p>João Luiz da Silva Filho </text:p>
          </table:table-cell>
          <table:table-cell office:value-type="string" calcext:value-type="string">
            <text:p>302 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2:5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3 13:00:22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88533" calcext:value-type="float">
            <text:p>3688533</text:p>
          </table:table-cell>
          <table:table-cell office:value-type="float" office:value="8103943" calcext:value-type="float">
            <text:p>8103943</text:p>
          </table:table-cell>
          <table:table-cell office:value-type="float" office:value="5713953" calcext:value-type="float">
            <text:p>5713953</text:p>
          </table:table-cell>
          <table:table-cell office:value-type="float" office:value="3709522" calcext:value-type="float">
            <text:p>370952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o do Peixe </text:p>
          </table:table-cell>
          <table:table-cell office:value-type="string" calcext:value-type="string">
            <text:p>FAZ <text:s text:c="7"/>Rio do Peixe </text:p>
          </table:table-cell>
          <table:table-cell office:value-type="string" calcext:value-type="string">
            <text:p>FAZ <text:s text:c="7"/>Rio do Peixe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Rio do Peixe , 00000 <text:s/>- <text:s/>- Santa Terezinha de Goiás - GO&lt;/span&gt;</text:p>
          </table:table-cell>
          <table:table-cell office:value-type="string" calcext:value-type="string">
            <text:p>FAZ <text:s text:c="7"/>Rio do Peixe , 00000 <text:s/>- <text:s/>- Santa Terezinha de Goiás - GO</text:p>
          </table:table-cell>
          <table:table-cell office:value-type="string" calcext:value-type="string">
            <text:p>João Luiz de Aguia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/12/2020 13:0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4 11:53:13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1677" calcext:value-type="float">
            <text:p>3691677</text:p>
          </table:table-cell>
          <table:table-cell office:value-type="float" office:value="8107917" calcext:value-type="float">
            <text:p>8107917</text:p>
          </table:table-cell>
          <table:table-cell office:value-type="float" office:value="5717927" calcext:value-type="float">
            <text:p>5717927</text:p>
          </table:table-cell>
          <table:table-cell office:value-type="float" office:value="3712645" calcext:value-type="float">
            <text:p>371264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5</text:p>
          </table:table-cell>
          <table:table-cell office:value-type="string" calcext:value-type="string">
            <text:p>Tiradentes. Qd</text:p>
          </table:table-cell>
          <table:table-cell office:value-type="string" calcext:value-type="string">
            <text:p>AV Tiradentes. Qd</text:p>
          </table:table-cell>
          <table:table-cell office:value-type="string" calcext:value-type="string">
            <text:p>AV Tiradentes. Qd, 245 Lt 5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. Qd, 245 Lt 5 - <text:s/>- Santa Terezinha de Goiás - GO&lt;/span&gt;</text:p>
          </table:table-cell>
          <table:table-cell office:value-type="string" calcext:value-type="string">
            <text:p>AV Tiradentes. Qd, 245 Lt 5 - <text:s/>- Santa Terezinha de Goiás - GO</text:p>
          </table:table-cell>
          <table:table-cell office:value-type="string" calcext:value-type="string">
            <text:p>Jessika Kattaliny Mendes Lopes de Oliveir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/12/2020 11:5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4 11:57:59.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1680" calcext:value-type="float">
            <text:p>3691680</text:p>
          </table:table-cell>
          <table:table-cell office:value-type="float" office:value="8107919" calcext:value-type="float">
            <text:p>8107919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3712648" calcext:value-type="float">
            <text:p>371264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. 19</text:p>
          </table:table-cell>
          <table:table-cell office:value-type="string" calcext:value-type="string">
            <text:p>Julio Venancio </text:p>
          </table:table-cell>
          <table:table-cell office:value-type="string" calcext:value-type="string">
            <text:p>ST <text:s text:c="8"/>Julio Venancio </text:p>
          </table:table-cell>
          <table:table-cell office:value-type="string" calcext:value-type="string">
            <text:p>ST <text:s text:c="8"/>Julio Venancio , R.03 <text:s/>Lt. 19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ST <text:s text:c="8"/>Julio Venancio , R.03 <text:s/>Lt. 19 - <text:s/>- Santa Terezinha de Goiás - GO&lt;/span&gt;</text:p>
          </table:table-cell>
          <table:table-cell office:value-type="string" calcext:value-type="string">
            <text:p>ST <text:s text:c="8"/>Julio Venancio , R.03 <text:s/>Lt. 19 - <text:s/>- Santa Terezinha de Goiás - GO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R.03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/12/2020 11:57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ST <text:s text:c="7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4 12:22:04.0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1691" calcext:value-type="float">
            <text:p>3691691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5717944" calcext:value-type="float">
            <text:p>5717944</text:p>
          </table:table-cell>
          <table:table-cell office:value-type="float" office:value="3712659" calcext:value-type="float">
            <text:p>371265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São Paulo</text:p>
          </table:table-cell>
          <table:table-cell office:value-type="string" calcext:value-type="string">
            <text:p>Rua H</text:p>
          </table:table-cell>
          <table:table-cell office:value-type="string" calcext:value-type="string">
            <text:p>R Rua H</text:p>
          </table:table-cell>
          <table:table-cell office:value-type="string" calcext:value-type="string">
            <text:p>R Rua H, 255 St São Paul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H, 255 St São Paulo - <text:s/>- Santa Terezinha de Goiás - GO&lt;/span&gt;</text:p>
          </table:table-cell>
          <table:table-cell office:value-type="string" calcext:value-type="string">
            <text:p>R Rua H, 255 St São Paulo - <text:s/>- Santa Terezinha de Goiás - GO</text:p>
          </table:table-cell>
          <table:table-cell office:value-type="string" calcext:value-type="string">
            <text:p>Kailane Silva Gonçalves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/12/2020 12:2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4 12:27:52.9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1692" calcext:value-type="float">
            <text:p>3691692</text:p>
          </table:table-cell>
          <table:table-cell office:value-type="float" office:value="8107935" calcext:value-type="float">
            <text:p>8107935</text:p>
          </table:table-cell>
          <table:table-cell office:value-type="float" office:value="5717945" calcext:value-type="float">
            <text:p>5717945</text:p>
          </table:table-cell>
          <table:table-cell office:value-type="float" office:value="3712660" calcext:value-type="float">
            <text:p>371266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imundo Fernandes</text:p>
          </table:table-cell>
          <table:table-cell office:value-type="string" calcext:value-type="string">
            <text:p>R Raimundo Fernandes</text:p>
          </table:table-cell>
          <table:table-cell office:value-type="string" calcext:value-type="string">
            <text:p>R Raimundo Fernandes, 28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aimundo Fernandes, 282 <text:s/>- <text:s/>- Santa Terezinha de Goiás - GO&lt;/span&gt;</text:p>
          </table:table-cell>
          <table:table-cell office:value-type="string" calcext:value-type="string">
            <text:p>R Raimundo Fernandes, 282 <text:s/>- <text:s/>- Santa Terezinha de Goiás - GO</text:p>
          </table:table-cell>
          <table:table-cell office:value-type="string" calcext:value-type="string">
            <text:p>Kelly de Lima Notto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/12/2020 12:27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4 12:32:10.2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668" calcext:value-type="float">
            <text:p>3668</text:p>
          </table:table-cell>
          <table:table-cell office:value-type="float" office:value="3691694" calcext:value-type="float">
            <text:p>3691694</text:p>
          </table:table-cell>
          <table:table-cell office:value-type="float" office:value="8107938" calcext:value-type="float">
            <text:p>8107938</text:p>
          </table:table-cell>
          <table:table-cell office:value-type="float" office:value="5717948" calcext:value-type="float">
            <text:p>5717948</text:p>
          </table:table-cell>
          <table:table-cell office:value-type="float" office:value="3712662" calcext:value-type="float">
            <text:p>371266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Uirapuru</text:p>
          </table:table-cell>
          <table:table-cell office:value-type="string" calcext:value-type="string">
            <text:p>Uirapuru </text:p>
          </table:table-cell>
          <table:table-cell office:value-type="string" calcext:value-type="string">
            <text:p>Canário. Qd 12.</text:p>
          </table:table-cell>
          <table:table-cell office:value-type="string" calcext:value-type="string">
            <text:p>R Canário. Qd 12.</text:p>
          </table:table-cell>
          <table:table-cell office:value-type="string" calcext:value-type="string">
            <text:p>R Canário. Qd 12., Lt 18 Uirapuru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anário. Qd 12., Lt 18 Uirapuru <text:s/>- <text:s/>- Uirapuru - GO&lt;/span&gt;</text:p>
          </table:table-cell>
          <table:table-cell office:value-type="string" calcext:value-type="string">
            <text:p>R Canário. Qd 12., Lt 18 Uirapuru <text:s/>- <text:s/>- Uirapuru - GO</text:p>
          </table:table-cell>
          <table:table-cell office:value-type="string" calcext:value-type="string">
            <text:p>Kelly Larissa Alves Gomes</text:p>
          </table:table-cell>
          <table:table-cell office:value-type="string" calcext:value-type="string">
            <text:p>Lt 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/12/2020 12:3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4 12:54:18.8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668" calcext:value-type="float">
            <text:p>3668</text:p>
          </table:table-cell>
          <table:table-cell office:value-type="float" office:value="3691698" calcext:value-type="float">
            <text:p>3691698</text:p>
          </table:table-cell>
          <table:table-cell office:value-type="float" office:value="8107946" calcext:value-type="float">
            <text:p>8107946</text:p>
          </table:table-cell>
          <table:table-cell office:value-type="float" office:value="5717956" calcext:value-type="float">
            <text:p>5717956</text:p>
          </table:table-cell>
          <table:table-cell office:value-type="float" office:value="3712666" calcext:value-type="float">
            <text:p>371266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25-000</text:p>
          </table:table-cell>
          <table:table-cell office:value-type="float" office:value="76525000" calcext:value-type="float">
            <text:p>76525000</text:p>
          </table:table-cell>
          <table:table-cell office:value-type="string" calcext:value-type="string">
            <text:p>Uirapuru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Patativa </text:p>
          </table:table-cell>
          <table:table-cell office:value-type="string" calcext:value-type="string">
            <text:p>AV Patativa </text:p>
          </table:table-cell>
          <table:table-cell office:value-type="string" calcext:value-type="string">
            <text:p>AV Patativa , Lt 18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Patativa , Lt 18 Centro <text:s/>- <text:s/>- Uirapuru - GO&lt;/span&gt;</text:p>
          </table:table-cell>
          <table:table-cell office:value-type="string" calcext:value-type="string">
            <text:p>AV Patativa , Lt 18 Centro <text:s/>- <text:s/>- Uirapuru - GO</text:p>
          </table:table-cell>
          <table:table-cell office:value-type="string" calcext:value-type="string">
            <text:p>Katielle de Souza Ferreira</text:p>
          </table:table-cell>
          <table:table-cell office:value-type="string" calcext:value-type="string">
            <text:p>Lt 18</text:p>
          </table:table-cell>
          <table:table-cell office:value-type="string" calcext:value-type="string">
            <text:p>Goiânia </text:p>
          </table:table-cell>
          <table:table-cell office:value-type="string" calcext:value-type="string">
            <text:p>24/12/2020 12:54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4 13:03:10.8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1700" calcext:value-type="float">
            <text:p>3691700</text:p>
          </table:table-cell>
          <table:table-cell office:value-type="float" office:value="8107949" calcext:value-type="float">
            <text:p>8107949</text:p>
          </table:table-cell>
          <table:table-cell office:value-type="float" office:value="5717959" calcext:value-type="float">
            <text:p>5717959</text:p>
          </table:table-cell>
          <table:table-cell office:value-type="float" office:value="3712668" calcext:value-type="float">
            <text:p>371266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asa 2</text:p>
          </table:table-cell>
          <table:table-cell office:value-type="string" calcext:value-type="string">
            <text:p>Catalão. Qd 91</text:p>
          </table:table-cell>
          <table:table-cell office:value-type="string" calcext:value-type="string">
            <text:p>AV Catalão. Qd 91</text:p>
          </table:table-cell>
          <table:table-cell office:value-type="string" calcext:value-type="string">
            <text:p>AV Catalão. Qd 91, Lt 06 Casa 2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talão. Qd 91, Lt 06 Casa 2 - <text:s/>- Santa Terezinha de Goiás - GO&lt;/span&gt;</text:p>
          </table:table-cell>
          <table:table-cell office:value-type="string" calcext:value-type="string">
            <text:p>AV Catalão. Qd 91, Lt 06 Casa 2 - <text:s/>- Santa Terezinha de Goiás - GO</text:p>
          </table:table-cell>
          <table:table-cell office:value-type="string" calcext:value-type="string">
            <text:p>Kathlen Lorraynne Ribeiro de Brito </text:p>
          </table:table-cell>
          <table:table-cell office:value-type="string" calcext:value-type="string">
            <text:p>Lt 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/12/2020 13:0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12:18:31.2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2922" calcext:value-type="float">
            <text:p>3692922</text:p>
          </table:table-cell>
          <table:table-cell office:value-type="float" office:value="8110378" calcext:value-type="float">
            <text:p>8110378</text:p>
          </table:table-cell>
          <table:table-cell office:value-type="float" office:value="5720388" calcext:value-type="float">
            <text:p>5720388</text:p>
          </table:table-cell>
          <table:table-cell office:value-type="float" office:value="3713875" calcext:value-type="float">
            <text:p>371387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São Miguel</text:p>
          </table:table-cell>
          <table:table-cell office:value-type="string" calcext:value-type="string">
            <text:p>R São Miguel</text:p>
          </table:table-cell>
          <table:table-cell office:value-type="string" calcext:value-type="string">
            <text:p>R São Miguel, 277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São Miguel, 277 Centro <text:s/>- <text:s/>- Santa Terezinha de Goiás - GO&lt;/span&gt;</text:p>
          </table:table-cell>
          <table:table-cell office:value-type="string" calcext:value-type="string">
            <text:p>R São Miguel, 277 Centro <text:s/>- <text:s/>- Santa Terezinha de Goiás - GO</text:p>
          </table:table-cell>
          <table:table-cell office:value-type="string" calcext:value-type="string">
            <text:p>Fabíola da Silva Oliveira Lima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12:1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12:50:38.5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2931" calcext:value-type="float">
            <text:p>3692931</text:p>
          </table:table-cell>
          <table:table-cell office:value-type="float" office:value="8110404" calcext:value-type="float">
            <text:p>8110404</text:p>
          </table:table-cell>
          <table:table-cell office:value-type="float" office:value="5720414" calcext:value-type="float">
            <text:p>5720414</text:p>
          </table:table-cell>
          <table:table-cell office:value-type="float" office:value="3713883" calcext:value-type="float">
            <text:p>371388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Zona Rural </text:p>
          </table:table-cell>
          <table:table-cell office:value-type="string" calcext:value-type="string">
            <text:p>Estancia Quedes </text:p>
          </table:table-cell>
          <table:table-cell office:value-type="string" calcext:value-type="string">
            <text:p>FAZ <text:s text:c="7"/>Estancia Quedes </text:p>
          </table:table-cell>
          <table:table-cell office:value-type="string" calcext:value-type="string">
            <text:p>FAZ <text:s text:c="7"/>Estancia Quedes , 00000 Zona Rural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Estancia Quedes , 00000 Zona Rural <text:s/>- <text:s/>- Santa Terezinha de Goiás - GO&lt;/span&gt;</text:p>
          </table:table-cell>
          <table:table-cell office:value-type="string" calcext:value-type="string">
            <text:p>FAZ <text:s text:c="7"/>Estancia Quedes , 00000 Zona Rural <text:s/>- <text:s/>- Santa Terezinha de Goiás - GO</text:p>
          </table:table-cell>
          <table:table-cell office:value-type="string" calcext:value-type="string">
            <text:p>Fernanda Tomaz Franc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uapebas </text:p>
          </table:table-cell>
          <table:table-cell office:value-type="string" calcext:value-type="string">
            <text:p>29/12/2020 12:50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12:56:56.503</text:p>
          </table:table-cell>
          <table:table-cell office:value-type="string" calcext:value-type="string">
            <text:p>2020-12-29 12:57:17.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2933" calcext:value-type="float">
            <text:p>3692933</text:p>
          </table:table-cell>
          <table:table-cell office:value-type="float" office:value="8110413" calcext:value-type="float">
            <text:p>8110413</text:p>
          </table:table-cell>
          <table:table-cell office:value-type="float" office:value="5720423" calcext:value-type="float">
            <text:p>5720423</text:p>
          </table:table-cell>
          <table:table-cell office:value-type="float" office:value="3713885" calcext:value-type="float">
            <text:p>3713885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R. São Paulo </text:p>
          </table:table-cell>
          <table:table-cell office:value-type="string" calcext:value-type="string">
            <text:p>Geraldo Batista </text:p>
          </table:table-cell>
          <table:table-cell office:value-type="string" calcext:value-type="string">
            <text:p>AV Geraldo Batista </text:p>
          </table:table-cell>
          <table:table-cell office:value-type="string" calcext:value-type="string">
            <text:p>AV Geraldo Batista , 00000 R. São Paul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Geraldo Batista , 00000 R. São Paulo <text:s/>- <text:s/>- Santa Terezinha de Goiás - GO&lt;/span&gt;</text:p>
          </table:table-cell>
          <table:table-cell office:value-type="string" calcext:value-type="string">
            <text:p>AV Geraldo Batista , 00000 R. São Paulo <text:s/>- <text:s/>- Santa Terezinha de Goiás - GO</text:p>
          </table:table-cell>
          <table:table-cell office:value-type="string" calcext:value-type="string">
            <text:p>Flávia Batista Vera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rupi</text:p>
          </table:table-cell>
          <table:table-cell office:value-type="string" calcext:value-type="string">
            <text:p>29/12/2020 12:56 - Thaynara Monica Lima Silva</text:p>
          </table:table-cell>
          <table:table-cell office:value-type="string" calcext:value-type="string">
            <text:p>29/12/2020 12:57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12:59:21.2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2934" calcext:value-type="float">
            <text:p>3692934</text:p>
          </table:table-cell>
          <table:table-cell office:value-type="float" office:value="8110416" calcext:value-type="float">
            <text:p>8110416</text:p>
          </table:table-cell>
          <table:table-cell office:value-type="float" office:value="5720426" calcext:value-type="float">
            <text:p>5720426</text:p>
          </table:table-cell>
          <table:table-cell office:value-type="float" office:value="3713886" calcext:value-type="float">
            <text:p>371388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enral C</text:p>
          </table:table-cell>
          <table:table-cell office:value-type="string" calcext:value-type="string">
            <text:p>R Cenral C</text:p>
          </table:table-cell>
          <table:table-cell office:value-type="string" calcext:value-type="string">
            <text:p>R Cenral C, 00000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enral C, 00000 Centro - <text:s/>- Santa Terezinha de Goiás - GO&lt;/span&gt;</text:p>
          </table:table-cell>
          <table:table-cell office:value-type="string" calcext:value-type="string">
            <text:p>R Cenral C, 00000 Centro - <text:s/>- Santa Terezinha de Goiás - GO</text:p>
          </table:table-cell>
          <table:table-cell office:value-type="string" calcext:value-type="string">
            <text:p>Fabiana do Prado Galvã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12:59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13:06:34.320</text:p>
          </table:table-cell>
          <table:table-cell office:value-type="string" calcext:value-type="string">
            <text:p>2020-12-29 13:06:59.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2936" calcext:value-type="float">
            <text:p>3692936</text:p>
          </table:table-cell>
          <table:table-cell office:value-type="float" office:value="8110424" calcext:value-type="float">
            <text:p>8110424</text:p>
          </table:table-cell>
          <table:table-cell office:value-type="float" office:value="5720434" calcext:value-type="float">
            <text:p>5720434</text:p>
          </table:table-cell>
          <table:table-cell office:value-type="float" office:value="3713888" calcext:value-type="float">
            <text:p>3713888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idade: Luzelandia</text:p>
          </table:table-cell>
          <table:table-cell office:value-type="string" calcext:value-type="string">
            <text:p>R Cidade: Luzelandia</text:p>
          </table:table-cell>
          <table:table-cell office:value-type="string" calcext:value-type="string">
            <text:p>R Cidade: Luzelandia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idade: Luzelandia, 00000 <text:s/>- <text:s/>- Santa Terezinha de Goiás - GO&lt;/span&gt;</text:p>
          </table:table-cell>
          <table:table-cell office:value-type="string" calcext:value-type="string">
            <text:p>R Cidade: Luzelandia, 00000 <text:s/>- <text:s/>- Santa Terezinha de Goiás - GO</text:p>
          </table:table-cell>
          <table:table-cell office:value-type="string" calcext:value-type="string">
            <text:p>Gleiton Rodrigues da Silv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9/12/2020 13:06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13:11:29.0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2939" calcext:value-type="float">
            <text:p>3692939</text:p>
          </table:table-cell>
          <table:table-cell office:value-type="float" office:value="8110432" calcext:value-type="float">
            <text:p>8110432</text:p>
          </table:table-cell>
          <table:table-cell office:value-type="float" office:value="5720442" calcext:value-type="float">
            <text:p>5720442</text:p>
          </table:table-cell>
          <table:table-cell office:value-type="float" office:value="3713890" calcext:value-type="float">
            <text:p>371389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das Esmeraldas </text:p>
          </table:table-cell>
          <table:table-cell office:value-type="string" calcext:value-type="string">
            <text:p>AV das Esmeraldas </text:p>
          </table:table-cell>
          <table:table-cell office:value-type="string" calcext:value-type="string">
            <text:p>AV das Esmeraldas , 00000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as Esmeraldas , 00000 Centro <text:s/>- <text:s/>- Santa Terezinha de Goiás - GO&lt;/span&gt;</text:p>
          </table:table-cell>
          <table:table-cell office:value-type="string" calcext:value-type="string">
            <text:p>AV das Esmeraldas , 00000 Centro <text:s/>- <text:s/>- Santa Terezinha de Goiás - GO</text:p>
          </table:table-cell>
          <table:table-cell office:value-type="string" calcext:value-type="string">
            <text:p>Giullia Revitt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res - Go </text:p>
          </table:table-cell>
          <table:table-cell office:value-type="string" calcext:value-type="string">
            <text:p>29/12/2020 13:1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13:27:51.5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2944" calcext:value-type="float">
            <text:p>3692944</text:p>
          </table:table-cell>
          <table:table-cell office:value-type="float" office:value="8110452" calcext:value-type="float">
            <text:p>8110452</text:p>
          </table:table-cell>
          <table:table-cell office:value-type="float" office:value="5720462" calcext:value-type="float">
            <text:p>5720462</text:p>
          </table:table-cell>
          <table:table-cell office:value-type="float" office:value="3713895" calcext:value-type="float">
            <text:p>371389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prox. sucan </text:p>
          </table:table-cell>
          <table:table-cell office:value-type="string" calcext:value-type="string">
            <text:p>Estrela Dalva - St Palmas </text:p>
          </table:table-cell>
          <table:table-cell office:value-type="string" calcext:value-type="string">
            <text:p>R Estrela Dalva - St Palmas </text:p>
          </table:table-cell>
          <table:table-cell office:value-type="string" calcext:value-type="string">
            <text:p>R Estrela Dalva - St Palmas , 00000 prox. suca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Estrela Dalva - St Palmas , 00000 prox. sucan <text:s/>- <text:s/>- Santa Terezinha de Goiás - GO&lt;/span&gt;</text:p>
          </table:table-cell>
          <table:table-cell office:value-type="string" calcext:value-type="string">
            <text:p>R Estrela Dalva - St Palmas , 00000 prox. sucan <text:s/>- <text:s/>- Santa Terezinha de Goiás - GO</text:p>
          </table:table-cell>
          <table:table-cell office:value-type="string" calcext:value-type="string">
            <text:p>Graciema Damascena Ros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13:27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19:58:04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199" calcext:value-type="float">
            <text:p>3693199</text:p>
          </table:table-cell>
          <table:table-cell office:value-type="float" office:value="8111010" calcext:value-type="float">
            <text:p>8111010</text:p>
          </table:table-cell>
          <table:table-cell office:value-type="float" office:value="5721020" calcext:value-type="float">
            <text:p>5721020</text:p>
          </table:table-cell>
          <table:table-cell office:value-type="float" office:value="3714149" calcext:value-type="float">
            <text:p>3714149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o Ver</text:p>
          </table:table-cell>
          <table:table-cell office:value-type="string" calcext:value-type="string">
            <text:p>C <text:s text:c="9"/>Rio Ver</text:p>
          </table:table-cell>
          <table:table-cell office:value-type="string" calcext:value-type="string">
            <text:p>C <text:s text:c="9"/>Rio Ver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C <text:s text:c="9"/>Rio Ver, 00000 <text:s/>- <text:s/>- Santa Terezinha de Goiás - GO&lt;/span&gt;</text:p>
          </table:table-cell>
          <table:table-cell office:value-type="string" calcext:value-type="string">
            <text:p>C <text:s text:c="9"/>Rio Ver, 00000 <text:s/>- <text:s/>- Santa Terezinha de Goiás - GO</text:p>
          </table:table-cell>
          <table:table-cell office:value-type="string" calcext:value-type="string">
            <text:p>Helena Maria de Oliveira Silv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19:5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C <text:s text:c="8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01:08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01" calcext:value-type="float">
            <text:p>3693201</text:p>
          </table:table-cell>
          <table:table-cell office:value-type="float" office:value="8111013" calcext:value-type="float">
            <text:p>8111013</text:p>
          </table:table-cell>
          <table:table-cell office:value-type="float" office:value="5721023" calcext:value-type="float">
            <text:p>5721023</text:p>
          </table:table-cell>
          <table:table-cell office:value-type="float" office:value="3714151" calcext:value-type="float">
            <text:p>371415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. Esmeralda </text:p>
          </table:table-cell>
          <table:table-cell office:value-type="string" calcext:value-type="string">
            <text:p>Carnaíba</text:p>
          </table:table-cell>
          <table:table-cell office:value-type="string" calcext:value-type="string">
            <text:p>R Carnaíba</text:p>
          </table:table-cell>
          <table:table-cell office:value-type="string" calcext:value-type="string">
            <text:p>R Carnaíba, 238 St. Esmerald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arnaíba, 238 St. Esmeralda <text:s/>- <text:s/>- Santa Terezinha de Goiás - GO&lt;/span&gt;</text:p>
          </table:table-cell>
          <table:table-cell office:value-type="string" calcext:value-type="string">
            <text:p>R Carnaíba, 238 St. Esmeralda <text:s/>- <text:s/>- Santa Terezinha de Goiás - GO</text:p>
          </table:table-cell>
          <table:table-cell office:value-type="string" calcext:value-type="string">
            <text:p>Hávila Beatriz Pereira da Silva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0:0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11:47.1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05" calcext:value-type="float">
            <text:p>3693205</text:p>
          </table:table-cell>
          <table:table-cell office:value-type="float" office:value="8111017" calcext:value-type="float">
            <text:p>8111017</text:p>
          </table:table-cell>
          <table:table-cell office:value-type="float" office:value="5721027" calcext:value-type="float">
            <text:p>5721027</text:p>
          </table:table-cell>
          <table:table-cell office:value-type="float" office:value="3714155" calcext:value-type="float">
            <text:p>371415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o Batista Ferreira</text:p>
          </table:table-cell>
          <table:table-cell office:value-type="string" calcext:value-type="string">
            <text:p>R Pedro Batista Ferreira</text:p>
          </table:table-cell>
          <table:table-cell office:value-type="string" calcext:value-type="string">
            <text:p>R Pedro Batista Ferreira, 00000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Pedro Batista Ferreira, 00000 Centro - <text:s/>- Santa Terezinha de Goiás - GO&lt;/span&gt;</text:p>
          </table:table-cell>
          <table:table-cell office:value-type="string" calcext:value-type="string">
            <text:p>R Pedro Batista Ferreira, 00000 Centro - <text:s/>- Santa Terezinha de Goiás - GO</text:p>
          </table:table-cell>
          <table:table-cell office:value-type="string" calcext:value-type="string">
            <text:p>Hiago Souza Miran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0:11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13:57.8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08" calcext:value-type="float">
            <text:p>3693208</text:p>
          </table:table-cell>
          <table:table-cell office:value-type="float" office:value="8111019" calcext:value-type="float">
            <text:p>8111019</text:p>
          </table:table-cell>
          <table:table-cell office:value-type="float" office:value="5721029" calcext:value-type="float">
            <text:p>5721029</text:p>
          </table:table-cell>
          <table:table-cell office:value-type="float" office:value="3714158" calcext:value-type="float">
            <text:p>371415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Nova Esperança </text:p>
          </table:table-cell>
          <table:table-cell office:value-type="string" calcext:value-type="string">
            <text:p>FAZ <text:s text:c="7"/>Fazenda Nova Esperança </text:p>
          </table:table-cell>
          <table:table-cell office:value-type="string" calcext:value-type="string">
            <text:p>FAZ <text:s text:c="7"/>Fazenda Nova Esperança 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Fazenda Nova Esperança , 00000 <text:s/>- <text:s/>- Santa Terezinha de Goiás - GO&lt;/span&gt;</text:p>
          </table:table-cell>
          <table:table-cell office:value-type="string" calcext:value-type="string">
            <text:p>FAZ <text:s text:c="7"/>Fazenda Nova Esperança , 00000 <text:s/>- <text:s/>- Santa Terezinha de Goiás - GO</text:p>
          </table:table-cell>
          <table:table-cell office:value-type="string" calcext:value-type="string">
            <text:p>Henrique Carolina dos Sant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0:1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18:48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11" calcext:value-type="float">
            <text:p>3693211</text:p>
          </table:table-cell>
          <table:table-cell office:value-type="float" office:value="8111022" calcext:value-type="float">
            <text:p>8111022</text:p>
          </table:table-cell>
          <table:table-cell office:value-type="float" office:value="5721032" calcext:value-type="float">
            <text:p>5721032</text:p>
          </table:table-cell>
          <table:table-cell office:value-type="float" office:value="3714161" calcext:value-type="float">
            <text:p>371416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sé Elias Sobrinho</text:p>
          </table:table-cell>
          <table:table-cell office:value-type="string" calcext:value-type="string">
            <text:p>AV José Elias Sobrinho</text:p>
          </table:table-cell>
          <table:table-cell office:value-type="string" calcext:value-type="string">
            <text:p>AV José Elias Sobrinho, 214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é Elias Sobrinho, 214 Centro - <text:s/>- Santa Terezinha de Goiás - GO&lt;/span&gt;</text:p>
          </table:table-cell>
          <table:table-cell office:value-type="string" calcext:value-type="string">
            <text:p>AV José Elias Sobrinho, 214 Centro - <text:s/>- Santa Terezinha de Goiás - GO</text:p>
          </table:table-cell>
          <table:table-cell office:value-type="string" calcext:value-type="string">
            <text:p>Helena Vieira de Fari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0:1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23:05.207</text:p>
          </table:table-cell>
          <table:table-cell office:value-type="string" calcext:value-type="string">
            <text:p>2020-12-29 20:23:38.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13" calcext:value-type="float">
            <text:p>3693213</text:p>
          </table:table-cell>
          <table:table-cell office:value-type="float" office:value="8111025" calcext:value-type="float">
            <text:p>8111025</text:p>
          </table:table-cell>
          <table:table-cell office:value-type="float" office:value="5721035" calcext:value-type="float">
            <text:p>5721035</text:p>
          </table:table-cell>
          <table:table-cell office:value-type="float" office:value="3714163" calcext:value-type="float">
            <text:p>3714163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1 e 2. Centro</text:p>
          </table:table-cell>
          <table:table-cell office:value-type="string" calcext:value-type="string">
            <text:p>Contorno. Qd </text:p>
          </table:table-cell>
          <table:table-cell office:value-type="string" calcext:value-type="string">
            <text:p>AV Contorno. Qd </text:p>
          </table:table-cell>
          <table:table-cell office:value-type="string" calcext:value-type="string">
            <text:p>AV Contorno. Qd , 115 A Lt 1 e 2.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ontorno. Qd , 115 A Lt 1 e 2. Centro - <text:s/>- Santa Terezinha de Goiás - GO&lt;/span&gt;</text:p>
          </table:table-cell>
          <table:table-cell office:value-type="string" calcext:value-type="string">
            <text:p>AV Contorno. Qd , 115 A Lt 1 e 2. Centro - <text:s/>- Santa Terezinha de Goiás - GO</text:p>
          </table:table-cell>
          <table:table-cell office:value-type="string" calcext:value-type="string">
            <text:p>Hygor da Silva Ferraz Malheiros</text:p>
          </table:table-cell>
          <table:table-cell office:value-type="string" calcext:value-type="string">
            <text:p>115 A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9/12/2020 20:23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32:47.650</text:p>
          </table:table-cell>
          <table:table-cell office:value-type="string" calcext:value-type="string">
            <text:p>2020-12-29 20:33:35.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17" calcext:value-type="float">
            <text:p>3693217</text:p>
          </table:table-cell>
          <table:table-cell office:value-type="float" office:value="8111028" calcext:value-type="float">
            <text:p>8111028</text:p>
          </table:table-cell>
          <table:table-cell office:value-type="float" office:value="5721038" calcext:value-type="float">
            <text:p>5721038</text:p>
          </table:table-cell>
          <table:table-cell office:value-type="float" office:value="3714167" calcext:value-type="float">
            <text:p>3714167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2. Centro</text:p>
          </table:table-cell>
          <table:table-cell office:value-type="string" calcext:value-type="string">
            <text:p>Minas Gerais. Qd</text:p>
          </table:table-cell>
          <table:table-cell office:value-type="string" calcext:value-type="string">
            <text:p>AV Minas Gerais. Qd</text:p>
          </table:table-cell>
          <table:table-cell office:value-type="string" calcext:value-type="string">
            <text:p>AV Minas Gerais. Qd, 7. <text:s/>Lt 2.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Minas Gerais. Qd, 7. <text:s/>Lt 2. Centro - <text:s/>- Santa Terezinha de Goiás - GO&lt;/span&gt;</text:p>
          </table:table-cell>
          <table:table-cell office:value-type="string" calcext:value-type="string">
            <text:p>AV Minas Gerais. Qd, 7. <text:s/>Lt 2. Centro - <text:s/>- Santa Terezinha de Goiás - GO</text:p>
          </table:table-cell>
          <table:table-cell office:value-type="string" calcext:value-type="string">
            <text:p>Inácio Damascena </text:p>
          </table:table-cell>
          <table:table-cell office:value-type="string" calcext:value-type="string">
            <text:p>7.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0:32 - Thaynara Monica Lima Silva</text:p>
          </table:table-cell>
          <table:table-cell office:value-type="string" calcext:value-type="string">
            <text:p>29/12/2020 20:33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40:40.443</text:p>
          </table:table-cell>
          <table:table-cell office:value-type="string" calcext:value-type="string">
            <text:p>2020-12-29 20:41:30.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19" calcext:value-type="float">
            <text:p>3693219</text:p>
          </table:table-cell>
          <table:table-cell office:value-type="float" office:value="8111034" calcext:value-type="float">
            <text:p>8111034</text:p>
          </table:table-cell>
          <table:table-cell office:value-type="float" office:value="5721044" calcext:value-type="float">
            <text:p>5721044</text:p>
          </table:table-cell>
          <table:table-cell office:value-type="float" office:value="3714169" calcext:value-type="float">
            <text:p>3714169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00. Cedrolina </text:p>
          </table:table-cell>
          <table:table-cell office:value-type="string" calcext:value-type="string">
            <text:p>Principal </text:p>
          </table:table-cell>
          <table:table-cell office:value-type="string" calcext:value-type="string">
            <text:p>AV Principal </text:p>
          </table:table-cell>
          <table:table-cell office:value-type="string" calcext:value-type="string">
            <text:p>AV Principal , Qd 00 Lt 00. Cedrolin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Principal , Qd 00 Lt 00. Cedrolina <text:s/>- <text:s/>- Santa Terezinha de Goiás - GO&lt;/span&gt;</text:p>
          </table:table-cell>
          <table:table-cell office:value-type="string" calcext:value-type="string">
            <text:p>AV Principal , Qd 00 Lt 00. Cedrolina <text:s/>- <text:s/>- Santa Terezinha de Goiás - GO</text:p>
          </table:table-cell>
          <table:table-cell office:value-type="string" calcext:value-type="string">
            <text:p>Isabella Martins Peixoto </text:p>
          </table:table-cell>
          <table:table-cell office:value-type="string" calcext:value-type="string">
            <text:p>Qd 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0:40 - Thaynara Monica Lima Silva</text:p>
          </table:table-cell>
          <table:table-cell office:value-type="string" calcext:value-type="string">
            <text:p>29/12/2020 20:41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45:00.6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20" calcext:value-type="float">
            <text:p>3693220</text:p>
          </table:table-cell>
          <table:table-cell office:value-type="float" office:value="8111036" calcext:value-type="float">
            <text:p>8111036</text:p>
          </table:table-cell>
          <table:table-cell office:value-type="float" office:value="5721046" calcext:value-type="float">
            <text:p>5721046</text:p>
          </table:table-cell>
          <table:table-cell office:value-type="float" office:value="3714170" calcext:value-type="float">
            <text:p>3714170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sé Elias Sobrinho</text:p>
          </table:table-cell>
          <table:table-cell office:value-type="string" calcext:value-type="string">
            <text:p>AV José Elias Sobrinho</text:p>
          </table:table-cell>
          <table:table-cell office:value-type="string" calcext:value-type="string">
            <text:p>AV José Elias Sobrinho, 00000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é Elias Sobrinho, 00000 Centro - <text:s/>- Santa Terezinha de Goiás - GO&lt;/span&gt;</text:p>
          </table:table-cell>
          <table:table-cell office:value-type="string" calcext:value-type="string">
            <text:p>AV José Elias Sobrinho, 00000 Centro - <text:s/>- Santa Terezinha de Goiás - GO</text:p>
          </table:table-cell>
          <table:table-cell office:value-type="string" calcext:value-type="string">
            <text:p>Isabela Cristina Ribeiro Soar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0:4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48:12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22" calcext:value-type="float">
            <text:p>3693222</text:p>
          </table:table-cell>
          <table:table-cell office:value-type="float" office:value="8111038" calcext:value-type="float">
            <text:p>8111038</text:p>
          </table:table-cell>
          <table:table-cell office:value-type="float" office:value="5721048" calcext:value-type="float">
            <text:p>5721048</text:p>
          </table:table-cell>
          <table:table-cell office:value-type="float" office:value="3714172" calcext:value-type="float">
            <text:p>371417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das Flores </text:p>
          </table:table-cell>
          <table:table-cell office:value-type="string" calcext:value-type="string">
            <text:p>R das Flores </text:p>
          </table:table-cell>
          <table:table-cell office:value-type="string" calcext:value-type="string">
            <text:p>R das Flores , 270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das Flores , 270 Centro <text:s/>- <text:s/>- Santa Terezinha de Goiás - GO&lt;/span&gt;</text:p>
          </table:table-cell>
          <table:table-cell office:value-type="string" calcext:value-type="string">
            <text:p>R das Flores , 270 Centro <text:s/>- <text:s/>- Santa Terezinha de Goiás - GO</text:p>
          </table:table-cell>
          <table:table-cell office:value-type="string" calcext:value-type="string">
            <text:p>Isis Francisco de Lima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0:48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53:42.007</text:p>
          </table:table-cell>
          <table:table-cell office:value-type="string" calcext:value-type="string">
            <text:p>2020-12-29 21:11:18.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3693224" calcext:value-type="float">
            <text:p>3693224</text:p>
          </table:table-cell>
          <table:table-cell office:value-type="float" office:value="8111040" calcext:value-type="float">
            <text:p>8111040</text:p>
          </table:table-cell>
          <table:table-cell office:value-type="float" office:value="5721050" calcext:value-type="float">
            <text:p>5721050</text:p>
          </table:table-cell>
          <table:table-cell office:value-type="float" office:value="3714174" calcext:value-type="float">
            <text:p>3714174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15-000</text:p>
          </table:table-cell>
          <table:table-cell office:value-type="float" office:value="76515000" calcext:value-type="float">
            <text:p>76515000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Lt 19. </text:p>
          </table:table-cell>
          <table:table-cell office:value-type="string" calcext:value-type="string">
            <text:p>Alagoas. Jardim Ouro Verde </text:p>
          </table:table-cell>
          <table:table-cell office:value-type="string" calcext:value-type="string">
            <text:p>R Alagoas. Jardim Ouro Verde </text:p>
          </table:table-cell>
          <table:table-cell office:value-type="string" calcext:value-type="string">
            <text:p>R Alagoas. Jardim Ouro Verde , Qd 01 Lt 19.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Alagoas. Jardim Ouro Verde , Qd 01 Lt 19. <text:s/>- <text:s/>- Campos Verdes - GO&lt;/span&gt;</text:p>
          </table:table-cell>
          <table:table-cell office:value-type="string" calcext:value-type="string">
            <text:p>R Alagoas. Jardim Ouro Verde , Qd 01 Lt 19. <text:s/>- <text:s/>- Campos Verdes - GO</text:p>
          </table:table-cell>
          <table:table-cell office:value-type="string" calcext:value-type="string">
            <text:p>Icaro Gabriel Lima da Silva</text:p>
          </table:table-cell>
          <table:table-cell office:value-type="string" calcext:value-type="string">
            <text:p>Qd 01</text:p>
          </table:table-cell>
          <table:table-cell office:value-type="string" calcext:value-type="string">
            <text:p>Ceres </text:p>
          </table:table-cell>
          <table:table-cell office:value-type="string" calcext:value-type="string">
            <text:p>29/12/2020 20:53 - Thaynara Monica Lima Silva</text:p>
          </table:table-cell>
          <table:table-cell office:value-type="string" calcext:value-type="string">
            <text:p>29/12/2020 21:11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0:56:51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27" calcext:value-type="float">
            <text:p>3693227</text:p>
          </table:table-cell>
          <table:table-cell office:value-type="float" office:value="8111045" calcext:value-type="float">
            <text:p>8111045</text:p>
          </table:table-cell>
          <table:table-cell office:value-type="float" office:value="5721055" calcext:value-type="float">
            <text:p>5721055</text:p>
          </table:table-cell>
          <table:table-cell office:value-type="float" office:value="3714177" calcext:value-type="float">
            <text:p>3714177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Sinézio</text:p>
          </table:table-cell>
          <table:table-cell office:value-type="string" calcext:value-type="string">
            <text:p>Paraná </text:p>
          </table:table-cell>
          <table:table-cell office:value-type="string" calcext:value-type="string">
            <text:p>R Paraná </text:p>
          </table:table-cell>
          <table:table-cell office:value-type="string" calcext:value-type="string">
            <text:p>R Paraná , 00000 St Sinézi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Paraná , 00000 St Sinézio - <text:s/>- Santa Terezinha de Goiás - GO&lt;/span&gt;</text:p>
          </table:table-cell>
          <table:table-cell office:value-type="string" calcext:value-type="string">
            <text:p>R Paraná , 00000 St Sinézio - <text:s/>- Santa Terezinha de Goiás - GO</text:p>
          </table:table-cell>
          <table:table-cell office:value-type="string" calcext:value-type="string">
            <text:p>Isac Ferreira Guimarã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0:5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29 21:23:26.3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236" calcext:value-type="float">
            <text:p>3693236</text:p>
          </table:table-cell>
          <table:table-cell office:value-type="float" office:value="8111061" calcext:value-type="float">
            <text:p>8111061</text:p>
          </table:table-cell>
          <table:table-cell office:value-type="float" office:value="5721071" calcext:value-type="float">
            <text:p>5721071</text:p>
          </table:table-cell>
          <table:table-cell office:value-type="float" office:value="3714186" calcext:value-type="float">
            <text:p>3714186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AV Tiradentes</text:p>
          </table:table-cell>
          <table:table-cell office:value-type="string" calcext:value-type="string">
            <text:p>AV Tiradentes, 0000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, 00000 <text:s/>- <text:s/>- Santa Terezinha de Goiás - GO&lt;/span&gt;</text:p>
          </table:table-cell>
          <table:table-cell office:value-type="string" calcext:value-type="string">
            <text:p>AV Tiradentes, 00000 <text:s/>- <text:s/>- Santa Terezinha de Goiás - GO</text:p>
          </table:table-cell>
          <table:table-cell office:value-type="string" calcext:value-type="string">
            <text:p>Izabella Eduarda Martin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/12/2020 21:2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8:37:07.3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3693626" calcext:value-type="float">
            <text:p>3693626</text:p>
          </table:table-cell>
          <table:table-cell office:value-type="float" office:value="8111962" calcext:value-type="float">
            <text:p>8111962</text:p>
          </table:table-cell>
          <table:table-cell office:value-type="float" office:value="5721972" calcext:value-type="float">
            <text:p>5721972</text:p>
          </table:table-cell>
          <table:table-cell office:value-type="float" office:value="3714570" calcext:value-type="float">
            <text:p>371457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qd 1 lt 3</text:p>
          </table:table-cell>
          <table:table-cell office:value-type="string" calcext:value-type="string">
            <text:p>campos verdes </text:p>
          </table:table-cell>
          <table:table-cell office:value-type="string" calcext:value-type="string">
            <text:p>AV campos verdes </text:p>
          </table:table-cell>
          <table:table-cell office:value-type="string" calcext:value-type="string">
            <text:p>AV campos verdes , 03 qd 1 lt 3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mpos verdes , 03 qd 1 lt 3 - <text:s/>- Campos Verdes - GO&lt;/span&gt;</text:p>
          </table:table-cell>
          <table:table-cell office:value-type="string" calcext:value-type="string">
            <text:p>AV campos verdes , 03 qd 1 lt 3 - <text:s/>- Campos Verdes - GO</text:p>
          </table:table-cell>
          <table:table-cell office:value-type="string" calcext:value-type="string">
            <text:p>Kayk Pereira Xav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8:3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8:43:08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70" calcext:value-type="float">
            <text:p>3570</text:p>
          </table:table-cell>
          <table:table-cell office:value-type="float" office:value="3693629" calcext:value-type="float">
            <text:p>3693629</text:p>
          </table:table-cell>
          <table:table-cell office:value-type="float" office:value="8111967" calcext:value-type="float">
            <text:p>8111967</text:p>
          </table:table-cell>
          <table:table-cell office:value-type="float" office:value="5721977" calcext:value-type="float">
            <text:p>5721977</text:p>
          </table:table-cell>
          <table:table-cell office:value-type="float" office:value="3714573" calcext:value-type="float">
            <text:p>3714573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Pilar de Goiás</text:p>
          </table:table-cell>
          <table:table-cell office:value-type="string" calcext:value-type="string">
            <text:p>Rio do Peixe</text:p>
          </table:table-cell>
          <table:table-cell office:value-type="string" calcext:value-type="string">
            <text:p>FAZ <text:s text:c="7"/>Rio do Peixe</text:p>
          </table:table-cell>
          <table:table-cell office:value-type="string" calcext:value-type="string">
            <text:p>FAZ <text:s text:c="7"/>Rio do Peixe, sn Pilar de Goiás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Rio do Peixe, sn Pilar de Goiás - <text:s/>- Pilar de Goiás - GO&lt;/span&gt;</text:p>
          </table:table-cell>
          <table:table-cell office:value-type="string" calcext:value-type="string">
            <text:p>FAZ <text:s text:c="7"/>Rio do Peixe, sn Pilar de Goiás - <text:s/>- Pilar de Goiás - GO</text:p>
          </table:table-cell>
          <table:table-cell office:value-type="string" calcext:value-type="string">
            <text:p>Paulo José Soares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8:4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8:44:36.1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31" calcext:value-type="float">
            <text:p>3693631</text:p>
          </table:table-cell>
          <table:table-cell office:value-type="float" office:value="8111968" calcext:value-type="float">
            <text:p>8111968</text:p>
          </table:table-cell>
          <table:table-cell office:value-type="float" office:value="5721978" calcext:value-type="float">
            <text:p>5721978</text:p>
          </table:table-cell>
          <table:table-cell office:value-type="float" office:value="3714575" calcext:value-type="float">
            <text:p>3714575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FAZ <text:s text:c="7"/>Santa Maria</text:p>
          </table:table-cell>
          <table:table-cell office:value-type="string" calcext:value-type="string">
            <text:p>FAZ <text:s text:c="7"/>Santa Maria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Santa Maria, sn <text:s/>- <text:s/>- Santa Terezinha de Goiás - GO&lt;/span&gt;</text:p>
          </table:table-cell>
          <table:table-cell office:value-type="string" calcext:value-type="string">
            <text:p>FAZ <text:s text:c="7"/>Santa Maria, sn <text:s/>- <text:s/>- Santa Terezinha de Goiás - GO</text:p>
          </table:table-cell>
          <table:table-cell office:value-type="string" calcext:value-type="string">
            <text:p>Patricia da Costa Gonçalves Aguia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8:4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8:48:32.7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32" calcext:value-type="float">
            <text:p>3693632</text:p>
          </table:table-cell>
          <table:table-cell office:value-type="float" office:value="8111970" calcext:value-type="float">
            <text:p>8111970</text:p>
          </table:table-cell>
          <table:table-cell office:value-type="float" office:value="5721980" calcext:value-type="float">
            <text:p>5721980</text:p>
          </table:table-cell>
          <table:table-cell office:value-type="float" office:value="3714576" calcext:value-type="float">
            <text:p>3714576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1</text:p>
          </table:table-cell>
          <table:table-cell office:value-type="string" calcext:value-type="string">
            <text:p>Catalao</text:p>
          </table:table-cell>
          <table:table-cell office:value-type="string" calcext:value-type="string">
            <text:p>AV Catalao</text:p>
          </table:table-cell>
          <table:table-cell office:value-type="string" calcext:value-type="string">
            <text:p>AV Catalao, Lt 06 Qd 1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talao, Lt 06 Qd 1 - <text:s/>- Santa Terezinha de Goiás - GO&lt;/span&gt;</text:p>
          </table:table-cell>
          <table:table-cell office:value-type="string" calcext:value-type="string">
            <text:p>AV Catalao, Lt 06 Qd 1 - <text:s/>- Santa Terezinha de Goiás - GO</text:p>
          </table:table-cell>
          <table:table-cell office:value-type="string" calcext:value-type="string">
            <text:p>Pedro Henrique Costa Lopes</text:p>
          </table:table-cell>
          <table:table-cell office:value-type="string" calcext:value-type="string">
            <text:p>Lt 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8:4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8:55:35.0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35" calcext:value-type="float">
            <text:p>3693635</text:p>
          </table:table-cell>
          <table:table-cell office:value-type="float" office:value="8111974" calcext:value-type="float">
            <text:p>8111974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3714579" calcext:value-type="float">
            <text:p>3714579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29; Lt 22/23</text:p>
          </table:table-cell>
          <table:table-cell office:value-type="string" calcext:value-type="string">
            <text:p>Ipameri</text:p>
          </table:table-cell>
          <table:table-cell office:value-type="string" calcext:value-type="string">
            <text:p>R Ipameri</text:p>
          </table:table-cell>
          <table:table-cell office:value-type="string" calcext:value-type="string">
            <text:p>R Ipameri, 396 Qd 29; Lt 22/23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Ipameri, 396 Qd 29; Lt 22/23 - <text:s/>- Santa Terezinha de Goiás - GO&lt;/span&gt;</text:p>
          </table:table-cell>
          <table:table-cell office:value-type="string" calcext:value-type="string">
            <text:p>R Ipameri, 396 Qd 29; Lt 22/23 - <text:s/>- Santa Terezinha de Goiás - GO</text:p>
          </table:table-cell>
          <table:table-cell office:value-type="string" calcext:value-type="string">
            <text:p>Pedro Augusto Alves de Lima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 Sinezio </text:p>
          </table:table-cell>
          <table:table-cell office:value-type="string" calcext:value-type="string">
            <text:p>30/12/2020 18:55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8:58:33.5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36" calcext:value-type="float">
            <text:p>3693636</text:p>
          </table:table-cell>
          <table:table-cell office:value-type="float" office:value="8111975" calcext:value-type="float">
            <text:p>8111975</text:p>
          </table:table-cell>
          <table:table-cell office:value-type="float" office:value="5721985" calcext:value-type="float">
            <text:p>5721985</text:p>
          </table:table-cell>
          <table:table-cell office:value-type="float" office:value="3714580" calcext:value-type="float">
            <text:p>371458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 esquina com Rua Esmeralda</text:p>
          </table:table-cell>
          <table:table-cell office:value-type="string" calcext:value-type="string">
            <text:p>R E esquina com Rua Esmeralda</text:p>
          </table:table-cell>
          <table:table-cell office:value-type="string" calcext:value-type="string">
            <text:p>R E esquina com Rua Esmeralda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E esquina com Rua Esmeralda, sn <text:s/>- <text:s/>- Santa Terezinha de Goiás - GO&lt;/span&gt;</text:p>
          </table:table-cell>
          <table:table-cell office:value-type="string" calcext:value-type="string">
            <text:p>R E esquina com Rua Esmeralda, sn <text:s/>- <text:s/>- Santa Terezinha de Goiás - GO</text:p>
          </table:table-cell>
          <table:table-cell office:value-type="string" calcext:value-type="string">
            <text:p>Pamela Ribeiro de Oliveir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8:5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00:40.4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38" calcext:value-type="float">
            <text:p>3693638</text:p>
          </table:table-cell>
          <table:table-cell office:value-type="float" office:value="8111977" calcext:value-type="float">
            <text:p>8111977</text:p>
          </table:table-cell>
          <table:table-cell office:value-type="float" office:value="5721987" calcext:value-type="float">
            <text:p>5721987</text:p>
          </table:table-cell>
          <table:table-cell office:value-type="float" office:value="3714582" calcext:value-type="float">
            <text:p>3714582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 Portugal</text:p>
          </table:table-cell>
          <table:table-cell office:value-type="string" calcext:value-type="string">
            <text:p>R Portugal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Portugal, sn <text:s/>- <text:s/>- Santa Terezinha de Goiás - GO&lt;/span&gt;</text:p>
          </table:table-cell>
          <table:table-cell office:value-type="string" calcext:value-type="string">
            <text:p>R Portugal, sn <text:s/>- <text:s/>- Santa Terezinha de Goiás - GO</text:p>
          </table:table-cell>
          <table:table-cell office:value-type="string" calcext:value-type="string">
            <text:p>Patricia da Silva Machad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0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01:47.0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39" calcext:value-type="float">
            <text:p>3693639</text:p>
          </table:table-cell>
          <table:table-cell office:value-type="float" office:value="8111978" calcext:value-type="float">
            <text:p>8111978</text:p>
          </table:table-cell>
          <table:table-cell office:value-type="float" office:value="5721988" calcext:value-type="float">
            <text:p>5721988</text:p>
          </table:table-cell>
          <table:table-cell office:value-type="float" office:value="3714583" calcext:value-type="float">
            <text:p>3714583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Dona Julia</text:p>
          </table:table-cell>
          <table:table-cell office:value-type="string" calcext:value-type="string">
            <text:p>R Dona Julia</text:p>
          </table:table-cell>
          <table:table-cell office:value-type="string" calcext:value-type="string">
            <text:p>R Dona Julia, 10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Dona Julia, 10 Centro - <text:s/>- Santa Terezinha de Goiás - GO&lt;/span&gt;</text:p>
          </table:table-cell>
          <table:table-cell office:value-type="string" calcext:value-type="string">
            <text:p>R Dona Julia, 10 Centro - <text:s/>- Santa Terezinha de Goiás - GO</text:p>
          </table:table-cell>
          <table:table-cell office:value-type="string" calcext:value-type="string">
            <text:p>Quenia Venancio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0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04:27.0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40" calcext:value-type="float">
            <text:p>3693640</text:p>
          </table:table-cell>
          <table:table-cell office:value-type="float" office:value="8111979" calcext:value-type="float">
            <text:p>8111979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3714584" calcext:value-type="float">
            <text:p>371458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10. St Sul</text:p>
          </table:table-cell>
          <table:table-cell office:value-type="string" calcext:value-type="string">
            <text:p>Sao Paulo com Esmeraldas</text:p>
          </table:table-cell>
          <table:table-cell office:value-type="string" calcext:value-type="string">
            <text:p>R Sao Paulo com Esmeraldas</text:p>
          </table:table-cell>
          <table:table-cell office:value-type="string" calcext:value-type="string">
            <text:p>R Sao Paulo com Esmeraldas, Qd135 Lt 10. St Su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Sao Paulo com Esmeraldas, Qd135 Lt 10. St Sul - <text:s/>- Santa Terezinha de Goiás - GO&lt;/span&gt;</text:p>
          </table:table-cell>
          <table:table-cell office:value-type="string" calcext:value-type="string">
            <text:p>R Sao Paulo com Esmeraldas, Qd135 Lt 10. St Sul - <text:s/>- Santa Terezinha de Goiás - GO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Qd1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0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09:00.0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42" calcext:value-type="float">
            <text:p>3693642</text:p>
          </table:table-cell>
          <table:table-cell office:value-type="float" office:value="8111982" calcext:value-type="float">
            <text:p>8111982</text:p>
          </table:table-cell>
          <table:table-cell office:value-type="float" office:value="5721992" calcext:value-type="float">
            <text:p>5721992</text:p>
          </table:table-cell>
          <table:table-cell office:value-type="float" office:value="3714586" calcext:value-type="float">
            <text:p>3714586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se Elias Sobrinho</text:p>
          </table:table-cell>
          <table:table-cell office:value-type="string" calcext:value-type="string">
            <text:p>AV Jose Elias Sobrinho</text:p>
          </table:table-cell>
          <table:table-cell office:value-type="string" calcext:value-type="string">
            <text:p>AV Jose Elias Sobrinho, 272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e Elias Sobrinho, 272 Centro - <text:s/>- Santa Terezinha de Goiás - GO&lt;/span&gt;</text:p>
          </table:table-cell>
          <table:table-cell office:value-type="string" calcext:value-type="string">
            <text:p>AV Jose Elias Sobrinho, 272 Centro - <text:s/>- Santa Terezinha de Goiás - GO</text:p>
          </table:table-cell>
          <table:table-cell office:value-type="string" calcext:value-type="string">
            <text:p>Raquel Rosa de Mirand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0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11:28.8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43" calcext:value-type="float">
            <text:p>3693643</text:p>
          </table:table-cell>
          <table:table-cell office:value-type="float" office:value="8111983" calcext:value-type="float">
            <text:p>8111983</text:p>
          </table:table-cell>
          <table:table-cell office:value-type="float" office:value="5721993" calcext:value-type="float">
            <text:p>5721993</text:p>
          </table:table-cell>
          <table:table-cell office:value-type="float" office:value="3714587" calcext:value-type="float">
            <text:p>3714587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Alegre</text:p>
          </table:table-cell>
          <table:table-cell office:value-type="string" calcext:value-type="string">
            <text:p>FAZ <text:s text:c="7"/>Fazenda Alegre</text:p>
          </table:table-cell>
          <table:table-cell office:value-type="string" calcext:value-type="string">
            <text:p>FAZ <text:s text:c="7"/>Fazenda Alegre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Fazenda Alegre, sn <text:s/>- <text:s/>- Santa Terezinha de Goiás - GO&lt;/span&gt;</text:p>
          </table:table-cell>
          <table:table-cell office:value-type="string" calcext:value-type="string">
            <text:p>FAZ <text:s text:c="7"/>Fazenda Alegre, sn <text:s/>- <text:s/>- Santa Terezinha de Goiás - GO</text:p>
          </table:table-cell>
          <table:table-cell office:value-type="string" calcext:value-type="string">
            <text:p>Romario Rodrigues Ribeir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1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13:33.5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668" calcext:value-type="float">
            <text:p>3668</text:p>
          </table:table-cell>
          <table:table-cell office:value-type="float" office:value="3693644" calcext:value-type="float">
            <text:p>3693644</text:p>
          </table:table-cell>
          <table:table-cell office:value-type="float" office:value="8111984" calcext:value-type="float">
            <text:p>8111984</text:p>
          </table:table-cell>
          <table:table-cell office:value-type="float" office:value="5721994" calcext:value-type="float">
            <text:p>5721994</text:p>
          </table:table-cell>
          <table:table-cell office:value-type="float" office:value="3714588" calcext:value-type="float">
            <text:p>3714588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25-000</text:p>
          </table:table-cell>
          <table:table-cell office:value-type="float" office:value="76525000" calcext:value-type="float">
            <text:p>76525000</text:p>
          </table:table-cell>
          <table:table-cell office:value-type="string" calcext:value-type="string">
            <text:p>Uirapuru</text:p>
          </table:table-cell>
          <table:table-cell office:value-type="string" calcext:value-type="string">
            <text:p>Qd 20 Lt 14 Centro</text:p>
          </table:table-cell>
          <table:table-cell office:value-type="string" calcext:value-type="string">
            <text:p>Sabiá</text:p>
          </table:table-cell>
          <table:table-cell office:value-type="string" calcext:value-type="string">
            <text:p>R Sabiá</text:p>
          </table:table-cell>
          <table:table-cell office:value-type="string" calcext:value-type="string">
            <text:p>R Sabiá, sn Qd 20 Lt 14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Sabiá, sn Qd 20 Lt 14 Centro - <text:s/>- Uirapuru - GO&lt;/span&gt;</text:p>
          </table:table-cell>
          <table:table-cell office:value-type="string" calcext:value-type="string">
            <text:p>R Sabiá, sn Qd 20 Lt 14 Centro - <text:s/>- Uirapuru - GO</text:p>
          </table:table-cell>
          <table:table-cell office:value-type="string" calcext:value-type="string">
            <text:p>Rayssa Brito da Silv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1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17:27.4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45" calcext:value-type="float">
            <text:p>3693645</text:p>
          </table:table-cell>
          <table:table-cell office:value-type="float" office:value="8111986" calcext:value-type="float">
            <text:p>8111986</text:p>
          </table:table-cell>
          <table:table-cell office:value-type="float" office:value="5721996" calcext:value-type="float">
            <text:p>5721996</text:p>
          </table:table-cell>
          <table:table-cell office:value-type="float" office:value="3714589" calcext:value-type="float">
            <text:p>3714589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Julio Venan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 1</text:p>
          </table:table-cell>
          <table:table-cell office:value-type="string" calcext:value-type="string">
            <text:p>R 1, sn St Julio Venanci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1, sn St Julio Venancio - <text:s/>- Santa Terezinha de Goiás - GO&lt;/span&gt;</text:p>
          </table:table-cell>
          <table:table-cell office:value-type="string" calcext:value-type="string">
            <text:p>R 1, sn St Julio Venancio - <text:s/>- Santa Terezinha de Goiás - GO</text:p>
          </table:table-cell>
          <table:table-cell office:value-type="string" calcext:value-type="string">
            <text:p>Rosilene Pereira de Brit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Esposa do Wellinton</text:p>
          </table:table-cell>
          <table:table-cell office:value-type="string" calcext:value-type="string">
            <text:p>30/12/2020 19:1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19:43.0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46" calcext:value-type="float">
            <text:p>3693646</text:p>
          </table:table-cell>
          <table:table-cell office:value-type="float" office:value="8111987" calcext:value-type="float">
            <text:p>8111987</text:p>
          </table:table-cell>
          <table:table-cell office:value-type="float" office:value="5721997" calcext:value-type="float">
            <text:p>5721997</text:p>
          </table:table-cell>
          <table:table-cell office:value-type="float" office:value="3714590" calcext:value-type="float">
            <text:p>371459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xelandia</text:p>
          </table:table-cell>
          <table:table-cell office:value-type="string" calcext:value-type="string">
            <text:p>POV Tuxelandia</text:p>
          </table:table-cell>
          <table:table-cell office:value-type="string" calcext:value-type="string">
            <text:p>POV Tuxelandia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POV Tuxelandia, sn <text:s/>- <text:s/>- Santa Terezinha de Goiás - GO&lt;/span&gt;</text:p>
          </table:table-cell>
          <table:table-cell office:value-type="string" calcext:value-type="string">
            <text:p>POV Tuxelandia, sn <text:s/>- <text:s/>- Santa Terezinha de Goiás - GO</text:p>
          </table:table-cell>
          <table:table-cell office:value-type="string" calcext:value-type="string">
            <text:p>Rodrigo Xavier Gonçalves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1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28:50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float" office:value="3693649" calcext:value-type="float">
            <text:p>3693649</text:p>
          </table:table-cell>
          <table:table-cell office:value-type="float" office:value="8111995" calcext:value-type="float">
            <text:p>8111995</text:p>
          </table:table-cell>
          <table:table-cell office:value-type="float" office:value="5722005" calcext:value-type="float">
            <text:p>5722005</text:p>
          </table:table-cell>
          <table:table-cell office:value-type="float" office:value="3714593" calcext:value-type="float">
            <text:p>3714593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ixás</text:p>
          </table:table-cell>
          <table:table-cell office:value-type="string" calcext:value-type="string">
            <text:p>resid. Bela Vista</text:p>
          </table:table-cell>
          <table:table-cell office:value-type="string" calcext:value-type="string">
            <text:p>Topazio</text:p>
          </table:table-cell>
          <table:table-cell office:value-type="string" calcext:value-type="string">
            <text:p>R Topazio</text:p>
          </table:table-cell>
          <table:table-cell office:value-type="string" calcext:value-type="string">
            <text:p>R Topazio, 23 resid. Bela Vist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Topazio, 23 resid. Bela Vista - <text:s/>- Crixás - GO&lt;/span&gt;</text:p>
          </table:table-cell>
          <table:table-cell office:value-type="string" calcext:value-type="string">
            <text:p>R Topazio, 23 resid. Bela Vista - <text:s/>- Crixás - GO</text:p>
          </table:table-cell>
          <table:table-cell office:value-type="string" calcext:value-type="string">
            <text:p>Rogerio Carvalho Da Cost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2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38:37.7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51" calcext:value-type="float">
            <text:p>3693651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5722013" calcext:value-type="float">
            <text:p>5722013</text:p>
          </table:table-cell>
          <table:table-cell office:value-type="float" office:value="3714595" calcext:value-type="float">
            <text:p>3714595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:32 Lt/;05 Centro </text:p>
          </table:table-cell>
          <table:table-cell office:value-type="string" calcext:value-type="string">
            <text:p>Tiradentes </text:p>
          </table:table-cell>
          <table:table-cell office:value-type="string" calcext:value-type="string">
            <text:p>AV Tiradentes </text:p>
          </table:table-cell>
          <table:table-cell office:value-type="string" calcext:value-type="string">
            <text:p>AV Tiradentes , SN <text:s/>Qd:32 Lt/;05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 , SN <text:s/>Qd:32 Lt/;05 Centro <text:s/>- <text:s/>- Santa Terezinha de Goiás - GO&lt;/span&gt;</text:p>
          </table:table-cell>
          <table:table-cell office:value-type="string" calcext:value-type="string">
            <text:p>AV Tiradentes , SN <text:s/>Qd:32 Lt/;05 Centro <text:s/>- <text:s/>- Santa Terezinha de Goiás - GO</text:p>
          </table:table-cell>
          <table:table-cell office:value-type="string" calcext:value-type="string">
            <text:p>Renata De Paula Souza</text:p>
          </table:table-cell>
          <table:table-cell office:value-type="string" calcext:value-type="string">
            <text:p>S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3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42:21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3693652" calcext:value-type="float">
            <text:p>369365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5722015" calcext:value-type="float">
            <text:p>5722015</text:p>
          </table:table-cell>
          <table:table-cell office:value-type="float" office:value="3714596" calcext:value-type="float">
            <text:p>3714596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tonio Rodrigues Flores</text:p>
          </table:table-cell>
          <table:table-cell office:value-type="string" calcext:value-type="string">
            <text:p>R Antonio Rodrigues Flores</text:p>
          </table:table-cell>
          <table:table-cell office:value-type="string" calcext:value-type="string">
            <text:p>R Antonio Rodrigues Flores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Antonio Rodrigues Flores, SN <text:s/>- <text:s/>- Campos Verdes - GO&lt;/span&gt;</text:p>
          </table:table-cell>
          <table:table-cell office:value-type="string" calcext:value-type="string">
            <text:p>R Antonio Rodrigues Flores, SN <text:s/>- <text:s/>- Campos Verdes - GO</text:p>
          </table:table-cell>
          <table:table-cell office:value-type="string" calcext:value-type="string">
            <text:p>Regina Rodrigues De Oliveir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4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48:35.6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53" calcext:value-type="float">
            <text:p>3693653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5722017" calcext:value-type="float">
            <text:p>5722017</text:p>
          </table:table-cell>
          <table:table-cell office:value-type="float" office:value="3714597" calcext:value-type="float">
            <text:p>3714597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R Sao paulo</text:p>
          </table:table-cell>
          <table:table-cell office:value-type="string" calcext:value-type="string">
            <text:p>R Sao paulo, 27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Sao paulo, 270 <text:s/>- <text:s/>- Santa Terezinha de Goiás - GO&lt;/span&gt;</text:p>
          </table:table-cell>
          <table:table-cell office:value-type="string" calcext:value-type="string">
            <text:p>R Sao paulo, 270 <text:s/>- <text:s/>- Santa Terezinha de Goiás - GO</text:p>
          </table:table-cell>
          <table:table-cell office:value-type="string" calcext:value-type="string">
            <text:p>Reginaldo Cesar Araujo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4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50:15.0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3693654" calcext:value-type="float">
            <text:p>3693654</text:p>
          </table:table-cell>
          <table:table-cell office:value-type="float" office:value="8112008" calcext:value-type="float">
            <text:p>8112008</text:p>
          </table:table-cell>
          <table:table-cell office:value-type="float" office:value="5722018" calcext:value-type="float">
            <text:p>5722018</text:p>
          </table:table-cell>
          <table:table-cell office:value-type="float" office:value="3714598" calcext:value-type="float">
            <text:p>3714598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AV Campos Verdes</text:p>
          </table:table-cell>
          <table:table-cell office:value-type="string" calcext:value-type="string">
            <text:p>AV Campos Verdes, 737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mpos Verdes, 737 <text:s/>- <text:s/>- Campos Verdes - GO&lt;/span&gt;</text:p>
          </table:table-cell>
          <table:table-cell office:value-type="string" calcext:value-type="string">
            <text:p>AV Campos Verdes, 737 <text:s/>- <text:s/>- Campos Verdes - GO</text:p>
          </table:table-cell>
          <table:table-cell office:value-type="string" calcext:value-type="string">
            <text:p>Rita Pereira Peixoto 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5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0-12-30 19:58:04.9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656" calcext:value-type="float">
            <text:p>3693656</text:p>
          </table:table-cell>
          <table:table-cell office:value-type="float" office:value="8112014" calcext:value-type="float">
            <text:p>8112014</text:p>
          </table:table-cell>
          <table:table-cell office:value-type="float" office:value="5722024" calcext:value-type="float">
            <text:p>5722024</text:p>
          </table:table-cell>
          <table:table-cell office:value-type="float" office:value="3714600" calcext:value-type="float">
            <text:p>371460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A LT 12</text:p>
          </table:table-cell>
          <table:table-cell office:value-type="string" calcext:value-type="string">
            <text:p>dona dita </text:p>
          </table:table-cell>
          <table:table-cell office:value-type="string" calcext:value-type="string">
            <text:p>AV dona dita </text:p>
          </table:table-cell>
          <table:table-cell office:value-type="string" calcext:value-type="string">
            <text:p>AV dona dita , 416 QD A LT 12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 , 416 QD A LT 12 - <text:s/>- Santa Terezinha de Goiás - GO&lt;/span&gt;</text:p>
          </table:table-cell>
          <table:table-cell office:value-type="string" calcext:value-type="string">
            <text:p>AV dona dita , 416 QD A LT 12 - <text:s/>- Santa Terezinha de Goiás - GO</text:p>
          </table:table-cell>
          <table:table-cell office:value-type="string" calcext:value-type="string">
            <text:p>Renata Peres da Silva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/12/2020 19:5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04:34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54" calcext:value-type="float">
            <text:p>3693754</text:p>
          </table:table-cell>
          <table:table-cell office:value-type="float" office:value="8112239" calcext:value-type="float">
            <text:p>8112239</text:p>
          </table:table-cell>
          <table:table-cell office:value-type="float" office:value="5722249" calcext:value-type="float">
            <text:p>5722249</text:p>
          </table:table-cell>
          <table:table-cell office:value-type="float" office:value="3714695" calcext:value-type="float">
            <text:p>3714695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AV Tiradentes</text:p>
          </table:table-cell>
          <table:table-cell office:value-type="string" calcext:value-type="string">
            <text:p>AV Tiradentes, 322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, 322 <text:s/>- <text:s/>- Santa Terezinha de Goiás - GO&lt;/span&gt;</text:p>
          </table:table-cell>
          <table:table-cell office:value-type="string" calcext:value-type="string">
            <text:p>AV Tiradentes, 322 <text:s/>- <text:s/>- Santa Terezinha de Goiás - GO</text:p>
          </table:table-cell>
          <table:table-cell office:value-type="string" calcext:value-type="string">
            <text:p>Sara Lopes Tavare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0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06:19.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float" office:value="3693755" calcext:value-type="float">
            <text:p>3693755</text:p>
          </table:table-cell>
          <table:table-cell office:value-type="float" office:value="8112240" calcext:value-type="float">
            <text:p>8112240</text:p>
          </table:table-cell>
          <table:table-cell office:value-type="float" office:value="5722250" calcext:value-type="float">
            <text:p>5722250</text:p>
          </table:table-cell>
          <table:table-cell office:value-type="float" office:value="3714696" calcext:value-type="float">
            <text:p>3714696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ix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ncho Aquarela</text:p>
          </table:table-cell>
          <table:table-cell office:value-type="string" calcext:value-type="string">
            <text:p>FAZ <text:s text:c="7"/>Rancho Aquarela</text:p>
          </table:table-cell>
          <table:table-cell office:value-type="string" calcext:value-type="string">
            <text:p>FAZ <text:s text:c="7"/>Rancho Aquarela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Rancho Aquarela, sn <text:s/>- <text:s/>- Crixás - GO&lt;/span&gt;</text:p>
          </table:table-cell>
          <table:table-cell office:value-type="string" calcext:value-type="string">
            <text:p>FAZ <text:s text:c="7"/>Rancho Aquarela, sn <text:s/>- <text:s/>- Crixás - GO</text:p>
          </table:table-cell>
          <table:table-cell office:value-type="string" calcext:value-type="string">
            <text:p>Sebastião Ferreira de Abreu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06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07:34.8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56" calcext:value-type="float">
            <text:p>3693756</text:p>
          </table:table-cell>
          <table:table-cell office:value-type="float" office:value="8112241" calcext:value-type="float">
            <text:p>8112241</text:p>
          </table:table-cell>
          <table:table-cell office:value-type="float" office:value="5722251" calcext:value-type="float">
            <text:p>5722251</text:p>
          </table:table-cell>
          <table:table-cell office:value-type="float" office:value="3714697" calcext:value-type="float">
            <text:p>3714697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Caiçara</text:p>
          </table:table-cell>
          <table:table-cell office:value-type="string" calcext:value-type="string">
            <text:p>do Banguela</text:p>
          </table:table-cell>
          <table:table-cell office:value-type="string" calcext:value-type="string">
            <text:p>R do Banguela</text:p>
          </table:table-cell>
          <table:table-cell office:value-type="string" calcext:value-type="string">
            <text:p>R do Banguela, sn St Caiçar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do Banguela, sn St Caiçara - <text:s/>- Santa Terezinha de Goiás - GO&lt;/span&gt;</text:p>
          </table:table-cell>
          <table:table-cell office:value-type="string" calcext:value-type="string">
            <text:p>R do Banguela, sn St Caiçara - <text:s/>- Santa Terezinha de Goiás - GO</text:p>
          </table:table-cell>
          <table:table-cell office:value-type="string" calcext:value-type="string">
            <text:p>Suzana dos Santos Pint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0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09:04.8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57" calcext:value-type="float">
            <text:p>3693757</text:p>
          </table:table-cell>
          <table:table-cell office:value-type="float" office:value="8112242" calcext:value-type="float">
            <text:p>8112242</text:p>
          </table:table-cell>
          <table:table-cell office:value-type="float" office:value="5722252" calcext:value-type="float">
            <text:p>5722252</text:p>
          </table:table-cell>
          <table:table-cell office:value-type="float" office:value="3714698" calcext:value-type="float">
            <text:p>3714698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se Elias Sobrinho </text:p>
          </table:table-cell>
          <table:table-cell office:value-type="string" calcext:value-type="string">
            <text:p>R Jose Elias Sobrinho </text:p>
          </table:table-cell>
          <table:table-cell office:value-type="string" calcext:value-type="string">
            <text:p>R Jose Elias Sobrinho , 345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Jose Elias Sobrinho , 345 Centro - <text:s/>- Santa Terezinha de Goiás - GO&lt;/span&gt;</text:p>
          </table:table-cell>
          <table:table-cell office:value-type="string" calcext:value-type="string">
            <text:p>R Jose Elias Sobrinho , 345 Centro - <text:s/>- Santa Terezinha de Goiás - GO</text:p>
          </table:table-cell>
          <table:table-cell office:value-type="string" calcext:value-type="string">
            <text:p>Sueli Pereira Seabr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0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10:31.3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58" calcext:value-type="float">
            <text:p>3693758</text:p>
          </table:table-cell>
          <table:table-cell office:value-type="float" office:value="8112243" calcext:value-type="float">
            <text:p>8112243</text:p>
          </table:table-cell>
          <table:table-cell office:value-type="float" office:value="5722253" calcext:value-type="float">
            <text:p>5722253</text:p>
          </table:table-cell>
          <table:table-cell office:value-type="float" office:value="3714699" calcext:value-type="float">
            <text:p>3714699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Marquinho Auto Escol</text:p>
          </table:table-cell>
          <table:table-cell office:value-type="string" calcext:value-type="string">
            <text:p>Dona Dita</text:p>
          </table:table-cell>
          <table:table-cell office:value-type="string" calcext:value-type="string">
            <text:p>AV Dona Dita</text:p>
          </table:table-cell>
          <table:table-cell office:value-type="string" calcext:value-type="string">
            <text:p>AV Dona Dita, sn Marquinho Auto Esco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, sn Marquinho Auto Escol - <text:s/>- Santa Terezinha de Goiás - GO&lt;/span&gt;</text:p>
          </table:table-cell>
          <table:table-cell office:value-type="string" calcext:value-type="string">
            <text:p>AV Dona Dita, sn Marquinho Auto Escol - <text:s/>- Santa Terezinha de Goiás - GO</text:p>
          </table:table-cell>
          <table:table-cell office:value-type="string" calcext:value-type="string">
            <text:p>Siderci Machado de Aguiar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Mae Marquinho Auto escola</text:p>
          </table:table-cell>
          <table:table-cell office:value-type="string" calcext:value-type="string">
            <text:p>01/01/2021 20:1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12:43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59" calcext:value-type="float">
            <text:p>3693759</text:p>
          </table:table-cell>
          <table:table-cell office:value-type="float" office:value="8112244" calcext:value-type="float">
            <text:p>811224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3714700" calcext:value-type="float">
            <text:p>371470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se Elias Sobrinho</text:p>
          </table:table-cell>
          <table:table-cell office:value-type="string" calcext:value-type="string">
            <text:p>AV Jose Elias Sobrinho</text:p>
          </table:table-cell>
          <table:table-cell office:value-type="string" calcext:value-type="string">
            <text:p>AV Jose Elias Sobrinho, 317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e Elias Sobrinho, 317 Centro - <text:s/>- Santa Terezinha de Goiás - GO&lt;/span&gt;</text:p>
          </table:table-cell>
          <table:table-cell office:value-type="string" calcext:value-type="string">
            <text:p>AV Jose Elias Sobrinho, 317 Centro - <text:s/>- Santa Terezinha de Goiás - GO</text:p>
          </table:table-cell>
          <table:table-cell office:value-type="string" calcext:value-type="string">
            <text:p>Sebastiao Furtado Diniz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1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14:42.7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60" calcext:value-type="float">
            <text:p>3693760</text:p>
          </table:table-cell>
          <table:table-cell office:value-type="float" office:value="8112245" calcext:value-type="float">
            <text:p>8112245</text:p>
          </table:table-cell>
          <table:table-cell office:value-type="float" office:value="5722255" calcext:value-type="float">
            <text:p>5722255</text:p>
          </table:table-cell>
          <table:table-cell office:value-type="float" office:value="3714701" calcext:value-type="float">
            <text:p>3714701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62, Lt 7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AV Lisboa</text:p>
          </table:table-cell>
          <table:table-cell office:value-type="string" calcext:value-type="string">
            <text:p>AV Lisboa, 12 Qd 62, Lt 7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Lisboa, 12 Qd 62, Lt 7 - <text:s/>- Santa Terezinha de Goiás - GO&lt;/span&gt;</text:p>
          </table:table-cell>
          <table:table-cell office:value-type="string" calcext:value-type="string">
            <text:p>AV Lisboa, 12 Qd 62, Lt 7 - <text:s/>- Santa Terezinha de Goiás - GO</text:p>
          </table:table-cell>
          <table:table-cell office:value-type="string" calcext:value-type="string">
            <text:p>Samara Azevedo Gam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1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16:02.6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61" calcext:value-type="float">
            <text:p>3693761</text:p>
          </table:table-cell>
          <table:table-cell office:value-type="float" office:value="8112246" calcext:value-type="float">
            <text:p>8112246</text:p>
          </table:table-cell>
          <table:table-cell office:value-type="float" office:value="5722256" calcext:value-type="float">
            <text:p>5722256</text:p>
          </table:table-cell>
          <table:table-cell office:value-type="float" office:value="3714702" calcext:value-type="float">
            <text:p>3714702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Esmeralda</text:p>
          </table:table-cell>
          <table:table-cell office:value-type="string" calcext:value-type="string">
            <text:p>Carnaiba</text:p>
          </table:table-cell>
          <table:table-cell office:value-type="string" calcext:value-type="string">
            <text:p>R Carnaiba</text:p>
          </table:table-cell>
          <table:table-cell office:value-type="string" calcext:value-type="string">
            <text:p>R Carnaiba, 246 St Esmerald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arnaiba, 246 St Esmeralda - <text:s/>- Santa Terezinha de Goiás - GO&lt;/span&gt;</text:p>
          </table:table-cell>
          <table:table-cell office:value-type="string" calcext:value-type="string">
            <text:p>R Carnaiba, 246 St Esmeralda - <text:s/>- Santa Terezinha de Goiás - GO</text:p>
          </table:table-cell>
          <table:table-cell office:value-type="string" calcext:value-type="string">
            <text:p>Sueni Pereira dos Santo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16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37:48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3693763" calcext:value-type="float">
            <text:p>3693763</text:p>
          </table:table-cell>
          <table:table-cell office:value-type="float" office:value="8112248" calcext:value-type="float">
            <text:p>8112248</text:p>
          </table:table-cell>
          <table:table-cell office:value-type="float" office:value="5722258" calcext:value-type="float">
            <text:p>5722258</text:p>
          </table:table-cell>
          <table:table-cell office:value-type="float" office:value="3714704" calcext:value-type="float">
            <text:p>371470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Jd Ouro Verde 1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R Alagoas</text:p>
          </table:table-cell>
          <table:table-cell office:value-type="string" calcext:value-type="string">
            <text:p>R Alagoas, 182 Jd Ouro Verde 1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Alagoas, 182 Jd Ouro Verde 1 - <text:s/>- Campos Verdes - GO&lt;/span&gt;</text:p>
          </table:table-cell>
          <table:table-cell office:value-type="string" calcext:value-type="string">
            <text:p>R Alagoas, 182 Jd Ouro Verde 1 - <text:s/>- Campos Verdes - GO</text:p>
          </table:table-cell>
          <table:table-cell office:value-type="string" calcext:value-type="string">
            <text:p>Tomazia Joane Souza Nev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3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40:21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64" calcext:value-type="float">
            <text:p>3693764</text:p>
          </table:table-cell>
          <table:table-cell office:value-type="float" office:value="8112250" calcext:value-type="float">
            <text:p>8112250</text:p>
          </table:table-cell>
          <table:table-cell office:value-type="float" office:value="5722260" calcext:value-type="float">
            <text:p>5722260</text:p>
          </table:table-cell>
          <table:table-cell office:value-type="float" office:value="3714705" calcext:value-type="float">
            <text:p>3714705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Junqueira motos</text:p>
          </table:table-cell>
          <table:table-cell office:value-type="string" calcext:value-type="string">
            <text:p>Dona Dita</text:p>
          </table:table-cell>
          <table:table-cell office:value-type="string" calcext:value-type="string">
            <text:p>AV Dona Dita</text:p>
          </table:table-cell>
          <table:table-cell office:value-type="string" calcext:value-type="string">
            <text:p>AV Dona Dita, 412 Junqueira motos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, 412 Junqueira motos - <text:s/>- Santa Terezinha de Goiás - GO&lt;/span&gt;</text:p>
          </table:table-cell>
          <table:table-cell office:value-type="string" calcext:value-type="string">
            <text:p>AV Dona Dita, 412 Junqueira motos - <text:s/>- Santa Terezinha de Goiás - GO</text:p>
          </table:table-cell>
          <table:table-cell office:value-type="string" calcext:value-type="string">
            <text:p>Tânia Lopes dos Santos Junqueir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4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43:21.3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65" calcext:value-type="float">
            <text:p>3693765</text:p>
          </table:table-cell>
          <table:table-cell office:value-type="float" office:value="8112252" calcext:value-type="float">
            <text:p>8112252</text:p>
          </table:table-cell>
          <table:table-cell office:value-type="float" office:value="5722262" calcext:value-type="float">
            <text:p>5722262</text:p>
          </table:table-cell>
          <table:table-cell office:value-type="float" office:value="3714706" calcext:value-type="float">
            <text:p>3714706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Esmeralda</text:p>
          </table:table-cell>
          <table:table-cell office:value-type="string" calcext:value-type="string">
            <text:p>Fernando de Araujo</text:p>
          </table:table-cell>
          <table:table-cell office:value-type="string" calcext:value-type="string">
            <text:p>R Fernando de Araujo</text:p>
          </table:table-cell>
          <table:table-cell office:value-type="string" calcext:value-type="string">
            <text:p>R Fernando de Araujo, 309 St Esmerald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Fernando de Araujo, 309 St Esmeralda - <text:s/>- Santa Terezinha de Goiás - GO&lt;/span&gt;</text:p>
          </table:table-cell>
          <table:table-cell office:value-type="string" calcext:value-type="string">
            <text:p>R Fernando de Araujo, 309 St Esmeralda - <text:s/>- Santa Terezinha de Goiás - GO</text:p>
          </table:table-cell>
          <table:table-cell office:value-type="string" calcext:value-type="string">
            <text:p>Taynara Gomes Xavier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4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0:45:14.4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66" calcext:value-type="float">
            <text:p>3693766</text:p>
          </table:table-cell>
          <table:table-cell office:value-type="float" office:value="8112253" calcext:value-type="float">
            <text:p>8112253</text:p>
          </table:table-cell>
          <table:table-cell office:value-type="float" office:value="5722263" calcext:value-type="float">
            <text:p>5722263</text:p>
          </table:table-cell>
          <table:table-cell office:value-type="float" office:value="3714707" calcext:value-type="float">
            <text:p>3714707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o do Peixe</text:p>
          </table:table-cell>
          <table:table-cell office:value-type="string" calcext:value-type="string">
            <text:p>FAZ <text:s text:c="7"/>Rio do Peixe</text:p>
          </table:table-cell>
          <table:table-cell office:value-type="string" calcext:value-type="string">
            <text:p>FAZ <text:s text:c="7"/>Rio do Peixe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Rio do Peixe, sn <text:s/>- <text:s/>- Santa Terezinha de Goiás - GO&lt;/span&gt;</text:p>
          </table:table-cell>
          <table:table-cell office:value-type="string" calcext:value-type="string">
            <text:p>FAZ <text:s text:c="7"/>Rio do Peixe, sn <text:s/>- <text:s/>- Santa Terezinha de Goiás - GO</text:p>
          </table:table-cell>
          <table:table-cell office:value-type="string" calcext:value-type="string">
            <text:p>Thais Francyelle Silva Dias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0:45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1:25:19.0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68" calcext:value-type="float">
            <text:p>3693768</text:p>
          </table:table-cell>
          <table:table-cell office:value-type="float" office:value="8112256" calcext:value-type="float">
            <text:p>8112256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3714709" calcext:value-type="float">
            <text:p>3714709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ndí</text:p>
          </table:table-cell>
          <table:table-cell office:value-type="string" calcext:value-type="string">
            <text:p>FAZ <text:s text:c="7"/>Mandí</text:p>
          </table:table-cell>
          <table:table-cell office:value-type="string" calcext:value-type="string">
            <text:p>FAZ <text:s text:c="7"/>Mandí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Mandí, sn <text:s/>- <text:s/>- Santa Terezinha de Goiás - GO&lt;/span&gt;</text:p>
          </table:table-cell>
          <table:table-cell office:value-type="string" calcext:value-type="string">
            <text:p>FAZ <text:s text:c="7"/>Mandí, sn <text:s/>- <text:s/>- Santa Terezinha de Goiás - GO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1:25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1 21:27:28.6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69" calcext:value-type="float">
            <text:p>3693769</text:p>
          </table:table-cell>
          <table:table-cell office:value-type="float" office:value="8112257" calcext:value-type="float">
            <text:p>8112257</text:p>
          </table:table-cell>
          <table:table-cell office:value-type="float" office:value="5722267" calcext:value-type="float">
            <text:p>5722267</text:p>
          </table:table-cell>
          <table:table-cell office:value-type="float" office:value="3714710" calcext:value-type="float">
            <text:p>371471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4, lt 8. </text:p>
          </table:table-cell>
          <table:table-cell office:value-type="string" calcext:value-type="string">
            <text:p>Jose Gomes</text:p>
          </table:table-cell>
          <table:table-cell office:value-type="string" calcext:value-type="string">
            <text:p>AV Jose Gomes</text:p>
          </table:table-cell>
          <table:table-cell office:value-type="string" calcext:value-type="string">
            <text:p>AV Jose Gomes, sn qd 4, lt 8.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e Gomes, sn qd 4, lt 8. <text:s/>- <text:s/>- Santa Terezinha de Goiás - GO&lt;/span&gt;</text:p>
          </table:table-cell>
          <table:table-cell office:value-type="string" calcext:value-type="string">
            <text:p>AV Jose Gomes, sn qd 4, lt 8. <text:s/>- <text:s/>- Santa Terezinha de Goiás - GO</text:p>
          </table:table-cell>
          <table:table-cell office:value-type="string" calcext:value-type="string">
            <text:p>Taynara Ferreira de Oliveir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1/01/2021 21:27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3:39:33.6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93" calcext:value-type="float">
            <text:p>3693793</text:p>
          </table:table-cell>
          <table:table-cell office:value-type="float" office:value="8112310" calcext:value-type="float">
            <text:p>8112310</text:p>
          </table:table-cell>
          <table:table-cell office:value-type="float" office:value="5722320" calcext:value-type="float">
            <text:p>5722320</text:p>
          </table:table-cell>
          <table:table-cell office:value-type="float" office:value="3714734" calcext:value-type="float">
            <text:p>371473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 esquina c/ Esmeraldas</text:p>
          </table:table-cell>
          <table:table-cell office:value-type="string" calcext:value-type="string">
            <text:p>R E esquina c/ Esmeraldas</text:p>
          </table:table-cell>
          <table:table-cell office:value-type="string" calcext:value-type="string">
            <text:p>R E esquina c/ Esmeraldas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E esquina c/ Esmeraldas, sn <text:s/>- <text:s/>- Santa Terezinha de Goiás - GO&lt;/span&gt;</text:p>
          </table:table-cell>
          <table:table-cell office:value-type="string" calcext:value-type="string">
            <text:p>R E esquina c/ Esmeraldas, sn <text:s/>- <text:s/>- Santa Terezinha de Goiás - GO</text:p>
          </table:table-cell>
          <table:table-cell office:value-type="string" calcext:value-type="string">
            <text:p>Vânia Teodoro de Oliveir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3:3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3:46:34.4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94" calcext:value-type="float">
            <text:p>3693794</text:p>
          </table:table-cell>
          <table:table-cell office:value-type="float" office:value="8112312" calcext:value-type="float">
            <text:p>8112312</text:p>
          </table:table-cell>
          <table:table-cell office:value-type="float" office:value="5722322" calcext:value-type="float">
            <text:p>5722322</text:p>
          </table:table-cell>
          <table:table-cell office:value-type="float" office:value="3714735" calcext:value-type="float">
            <text:p>3714735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Fernando de Araujo</text:p>
          </table:table-cell>
          <table:table-cell office:value-type="string" calcext:value-type="string">
            <text:p>R Fernando de Araujo</text:p>
          </table:table-cell>
          <table:table-cell office:value-type="string" calcext:value-type="string">
            <text:p>R Fernando de Araujo, 226 Centro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Fernando de Araujo, 226 Centro <text:s/>- <text:s/>- Santa Terezinha de Goiás - GO&lt;/span&gt;</text:p>
          </table:table-cell>
          <table:table-cell office:value-type="string" calcext:value-type="string">
            <text:p>R Fernando de Araujo, 226 Centro <text:s/>- <text:s/>- Santa Terezinha de Goiás - GO</text:p>
          </table:table-cell>
          <table:table-cell office:value-type="string" calcext:value-type="string">
            <text:p>Valdete Pereira Venancio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3:46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3:49:58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95" calcext:value-type="float">
            <text:p>3693795</text:p>
          </table:table-cell>
          <table:table-cell office:value-type="float" office:value="8112319" calcext:value-type="float">
            <text:p>8112319</text:p>
          </table:table-cell>
          <table:table-cell office:value-type="float" office:value="5722329" calcext:value-type="float">
            <text:p>5722329</text:p>
          </table:table-cell>
          <table:table-cell office:value-type="float" office:value="3714736" calcext:value-type="float">
            <text:p>3714736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Julio Venancio</text:p>
          </table:table-cell>
          <table:table-cell office:value-type="string" calcext:value-type="string">
            <text:p>Rua 1, Casa 3</text:p>
          </table:table-cell>
          <table:table-cell office:value-type="string" calcext:value-type="string">
            <text:p>R Rua 1, Casa 3</text:p>
          </table:table-cell>
          <table:table-cell office:value-type="string" calcext:value-type="string">
            <text:p>R Rua 1, Casa 3, sn St Julio Venanci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1, Casa 3, sn St Julio Venancio - <text:s/>- Santa Terezinha de Goiás - GO&lt;/span&gt;</text:p>
          </table:table-cell>
          <table:table-cell office:value-type="string" calcext:value-type="string">
            <text:p>R Rua 1, Casa 3, sn St Julio Venancio - <text:s/>- Santa Terezinha de Goiás - GO</text:p>
          </table:table-cell>
          <table:table-cell office:value-type="string" calcext:value-type="string">
            <text:p>Valdeci Vieira de Amorim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3:4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3:51:21.6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96" calcext:value-type="float">
            <text:p>3693796</text:p>
          </table:table-cell>
          <table:table-cell office:value-type="float" office:value="8112320" calcext:value-type="float">
            <text:p>8112320</text:p>
          </table:table-cell>
          <table:table-cell office:value-type="float" office:value="5722330" calcext:value-type="float">
            <text:p>5722330</text:p>
          </table:table-cell>
          <table:table-cell office:value-type="float" office:value="3714737" calcext:value-type="float">
            <text:p>3714737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etor Sinezio</text:p>
          </table:table-cell>
          <table:table-cell office:value-type="string" calcext:value-type="string">
            <text:p>Ipameri </text:p>
          </table:table-cell>
          <table:table-cell office:value-type="string" calcext:value-type="string">
            <text:p>R Ipameri </text:p>
          </table:table-cell>
          <table:table-cell office:value-type="string" calcext:value-type="string">
            <text:p>R Ipameri , Sn Setor Sinezi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Ipameri , Sn Setor Sinezio - <text:s/>- Santa Terezinha de Goiás - GO&lt;/span&gt;</text:p>
          </table:table-cell>
          <table:table-cell office:value-type="string" calcext:value-type="string">
            <text:p>R Ipameri , Sn Setor Sinezio - <text:s/>- Santa Terezinha de Goiás - GO</text:p>
          </table:table-cell>
          <table:table-cell office:value-type="string" calcext:value-type="string">
            <text:p>Valdirene de Melo Pissarr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unhada Marilete Forum</text:p>
          </table:table-cell>
          <table:table-cell office:value-type="string" calcext:value-type="string">
            <text:p>02/01/2021 13:5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3:53:11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97" calcext:value-type="float">
            <text:p>3693797</text:p>
          </table:table-cell>
          <table:table-cell office:value-type="float" office:value="8112322" calcext:value-type="float">
            <text:p>8112322</text:p>
          </table:table-cell>
          <table:table-cell office:value-type="float" office:value="5722332" calcext:value-type="float">
            <text:p>5722332</text:p>
          </table:table-cell>
          <table:table-cell office:value-type="float" office:value="3714738" calcext:value-type="float">
            <text:p>3714738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Jose Gomes</text:p>
          </table:table-cell>
          <table:table-cell office:value-type="string" calcext:value-type="string">
            <text:p>Erico Verissimo </text:p>
          </table:table-cell>
          <table:table-cell office:value-type="string" calcext:value-type="string">
            <text:p>R Erico Verissimo </text:p>
          </table:table-cell>
          <table:table-cell office:value-type="string" calcext:value-type="string">
            <text:p>R Erico Verissimo , 98 St Jose Gomes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Erico Verissimo , 98 St Jose Gomes - <text:s/>- Santa Terezinha de Goiás - GO&lt;/span&gt;</text:p>
          </table:table-cell>
          <table:table-cell office:value-type="string" calcext:value-type="string">
            <text:p>R Erico Verissimo , 98 St Jose Gomes - <text:s/>- Santa Terezinha de Goiás - GO</text:p>
          </table:table-cell>
          <table:table-cell office:value-type="string" calcext:value-type="string">
            <text:p>Valdeci Francisco Castilh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3:5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3:54:55.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798" calcext:value-type="float">
            <text:p>3693798</text:p>
          </table:table-cell>
          <table:table-cell office:value-type="float" office:value="8112323" calcext:value-type="float">
            <text:p>8112323</text:p>
          </table:table-cell>
          <table:table-cell office:value-type="float" office:value="5722333" calcext:value-type="float">
            <text:p>5722333</text:p>
          </table:table-cell>
          <table:table-cell office:value-type="float" office:value="3714739" calcext:value-type="float">
            <text:p>3714739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AV Catalão</text:p>
          </table:table-cell>
          <table:table-cell office:value-type="string" calcext:value-type="string">
            <text:p>AV Catalão, 277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atalão, 277 Centro - <text:s/>- Santa Terezinha de Goiás - GO&lt;/span&gt;</text:p>
          </table:table-cell>
          <table:table-cell office:value-type="string" calcext:value-type="string">
            <text:p>AV Catalão, 277 Centro - <text:s/>- Santa Terezinha de Goiás - GO</text:p>
          </table:table-cell>
          <table:table-cell office:value-type="string" calcext:value-type="string">
            <text:p>Valteir Leles de Andrade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3:5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4:02:11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800" calcext:value-type="float">
            <text:p>3693800</text:p>
          </table:table-cell>
          <table:table-cell office:value-type="float" office:value="8112329" calcext:value-type="float">
            <text:p>8112329</text:p>
          </table:table-cell>
          <table:table-cell office:value-type="float" office:value="5722339" calcext:value-type="float">
            <text:p>5722339</text:p>
          </table:table-cell>
          <table:table-cell office:value-type="float" office:value="3714741" calcext:value-type="float">
            <text:p>3714741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se Elias</text:p>
          </table:table-cell>
          <table:table-cell office:value-type="string" calcext:value-type="string">
            <text:p>AV Jose Elias</text:p>
          </table:table-cell>
          <table:table-cell office:value-type="string" calcext:value-type="string">
            <text:p>AV Jose Elias, 288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e Elias, 288 Centro - <text:s/>- Santa Terezinha de Goiás - GO&lt;/span&gt;</text:p>
          </table:table-cell>
          <table:table-cell office:value-type="string" calcext:value-type="string">
            <text:p>AV Jose Elias, 288 Centro - <text:s/>- Santa Terezinha de Goiás - GO</text:p>
          </table:table-cell>
          <table:table-cell office:value-type="string" calcext:value-type="string">
            <text:p>Welisbem Misael Machado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4:02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4:03:41.3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801" calcext:value-type="float">
            <text:p>3693801</text:p>
          </table:table-cell>
          <table:table-cell office:value-type="float" office:value="8112331" calcext:value-type="float">
            <text:p>8112331</text:p>
          </table:table-cell>
          <table:table-cell office:value-type="float" office:value="5722341" calcext:value-type="float">
            <text:p>5722341</text:p>
          </table:table-cell>
          <table:table-cell office:value-type="float" office:value="3714742" calcext:value-type="float">
            <text:p>3714742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Zona Rural</text:p>
          </table:table-cell>
          <table:table-cell office:value-type="string" calcext:value-type="string">
            <text:p>Araras 2</text:p>
          </table:table-cell>
          <table:table-cell office:value-type="string" calcext:value-type="string">
            <text:p>FAZ <text:s text:c="7"/>Araras 2</text:p>
          </table:table-cell>
          <table:table-cell office:value-type="string" calcext:value-type="string">
            <text:p>FAZ <text:s text:c="7"/>Araras 2, sn Zona Rura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Araras 2, sn Zona Rural - <text:s/>- Santa Terezinha de Goiás - GO&lt;/span&gt;</text:p>
          </table:table-cell>
          <table:table-cell office:value-type="string" calcext:value-type="string">
            <text:p>FAZ <text:s text:c="7"/>Araras 2, sn Zona Rural - <text:s/>- Santa Terezinha de Goiás - GO</text:p>
          </table:table-cell>
          <table:table-cell office:value-type="string" calcext:value-type="string">
            <text:p>Wallas Xavier Rodrigues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4:0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4:05:53.1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802" calcext:value-type="float">
            <text:p>3693802</text:p>
          </table:table-cell>
          <table:table-cell office:value-type="float" office:value="8112332" calcext:value-type="float">
            <text:p>8112332</text:p>
          </table:table-cell>
          <table:table-cell office:value-type="float" office:value="5722342" calcext:value-type="float">
            <text:p>5722342</text:p>
          </table:table-cell>
          <table:table-cell office:value-type="float" office:value="3714743" calcext:value-type="float">
            <text:p>3714743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Julio Venan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 1</text:p>
          </table:table-cell>
          <table:table-cell office:value-type="string" calcext:value-type="string">
            <text:p>R 1, sn St Julio Venanci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1, sn St Julio Venancio - <text:s/>- Santa Terezinha de Goiás - GO&lt;/span&gt;</text:p>
          </table:table-cell>
          <table:table-cell office:value-type="string" calcext:value-type="string">
            <text:p>R 1, sn St Julio Venancio - <text:s/>- Santa Terezinha de Goiás - GO</text:p>
          </table:table-cell>
          <table:table-cell office:value-type="string" calcext:value-type="string">
            <text:p>Welinton Rodrigues Mirand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4:05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4:10:43.0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693803" calcext:value-type="float">
            <text:p>3693803</text:p>
          </table:table-cell>
          <table:table-cell office:value-type="float" office:value="8112336" calcext:value-type="float">
            <text:p>8112336</text:p>
          </table:table-cell>
          <table:table-cell office:value-type="float" office:value="5722346" calcext:value-type="float">
            <text:p>5722346</text:p>
          </table:table-cell>
          <table:table-cell office:value-type="float" office:value="3714744" calcext:value-type="float">
            <text:p>371474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Julio Venancio</text:p>
          </table:table-cell>
          <table:table-cell office:value-type="string" calcext:value-type="string">
            <text:p>1, Casa 3</text:p>
          </table:table-cell>
          <table:table-cell office:value-type="string" calcext:value-type="string">
            <text:p>R 1, Casa 3</text:p>
          </table:table-cell>
          <table:table-cell office:value-type="string" calcext:value-type="string">
            <text:p>R 1, Casa 3, sn St Julio Venanci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1, Casa 3, sn St Julio Venancio - <text:s/>- Santa Terezinha de Goiás - GO&lt;/span&gt;</text:p>
          </table:table-cell>
          <table:table-cell office:value-type="string" calcext:value-type="string">
            <text:p>R 1, Casa 3, sn St Julio Venancio - <text:s/>- Santa Terezinha de Goiás - GO</text:p>
          </table:table-cell>
          <table:table-cell office:value-type="string" calcext:value-type="string">
            <text:p>Willian Gabriel Rodrigues Amorim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4:1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02 14:14:00.5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float" office:value="3693804" calcext:value-type="float">
            <text:p>3693804</text:p>
          </table:table-cell>
          <table:table-cell office:value-type="float" office:value="8112338" calcext:value-type="float">
            <text:p>8112338</text:p>
          </table:table-cell>
          <table:table-cell office:value-type="float" office:value="5722348" calcext:value-type="float">
            <text:p>5722348</text:p>
          </table:table-cell>
          <table:table-cell office:value-type="float" office:value="3714745" calcext:value-type="float">
            <text:p>3714745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ix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ncho Aquarela</text:p>
          </table:table-cell>
          <table:table-cell office:value-type="string" calcext:value-type="string">
            <text:p>SIT <text:s text:c="7"/>Rancho Aquarela</text:p>
          </table:table-cell>
          <table:table-cell office:value-type="string" calcext:value-type="string">
            <text:p>SIT <text:s text:c="7"/>Rancho Aquarela, s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SIT <text:s text:c="7"/>Rancho Aquarela, sn <text:s/>- <text:s/>- Crixás - GO&lt;/span&gt;</text:p>
          </table:table-cell>
          <table:table-cell office:value-type="string" calcext:value-type="string">
            <text:p>SIT <text:s text:c="7"/>Rancho Aquarela, sn <text:s/>- <text:s/>- Crixás - GO</text:p>
          </table:table-cell>
          <table:table-cell office:value-type="string" calcext:value-type="string">
            <text:p>Wilma Vieira Cardos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1/2021 14:1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SIT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11 13:08:17.7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770561" calcext:value-type="float">
            <text:p>3770561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3791006" calcext:value-type="float">
            <text:p>3791006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Esmeralda</text:p>
          </table:table-cell>
          <table:table-cell office:value-type="string" calcext:value-type="string">
            <text:p>Avenida CAtalao</text:p>
          </table:table-cell>
          <table:table-cell office:value-type="string" calcext:value-type="string">
            <text:p>AV Avenida CAtalao</text:p>
          </table:table-cell>
          <table:table-cell office:value-type="string" calcext:value-type="string">
            <text:p>AV Avenida CAtalao, 394 St Esmerald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enida CAtalao, 394 St Esmeralda - <text:s/>- Santa Terezinha de Goiás - GO&lt;/span&gt;</text:p>
          </table:table-cell>
          <table:table-cell office:value-type="string" calcext:value-type="string">
            <text:p>AV Avenida CAtalao, 394 St Esmeralda - <text:s/>- Santa Terezinha de Goiás - GO</text:p>
          </table:table-cell>
          <table:table-cell office:value-type="string" calcext:value-type="string">
            <text:p>Maria de Lima Venâncio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/01/2021 13:0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15 14:06:59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803253" calcext:value-type="float">
            <text:p>3803253</text:p>
          </table:table-cell>
          <table:table-cell office:value-type="float" office:value="8112667" calcext:value-type="float">
            <text:p>8112667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3823237" calcext:value-type="float">
            <text:p>3823237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291, lt 25</text:p>
          </table:table-cell>
          <table:table-cell office:value-type="string" calcext:value-type="string">
            <text:p>Rua Ipameri</text:p>
          </table:table-cell>
          <table:table-cell office:value-type="string" calcext:value-type="string">
            <text:p>R Rua Ipameri</text:p>
          </table:table-cell>
          <table:table-cell office:value-type="string" calcext:value-type="string">
            <text:p>R Rua Ipameri, sn Qd 291, lt 25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Ipameri, sn Qd 291, lt 25 - <text:s/>- Santa Terezinha de Goiás - GO&lt;/span&gt;</text:p>
          </table:table-cell>
          <table:table-cell office:value-type="string" calcext:value-type="string">
            <text:p>R Rua Ipameri, sn Qd 291, lt 25 - <text:s/>- Santa Terezinha de Goiás - GO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rox bar deneide</text:p>
          </table:table-cell>
          <table:table-cell office:value-type="string" calcext:value-type="string">
            <text:p>15/01/2021 14:06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13 10:13:33.3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779987" calcext:value-type="float">
            <text:p>3779987</text:p>
          </table:table-cell>
          <table:table-cell office:value-type="float" office:value="8139125" calcext:value-type="float">
            <text:p>8139125</text:p>
          </table:table-cell>
          <table:table-cell office:value-type="float" office:value="5749135" calcext:value-type="float">
            <text:p>5749135</text:p>
          </table:table-cell>
          <table:table-cell office:value-type="float" office:value="3800371" calcext:value-type="float">
            <text:p>3800371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1 Lt 1</text:p>
          </table:table-cell>
          <table:table-cell office:value-type="string" calcext:value-type="string">
            <text:p>Rodovia ao lado go 154</text:p>
          </table:table-cell>
          <table:table-cell office:value-type="string" calcext:value-type="string">
            <text:p>R Rodovia ao lado go 154</text:p>
          </table:table-cell>
          <table:table-cell office:value-type="string" calcext:value-type="string">
            <text:p>R Rodovia ao lado go 154, sn Qd 1 Lt 1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odovia ao lado go 154, sn Qd 1 Lt 1 - <text:s/>- Santa Terezinha de Goiás - GO&lt;/span&gt;</text:p>
          </table:table-cell>
          <table:table-cell office:value-type="string" calcext:value-type="string">
            <text:p>R Rodovia ao lado go 154, sn Qd 1 Lt 1 - <text:s/>- Santa Terezinha de Goiás - GO</text:p>
          </table:table-cell>
          <table:table-cell office:value-type="string" calcext:value-type="string">
            <text:p>Marcos Ferreira Sampai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edrolina</text:p>
          </table:table-cell>
          <table:table-cell office:value-type="string" calcext:value-type="string">
            <text:p>13/01/2021 10:1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11 15:06:38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771829" calcext:value-type="float">
            <text:p>3771829</text:p>
          </table:table-cell>
          <table:table-cell office:value-type="float" office:value="8221638" calcext:value-type="float">
            <text:p>8221638</text:p>
          </table:table-cell>
          <table:table-cell office:value-type="float" office:value="5831648" calcext:value-type="float">
            <text:p>5831648</text:p>
          </table:table-cell>
          <table:table-cell office:value-type="float" office:value="3792268" calcext:value-type="float">
            <text:p>3792268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Palmas</text:p>
          </table:table-cell>
          <table:table-cell office:value-type="string" calcext:value-type="string">
            <text:p>central d </text:p>
          </table:table-cell>
          <table:table-cell office:value-type="string" calcext:value-type="string">
            <text:p>AV central d </text:p>
          </table:table-cell>
          <table:table-cell office:value-type="string" calcext:value-type="string">
            <text:p>AV central d , sn St Palmas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entral d , sn St Palmas - <text:s/>- Santa Terezinha de Goiás - GO&lt;/span&gt;</text:p>
          </table:table-cell>
          <table:table-cell office:value-type="string" calcext:value-type="string">
            <text:p>AV central d , sn St Palmas - <text:s/>- Santa Terezinha de Goiás - GO</text:p>
          </table:table-cell>
          <table:table-cell office:value-type="string" calcext:value-type="string">
            <text:p>Rai Nunes da Silv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/01/2021 15:06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11 16:49:09.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float" office:value="3772133" calcext:value-type="float">
            <text:p>3772133</text:p>
          </table:table-cell>
          <table:table-cell office:value-type="float" office:value="8222449" calcext:value-type="float">
            <text:p>8222449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3792553" calcext:value-type="float">
            <text:p>3792553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ixás</text:p>
          </table:table-cell>
          <table:table-cell office:value-type="string" calcext:value-type="string">
            <text:p>Crixas</text:p>
          </table:table-cell>
          <table:table-cell office:value-type="string" calcext:value-type="string">
            <text:p>Pouso Alto</text:p>
          </table:table-cell>
          <table:table-cell office:value-type="string" calcext:value-type="string">
            <text:p>FAZ <text:s text:c="7"/>Pouso Alto</text:p>
          </table:table-cell>
          <table:table-cell office:value-type="string" calcext:value-type="string">
            <text:p>FAZ <text:s text:c="7"/>Pouso Alto, sn Crixas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FAZ <text:s text:c="7"/>Pouso Alto, sn Crixas - <text:s/>- Crixás - GO&lt;/span&gt;</text:p>
          </table:table-cell>
          <table:table-cell office:value-type="string" calcext:value-type="string">
            <text:p>FAZ <text:s text:c="7"/>Pouso Alto, sn Crixas - <text:s/>- Crixás - GO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/01/2021 16:4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FAZ <text:s text:c="6"/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1-13 13:18:13.4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780270" calcext:value-type="float">
            <text:p>3780270</text:p>
          </table:table-cell>
          <table:table-cell office:value-type="float" office:value="8236866" calcext:value-type="float">
            <text:p>8236866</text:p>
          </table:table-cell>
          <table:table-cell office:value-type="float" office:value="5846876" calcext:value-type="float">
            <text:p>5846876</text:p>
          </table:table-cell>
          <table:table-cell office:value-type="float" office:value="3800650" calcext:value-type="float">
            <text:p>380065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venida tiradentes</text:p>
          </table:table-cell>
          <table:table-cell office:value-type="string" calcext:value-type="string">
            <text:p>R avenida tiradentes</text:p>
          </table:table-cell>
          <table:table-cell office:value-type="string" calcext:value-type="string">
            <text:p>R avenida tiradentes, sn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avenida tiradentes, sn centro - <text:s/>- Santa Terezinha de Goiás - GO&lt;/span&gt;</text:p>
          </table:table-cell>
          <table:table-cell office:value-type="string" calcext:value-type="string">
            <text:p>R avenida tiradentes, sn centro - <text:s/>- Santa Terezinha de Goiás - GO</text:p>
          </table:table-cell>
          <table:table-cell office:value-type="string" calcext:value-type="string">
            <text:p>Valdileia Lopes de Oliveir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/01/2021 13:18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2-05 13:16:07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888550" calcext:value-type="float">
            <text:p>3888550</text:p>
          </table:table-cell>
          <table:table-cell office:value-type="float" office:value="8305456" calcext:value-type="float">
            <text:p>8305456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3906737" calcext:value-type="float">
            <text:p>3906737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Qd 246, Lt 3</text:p>
          </table:table-cell>
          <table:table-cell office:value-type="string" calcext:value-type="string">
            <text:p>Rua Sao Paulo</text:p>
          </table:table-cell>
          <table:table-cell office:value-type="string" calcext:value-type="string">
            <text:p>R Rua Sao Paulo</text:p>
          </table:table-cell>
          <table:table-cell office:value-type="string" calcext:value-type="string">
            <text:p>R Rua Sao Paulo, s/n Qd 246, Lt 3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Sao Paulo, s/n Qd 246, Lt 3 - <text:s/>- Santa Terezinha de Goiás - GO&lt;/span&gt;</text:p>
          </table:table-cell>
          <table:table-cell office:value-type="string" calcext:value-type="string">
            <text:p>R Rua Sao Paulo, s/n Qd 246, Lt 3 - <text:s/>- Santa Terezinha de Goiás - GO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5/02/2021 13:16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2-08 09:39:54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890706" calcext:value-type="float">
            <text:p>3890706</text:p>
          </table:table-cell>
          <table:table-cell office:value-type="float" office:value="8392492" calcext:value-type="float">
            <text:p>8392492</text:p>
          </table:table-cell>
          <table:table-cell office:value-type="float" office:value="6002502" calcext:value-type="float">
            <text:p>6002502</text:p>
          </table:table-cell>
          <table:table-cell office:value-type="float" office:value="3908864" calcext:value-type="float">
            <text:p>390886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prox ao big monkey</text:p>
          </table:table-cell>
          <table:table-cell office:value-type="string" calcext:value-type="string">
            <text:p>Avenida central B</text:p>
          </table:table-cell>
          <table:table-cell office:value-type="string" calcext:value-type="string">
            <text:p>AV Avenida central B</text:p>
          </table:table-cell>
          <table:table-cell office:value-type="string" calcext:value-type="string">
            <text:p>AV Avenida central B, sn prox ao big monkey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Avenida central B, sn prox ao big monkey - <text:s/>- Santa Terezinha de Goiás - GO&lt;/span&gt;</text:p>
          </table:table-cell>
          <table:table-cell office:value-type="string" calcext:value-type="string">
            <text:p>AV Avenida central B, sn prox ao big monkey - <text:s/>- Santa Terezinha de Goiás - GO</text:p>
          </table:table-cell>
          <table:table-cell office:value-type="string" calcext:value-type="string">
            <text:p>Isabella Aguiar Nogueir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8/02/2021 09:3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2-10 09:43:49.9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906699" calcext:value-type="float">
            <text:p>3906699</text:p>
          </table:table-cell>
          <table:table-cell office:value-type="float" office:value="8403243" calcext:value-type="float">
            <text:p>8403243</text:p>
          </table:table-cell>
          <table:table-cell office:value-type="float" office:value="6013253" calcext:value-type="float">
            <text:p>6013253</text:p>
          </table:table-cell>
          <table:table-cell office:value-type="float" office:value="3924780" calcext:value-type="float">
            <text:p>392478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aimundo Fernandes</text:p>
          </table:table-cell>
          <table:table-cell office:value-type="string" calcext:value-type="string">
            <text:p>R Raimundo Fernandes</text:p>
          </table:table-cell>
          <table:table-cell office:value-type="string" calcext:value-type="string">
            <text:p>R Raimundo Fernandes, 203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aimundo Fernandes, 203 Centro - <text:s/>- Santa Terezinha de Goiás - GO&lt;/span&gt;</text:p>
          </table:table-cell>
          <table:table-cell office:value-type="string" calcext:value-type="string">
            <text:p>R Raimundo Fernandes, 203 Centro - <text:s/>- Santa Terezinha de Goiás - GO</text:p>
          </table:table-cell>
          <table:table-cell office:value-type="string" calcext:value-type="string">
            <text:p>Eleniuda Eva Diniz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/02/2021 09:4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2-18 14:39:39.9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3989023" calcext:value-type="float">
            <text:p>3989023</text:p>
          </table:table-cell>
          <table:table-cell office:value-type="float" office:value="8406454" calcext:value-type="float">
            <text:p>8406454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4006750" calcext:value-type="float">
            <text:p>400675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julio venancio</text:p>
          </table:table-cell>
          <table:table-cell office:value-type="string" calcext:value-type="string">
            <text:p>Rua 1 Qd 10</text:p>
          </table:table-cell>
          <table:table-cell office:value-type="string" calcext:value-type="string">
            <text:p>R Rua 1 Qd 10</text:p>
          </table:table-cell>
          <table:table-cell office:value-type="string" calcext:value-type="string">
            <text:p>R Rua 1 Qd 10, sn julio venanci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1 Qd 10, sn julio venancio - <text:s/>- Santa Terezinha de Goiás - GO&lt;/span&gt;</text:p>
          </table:table-cell>
          <table:table-cell office:value-type="string" calcext:value-type="string">
            <text:p>R Rua 1 Qd 10, sn julio venancio - <text:s/>- Santa Terezinha de Goiás - GO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8/02/2021 14:3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3-31 13:41:40.6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4151650" calcext:value-type="float">
            <text:p>4151650</text:p>
          </table:table-cell>
          <table:table-cell office:value-type="float" office:value="8792358" calcext:value-type="float">
            <text:p>8792358</text:p>
          </table:table-cell>
          <table:table-cell office:value-type="float" office:value="6402368" calcext:value-type="float">
            <text:p>6402368</text:p>
          </table:table-cell>
          <table:table-cell office:value-type="float" office:value="4165371" calcext:value-type="float">
            <text:p>4165371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ua Pastor Alvaro</text:p>
          </table:table-cell>
          <table:table-cell office:value-type="string" calcext:value-type="string">
            <text:p>AV Rua Pastor Alvaro</text:p>
          </table:table-cell>
          <table:table-cell office:value-type="string" calcext:value-type="string">
            <text:p>AV Rua Pastor Alvaro, sn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ua Pastor Alvaro, sn centro - <text:s/>- Santa Terezinha de Goiás - GO&lt;/span&gt;</text:p>
          </table:table-cell>
          <table:table-cell office:value-type="string" calcext:value-type="string">
            <text:p>AV Rua Pastor Alvaro, sn centro - <text:s/>- Santa Terezinha de Goiás - GO</text:p>
          </table:table-cell>
          <table:table-cell office:value-type="string" calcext:value-type="string">
            <text:p>Thais de Souza Ribeir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erto do sao geraldo</text:p>
          </table:table-cell>
          <table:table-cell office:value-type="string" calcext:value-type="string">
            <text:p>31/03/2021 13:4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4-15 09:04:05.3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4208051" calcext:value-type="float">
            <text:p>4208051</text:p>
          </table:table-cell>
          <table:table-cell office:value-type="float" office:value="8806974" calcext:value-type="float">
            <text:p>8806974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4221454" calcext:value-type="float">
            <text:p>422145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etor caiçara</text:p>
          </table:table-cell>
          <table:table-cell office:value-type="string" calcext:value-type="string">
            <text:p>Pedro batista ferreira lt 1</text:p>
          </table:table-cell>
          <table:table-cell office:value-type="string" calcext:value-type="string">
            <text:p>R Pedro batista ferreira lt 1</text:p>
          </table:table-cell>
          <table:table-cell office:value-type="string" calcext:value-type="string">
            <text:p>R Pedro batista ferreira lt 1, qd 1 <text:s/>setor caiçar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Pedro batista ferreira lt 1, qd 1 <text:s/>setor caiçara - <text:s/>- Santa Terezinha de Goiás - GO&lt;/span&gt;</text:p>
          </table:table-cell>
          <table:table-cell office:value-type="string" calcext:value-type="string">
            <text:p>R Pedro batista ferreira lt 1, qd 1 <text:s/>setor caiçara - <text:s/>- Santa Terezinha de Goiás - GO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qd 1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/04/2021 09:0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3-25 17:31:49.0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7182988" calcext:value-type="float">
            <text:p>7182988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6694455" calcext:value-type="float">
            <text:p>6694455</text:p>
          </table:table-cell>
          <table:table-cell office:value-type="float" office:value="7146477" calcext:value-type="float">
            <text:p>7146477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etor sp</text:p>
          </table:table-cell>
          <table:table-cell office:value-type="string" calcext:value-type="string">
            <text:p>do sertão</text:p>
          </table:table-cell>
          <table:table-cell office:value-type="string" calcext:value-type="string">
            <text:p>R do sertão</text:p>
          </table:table-cell>
          <table:table-cell office:value-type="string" calcext:value-type="string">
            <text:p>R do sertão, 217 setor sp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do sertão, 217 setor sp - CENTRO - Santa Terezinha de Goiás - GO&lt;/span&gt;</text:p>
          </table:table-cell>
          <table:table-cell office:value-type="string" calcext:value-type="string">
            <text:p>R do sertão, 217 setor sp - CENTRO - Santa Terezinha de Goiás - GO</text:p>
          </table:table-cell>
          <table:table-cell office:value-type="string" calcext:value-type="string">
            <text:p>Annyelle de Oliveira Lem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/03/2023 17:3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2-05-14 19:56:11.5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5709425" calcext:value-type="float">
            <text:p>5709425</text:p>
          </table:table-cell>
          <table:table-cell office:value-type="float" office:value="9411800" calcext:value-type="float">
            <text:p>9411800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5698645" calcext:value-type="float">
            <text:p>569864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2. </text:p>
          </table:table-cell>
          <table:table-cell office:value-type="string" calcext:value-type="string">
            <text:p>Rua 10. Caiçara</text:p>
          </table:table-cell>
          <table:table-cell office:value-type="string" calcext:value-type="string">
            <text:p>R Rua 10. Caiçara</text:p>
          </table:table-cell>
          <table:table-cell office:value-type="string" calcext:value-type="string">
            <text:p>R Rua 10. Caiçara, Qd 2 LT 2.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10. Caiçara, Qd 2 LT 2. <text:s/>- CENTRO - Santa Terezinha de Goiás - GO&lt;/span&gt;</text:p>
          </table:table-cell>
          <table:table-cell office:value-type="string" calcext:value-type="string">
            <text:p>R Rua 10. Caiçara, Qd 2 LT 2. <text:s/>- CENTRO - Santa Terezinha de Goiás - GO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Qd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05/2022 19:56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9-21 16:09:46.9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4900402" calcext:value-type="float">
            <text:p>4900402</text:p>
          </table:table-cell>
          <table:table-cell office:value-type="float" office:value="10186271" calcext:value-type="float">
            <text:p>10186271</text:p>
          </table:table-cell>
          <table:table-cell office:value-type="float" office:value="7796282" calcext:value-type="float">
            <text:p>7796282</text:p>
          </table:table-cell>
          <table:table-cell office:value-type="float" office:value="4905641" calcext:value-type="float">
            <text:p>4905641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se elias sobrinho</text:p>
          </table:table-cell>
          <table:table-cell office:value-type="string" calcext:value-type="string">
            <text:p>AV Jose elias sobrinho</text:p>
          </table:table-cell>
          <table:table-cell office:value-type="string" calcext:value-type="string">
            <text:p>AV Jose elias sobrinho, 354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Jose elias sobrinho, 354 centro - CENTRO - Santa Terezinha de Goiás - GO&lt;/span&gt;</text:p>
          </table:table-cell>
          <table:table-cell office:value-type="string" calcext:value-type="string">
            <text:p>AV Jose elias sobrinho, 354 centro - CENTRO - Santa Terezinha de Goiás - GO</text:p>
          </table:table-cell>
          <table:table-cell office:value-type="string" calcext:value-type="string">
            <text:p>Simones Rodrigues da Graça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1/09/2021 16:09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1-09-20 15:23:34.3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4898453" calcext:value-type="float">
            <text:p>4898453</text:p>
          </table:table-cell>
          <table:table-cell office:value-type="float" office:value="10239496" calcext:value-type="float">
            <text:p>10239496</text:p>
          </table:table-cell>
          <table:table-cell office:value-type="float" office:value="7849507" calcext:value-type="float">
            <text:p>7849507</text:p>
          </table:table-cell>
          <table:table-cell office:value-type="float" office:value="4903708" calcext:value-type="float">
            <text:p>4903708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DONA dita</text:p>
          </table:table-cell>
          <table:table-cell office:value-type="string" calcext:value-type="string">
            <text:p>AV DONA dita</text:p>
          </table:table-cell>
          <table:table-cell office:value-type="string" calcext:value-type="string">
            <text:p>AV DONA dita, 146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DONA dita, 146 centro - CENTRO - Santa Terezinha de Goiás - GO&lt;/span&gt;</text:p>
          </table:table-cell>
          <table:table-cell office:value-type="string" calcext:value-type="string">
            <text:p>AV DONA dita, 146 centro - CENTRO - Santa Terezinha de Goiás - GO</text:p>
          </table:table-cell>
          <table:table-cell office:value-type="string" calcext:value-type="string">
            <text:p>Daniela Lobo Machado Sanche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/09/2021 15:23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3-25 18:30:25.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7182989" calcext:value-type="float">
            <text:p>7182989</text:p>
          </table:table-cell>
          <table:table-cell office:value-type="float" office:value="10865456" calcext:value-type="float">
            <text:p>10865456</text:p>
          </table:table-cell>
          <table:table-cell office:value-type="float" office:value="8475544" calcext:value-type="float">
            <text:p>8475544</text:p>
          </table:table-cell>
          <table:table-cell office:value-type="float" office:value="7146478" calcext:value-type="float">
            <text:p>7146478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meralda</text:p>
          </table:table-cell>
          <table:table-cell office:value-type="string" calcext:value-type="string">
            <text:p>AV esmeralda</text:p>
          </table:table-cell>
          <table:table-cell office:value-type="string" calcext:value-type="string">
            <text:p>AV esmeralda, s/n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esmeralda, s/n <text:s/>- CENTRO - Santa Terezinha de Goiás - GO&lt;/span&gt;</text:p>
          </table:table-cell>
          <table:table-cell office:value-type="string" calcext:value-type="string">
            <text:p>AV esmeralda, s/n <text:s/>- CENTRO - Santa Terezinha de Goiás - GO</text:p>
          </table:table-cell>
          <table:table-cell office:value-type="string" calcext:value-type="string">
            <text:p>Arlete Gomes de Bri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roximo do ze capoeira</text:p>
          </table:table-cell>
          <table:table-cell office:value-type="string" calcext:value-type="string">
            <text:p>25/03/2023 18:30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2-05-14 18:53:42.327</text:p>
          </table:table-cell>
          <table:table-cell office:value-type="string" calcext:value-type="string">
            <text:p>2022-05-14 18:54:11.680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5709422" calcext:value-type="float">
            <text:p>5709422</text:p>
          </table:table-cell>
          <table:table-cell office:value-type="float" office:value="11445797" calcext:value-type="float">
            <text:p>11445797</text:p>
          </table:table-cell>
          <table:table-cell office:value-type="float" office:value="9055933" calcext:value-type="float">
            <text:p>9055933</text:p>
          </table:table-cell>
          <table:table-cell office:value-type="float" office:value="5698642" calcext:value-type="float">
            <text:p>5698642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orno, Centro.</text:p>
          </table:table-cell>
          <table:table-cell office:value-type="string" calcext:value-type="string">
            <text:p>R Contorno, Centro.</text:p>
          </table:table-cell>
          <table:table-cell office:value-type="string" calcext:value-type="string">
            <text:p>R Contorno, Centro., 233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ontorno, Centro., 233 <text:s/>- CENTRO - Santa Terezinha de Goiás - GO&lt;/span&gt;</text:p>
          </table:table-cell>
          <table:table-cell office:value-type="string" calcext:value-type="string">
            <text:p>R Contorno, Centro., 233 <text:s/>- CENTRO - Santa Terezinha de Goiás - GO</text:p>
          </table:table-cell>
          <table:table-cell office:value-type="string" calcext:value-type="string">
            <text:p>Antonio Xavier Rodovalho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4/05/2022 18:53 - Thaynara Monica Lima Silva</text:p>
          </table:table-cell>
          <table:table-cell office:value-type="string" calcext:value-type="string">
            <text:p>14/05/2022 18:54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2-05-06 10:18:44.003</text:p>
          </table:table-cell>
          <table:table-cell office:value-type="string" calcext:value-type="string">
            <text:p>2022-05-06 10:19:37.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5699139" calcext:value-type="float">
            <text:p>5699139</text:p>
          </table:table-cell>
          <table:table-cell office:value-type="float" office:value="11529381" calcext:value-type="float">
            <text:p>11529381</text:p>
          </table:table-cell>
          <table:table-cell office:value-type="float" office:value="9139517" calcext:value-type="float">
            <text:p>9139517</text:p>
          </table:table-cell>
          <table:table-cell office:value-type="float" office:value="5688462" calcext:value-type="float">
            <text:p>5688462</text:p>
          </table:table-cell>
          <table:table-cell office:value-type="float" office:value="15582" calcext:value-type="float">
            <text:p>15582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table:number-columns-repeated="2" office:value-type="string" calcext:value-type="string">
            <text:p>Carnaíba </text:p>
          </table:table-cell>
          <table:table-cell office:value-type="string" calcext:value-type="string">
            <text:p>R Carnaíba </text:p>
          </table:table-cell>
          <table:table-cell office:value-type="string" calcext:value-type="string">
            <text:p>R Carnaíba , Rua <text:s/>Carnaíba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arnaíba , Rua <text:s/>Carnaíba <text:s/>- <text:s/>- Santa Terezinha de Goiás - GO&lt;/span&gt;</text:p>
          </table:table-cell>
          <table:table-cell office:value-type="string" calcext:value-type="string">
            <text:p>R Carnaíba , Rua <text:s/>Carnaíba <text:s/>- <text:s/>- Santa Terezinha de Goiás - GO</text:p>
          </table:table-cell>
          <table:table-cell office:value-type="string" calcext:value-type="string">
            <text:p>Ruth Fernando Araujo </text:p>
          </table:table-cell>
          <table:table-cell office:value-type="string" calcext:value-type="string">
            <text:p>Rua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6/05/2022 10:18 - Thaynara Monica Lima Silva</text:p>
          </table:table-cell>
          <table:table-cell office:value-type="string" calcext:value-type="string">
            <text:p>06/05/2022 10:19 - Thaynara Monica Lima Silva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1-13 14:35:54.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6740268" calcext:value-type="float">
            <text:p>6740268</text:p>
          </table:table-cell>
          <table:table-cell office:value-type="float" office:value="12687292" calcext:value-type="float">
            <text:p>12687292</text:p>
          </table:table-cell>
          <table:table-cell office:value-type="float" office:value="10297442" calcext:value-type="float">
            <text:p>10297442</text:p>
          </table:table-cell>
          <table:table-cell office:value-type="float" office:value="6713495" calcext:value-type="float">
            <text:p>671349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jola, N 1. Qd 45 Lt 7</text:p>
          </table:table-cell>
          <table:table-cell office:value-type="string" calcext:value-type="string">
            <text:p>R Mojola, N 1. Qd 45 Lt 7</text:p>
          </table:table-cell>
          <table:table-cell office:value-type="string" calcext:value-type="string">
            <text:p>R Mojola, N 1. Qd 45 Lt 7, 1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Mojola, N 1. Qd 45 Lt 7, 1 <text:s/>- CENTRO - Santa Terezinha de Goiás - GO&lt;/span&gt;</text:p>
          </table:table-cell>
          <table:table-cell office:value-type="string" calcext:value-type="string">
            <text:p>R Mojola, N 1. Qd 45 Lt 7, 1 <text:s/>- CENTRO - Santa Terezinha de Goiás - GO</text:p>
          </table:table-cell>
          <table:table-cell office:value-type="string" calcext:value-type="string">
            <text:p>Claudia Alves Martins Milhom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/01/2023 14:35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3-25 19:41:40.6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7182991" calcext:value-type="float">
            <text:p>7182991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10426230" calcext:value-type="float">
            <text:p>10426230</text:p>
          </table:table-cell>
          <table:table-cell office:value-type="float" office:value="7146480" calcext:value-type="float">
            <text:p>7146480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AV tiradentes</text:p>
          </table:table-cell>
          <table:table-cell office:value-type="string" calcext:value-type="string">
            <text:p>AV tiradentes, 316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tiradentes, 316 <text:s/>- CENTRO - Santa Terezinha de Goiás - GO&lt;/span&gt;</text:p>
          </table:table-cell>
          <table:table-cell office:value-type="string" calcext:value-type="string">
            <text:p>AV tiradentes, 316 <text:s/>- CENTRO - Santa Terezinha de Goiás - GO</text:p>
          </table:table-cell>
          <table:table-cell office:value-type="string" calcext:value-type="string">
            <text:p>Erika Lorranny Rocha Chagas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/03/2023 19:41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2-02 14:19:57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789" calcext:value-type="float">
            <text:p>3789</text:p>
          </table:table-cell>
          <table:table-cell office:value-type="float" office:value="6858108" calcext:value-type="float">
            <text:p>6858108</text:p>
          </table:table-cell>
          <table:table-cell office:value-type="float" office:value="13094438" calcext:value-type="float">
            <text:p>13094438</text:p>
          </table:table-cell>
          <table:table-cell office:value-type="float" office:value="10704588" calcext:value-type="float">
            <text:p>10704588</text:p>
          </table:table-cell>
          <table:table-cell office:value-type="float" office:value="6827234" calcext:value-type="float">
            <text:p>6827234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15-000</text:p>
          </table:table-cell>
          <table:table-cell office:value-type="float" office:value="76515000" calcext:value-type="float">
            <text:p>76515000</text:p>
          </table:table-cell>
          <table:table-cell office:value-type="string" calcext:value-type="string">
            <text:p>Campos Verdes</text:p>
          </table:table-cell>
          <table:table-cell office:value-type="string" calcext:value-type="string">
            <text:p>parque das esmeralda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R cinco</text:p>
          </table:table-cell>
          <table:table-cell office:value-type="string" calcext:value-type="string">
            <text:p>R cinco, 5 parque das esmeralda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cinco, 5 parque das esmeralda - <text:s/>- Campos Verdes - GO&lt;/span&gt;</text:p>
          </table:table-cell>
          <table:table-cell office:value-type="string" calcext:value-type="string">
            <text:p>R cinco, 5 parque das esmeralda - <text:s/>- Campos Verdes - GO</text:p>
          </table:table-cell>
          <table:table-cell office:value-type="string" calcext:value-type="string">
            <text:p>Jessica Tauana Ribeiro da Sil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2/02/2023 14:1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1-09 11:44:27.9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6721733" calcext:value-type="float">
            <text:p>6721733</text:p>
          </table:table-cell>
          <table:table-cell office:value-type="float" office:value="13151549" calcext:value-type="float">
            <text:p>13151549</text:p>
          </table:table-cell>
          <table:table-cell office:value-type="float" office:value="10761699" calcext:value-type="float">
            <text:p>10761699</text:p>
          </table:table-cell>
          <table:table-cell office:value-type="float" office:value="6695353" calcext:value-type="float">
            <text:p>6695353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st sao paulo</text:p>
          </table:table-cell>
          <table:table-cell office:value-type="string" calcext:value-type="string">
            <text:p>miquelina</text:p>
          </table:table-cell>
          <table:table-cell office:value-type="string" calcext:value-type="string">
            <text:p>AV miquelina</text:p>
          </table:table-cell>
          <table:table-cell office:value-type="string" calcext:value-type="string">
            <text:p>AV miquelina, sn <text:s/>st sao paul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miquelina, sn <text:s/>st sao paulo - CENTRO - Santa Terezinha de Goiás - GO&lt;/span&gt;</text:p>
          </table:table-cell>
          <table:table-cell office:value-type="string" calcext:value-type="string">
            <text:p>AV miquelina, sn <text:s/>st sao paulo - CENTRO - Santa Terezinha de Goiás - GO</text:p>
          </table:table-cell>
          <table:table-cell office:value-type="string" calcext:value-type="string">
            <text:p>Valdirene Almeida Araujo Alvarenga</text:p>
          </table:table-cell>
          <table:table-cell office:value-type="string" calcext:value-type="string">
            <text:p>s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9/01/2023 11:44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1-13 14:42:12.8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float" office:value="6740288" calcext:value-type="float">
            <text:p>6740288</text:p>
          </table:table-cell>
          <table:table-cell office:value-type="float" office:value="13225782" calcext:value-type="float">
            <text:p>13225782</text:p>
          </table:table-cell>
          <table:table-cell office:value-type="float" office:value="10835932" calcext:value-type="float">
            <text:p>10835932</text:p>
          </table:table-cell>
          <table:table-cell office:value-type="float" office:value="6713515" calcext:value-type="float">
            <text:p>6713515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ixás</text:p>
          </table:table-cell>
          <table:table-cell office:value-type="string" calcext:value-type="string">
            <text:p>Rua Qd 18, Lt 9. 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R Rua</text:p>
          </table:table-cell>
          <table:table-cell office:value-type="string" calcext:value-type="string">
            <text:p>R Rua, 2002 Rua Qd 18, Lt 9.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, 2002 Rua Qd 18, Lt 9. <text:s/>- <text:s/>- Crixás - GO&lt;/span&gt;</text:p>
          </table:table-cell>
          <table:table-cell office:value-type="string" calcext:value-type="string">
            <text:p>R Rua, 2002 Rua Qd 18, Lt 9. <text:s/>- <text:s/>- Crixás - GO</text:p>
          </table:table-cell>
          <table:table-cell office:value-type="string" calcext:value-type="string">
            <text:p>Cleverson Carlos Bueno da Silv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vo Horizonte</text:p>
          </table:table-cell>
          <table:table-cell office:value-type="string" calcext:value-type="string">
            <text:p>13/01/2023 14:42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1-19 16:03:43.4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6775405" calcext:value-type="float">
            <text:p>6775405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10904225" calcext:value-type="float">
            <text:p>10904225</text:p>
          </table:table-cell>
          <table:table-cell office:value-type="float" office:value="6748358" calcext:value-type="float">
            <text:p>6748358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. Nivaldo Pereira Machado</text:p>
          </table:table-cell>
          <table:table-cell office:value-type="string" calcext:value-type="string">
            <text:p>AV R. Nivaldo Pereira Machado</text:p>
          </table:table-cell>
          <table:table-cell office:value-type="string" calcext:value-type="string">
            <text:p>AV R. Nivaldo Pereira Machado, 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R. Nivaldo Pereira Machado, 0 <text:s/>- CENTRO - Santa Terezinha de Goiás - GO&lt;/span&gt;</text:p>
          </table:table-cell>
          <table:table-cell office:value-type="string" calcext:value-type="string">
            <text:p>AV R. Nivaldo Pereira Machado, 0 <text:s/>- CENTRO - Santa Terezinha de Goiás - GO</text:p>
          </table:table-cell>
          <table:table-cell office:value-type="string" calcext:value-type="string">
            <text:p>Clelinton Marques Far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/01/2023 16:03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1-19 16:49:15.1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6777349" calcext:value-type="float">
            <text:p>6777349</text:p>
          </table:table-cell>
          <table:table-cell office:value-type="float" office:value="13296464" calcext:value-type="float">
            <text:p>13296464</text:p>
          </table:table-cell>
          <table:table-cell office:value-type="float" office:value="10906614" calcext:value-type="float">
            <text:p>10906614</text:p>
          </table:table-cell>
          <table:table-cell office:value-type="float" office:value="6750302" calcext:value-type="float">
            <text:p>6750302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zenda Oliveira</text:p>
          </table:table-cell>
          <table:table-cell office:value-type="string" calcext:value-type="string">
            <text:p>AV Fazenda Oliveira</text:p>
          </table:table-cell>
          <table:table-cell office:value-type="string" calcext:value-type="string">
            <text:p>AV Fazenda Oliveira, 0 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Fazenda Oliveira, 0 <text:s/>- CENTRO - Santa Terezinha de Goiás - GO&lt;/span&gt;</text:p>
          </table:table-cell>
          <table:table-cell office:value-type="string" calcext:value-type="string">
            <text:p>AV Fazenda Oliveira, 0 <text:s/>- CENTRO - Santa Terezinha de Goiás - GO</text:p>
          </table:table-cell>
          <table:table-cell office:value-type="string" calcext:value-type="string">
            <text:p>Cheila Batista de Oliveira Go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/01/2023 16:49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1-20 14:17:45.2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592" calcext:value-type="float">
            <text:p>3592</text:p>
          </table:table-cell>
          <table:table-cell office:value-type="float" office:value="6781160" calcext:value-type="float">
            <text:p>6781160</text:p>
          </table:table-cell>
          <table:table-cell office:value-type="float" office:value="13301692" calcext:value-type="float">
            <text:p>13301692</text:p>
          </table:table-cell>
          <table:table-cell office:value-type="float" office:value="10911842" calcext:value-type="float">
            <text:p>10911842</text:p>
          </table:table-cell>
          <table:table-cell office:value-type="float" office:value="6754033" calcext:value-type="float">
            <text:p>6754033</text:p>
          </table:table-cell>
          <table:table-cell office:value-type="float" office:value="15582" calcext:value-type="float">
            <text:p>15582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Lt 2</text:p>
          </table:table-cell>
          <table:table-cell office:value-type="string" calcext:value-type="string">
            <text:p>Rua H. ST São Paulo</text:p>
          </table:table-cell>
          <table:table-cell office:value-type="string" calcext:value-type="string">
            <text:p>R Rua H. ST São Paulo</text:p>
          </table:table-cell>
          <table:table-cell office:value-type="string" calcext:value-type="string">
            <text:p>R Rua H. ST São Paulo, 245 Lt 2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R Rua H. ST São Paulo, 245 Lt 2 - <text:s/>- Santa Terezinha de Goiás - GO&lt;/span&gt;</text:p>
          </table:table-cell>
          <table:table-cell office:value-type="string" calcext:value-type="string">
            <text:p>R Rua H. ST São Paulo, 245 Lt 2 - <text:s/>- Santa Terezinha de Goiás - GO</text:p>
          </table:table-cell>
          <table:table-cell office:value-type="string" calcext:value-type="string">
            <text:p>Dolerina de Oliveir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/01/2023 14:17 - Thaynara Monica Lim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2023-03-27 09:19:47.5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995" calcext:value-type="float">
            <text:p>95995</text:p>
          </table:table-cell>
          <table:table-cell office:value-type="float" office:value="3592" calcext:value-type="float">
            <text:p>3592</text:p>
          </table:table-cell>
          <table:table-cell office:value-type="float" office:value="7183173" calcext:value-type="float">
            <text:p>7183173</text:p>
          </table:table-cell>
          <table:table-cell office:value-type="float" office:value="13905343" calcext:value-type="float">
            <text:p>13905343</text:p>
          </table:table-cell>
          <table:table-cell office:value-type="float" office:value="11515493" calcext:value-type="float">
            <text:p>11515493</text:p>
          </table:table-cell>
          <table:table-cell office:value-type="float" office:value="7146662" calcext:value-type="float">
            <text:p>7146662</text:p>
          </table:table-cell>
          <table:table-cell office:value-type="float" office:value="15582" calcext:value-type="float">
            <text:p>1558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500-000</text:p>
          </table:table-cell>
          <table:table-cell office:value-type="float" office:value="76500000" calcext:value-type="float">
            <text:p>76500000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torno</text:p>
          </table:table-cell>
          <table:table-cell office:value-type="string" calcext:value-type="string">
            <text:p>AV contorno</text:p>
          </table:table-cell>
          <table:table-cell office:value-type="string" calcext:value-type="string">
            <text:p>AV contorno, 221 centro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AV contorno, 221 centro - CENTRO - Santa Terezinha de Goiás - GO&lt;/span&gt;</text:p>
          </table:table-cell>
          <table:table-cell office:value-type="string" calcext:value-type="string">
            <text:p>AV contorno, 221 centro - CENTRO - Santa Terezinha de Goiás - GO</text:p>
          </table:table-cell>
          <table:table-cell office:value-type="string" calcext:value-type="string">
            <text:p>Jorcilene Nunes Vierira Xavi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7/03/2023 09:19 - 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idenci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GO</text:p>
          </table:table-cell>
        </table:table-row>
        <table:table-row table:style-name="ro1" table:number-rows-repeated="34">
          <table:table-cell table:number-columns-repeated="36"/>
        </table:table-row>
        <table:table-row table:style-name="ro1">
          <table:table-cell table:number-columns-repeated="6"/>
          <table:table-cell table:style-name="ce1"/>
          <table:table-cell table:number-columns-repeated="29"/>
        </table:table-row>
        <table:table-row table:style-name="ro1" table:number-rows-repeated="104829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22:44.850322828</meta:creation-date>
    <dc:date>2023-04-05T16:22:59.037062551</dc:date>
    <meta:editing-duration>PT14S</meta:editing-duration>
    <meta:editing-cycles>1</meta:editing-cycles>
    <meta:document-statistic meta:table-count="1" meta:cell-count="8886" meta:object-count="0"/>
    <meta:generator>LibreOffice/7.3.7.2$Linux_X86_64 LibreOffice_project/30$Build-2</meta:generator>
  </office:meta>
</office:document-meta>
</file>